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6.00pt" fo:font-weight="bold" fo:font-family="Calibri" style:font-family-asian="Calibri" style:font-family-complex="Calibri"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4.00pt" fo:font-weight="bold"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bold"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bold"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fo:font-style="italic"/>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fo:font-style="italic"/>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fo:font-style="italic"/>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fo:font-style="italic"/>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fo:font-style="italic"/>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fo:font-style="italic"/>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fo:font-style="italic"/>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fo:font-style="italic"/>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fo:font-style="italic"/>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fo:font-style="italic"/>
    </style:style>
    <style:style style:name="T35" style:family="text">
      <style:text-properties fo:font-size="12.00pt" fo:font-weight="normal" fo:font-family="Calibri" style:font-family-asian="Calibri" style:font-family-complex="Calibri" fo:background-color="transparent" style:use-window-font-color="true"/>
    </style:style>
    <style:style style:name="T36" style:family="text">
      <style:text-properties fo:font-size="14.00pt" fo:font-weight="bold" fo:font-family="Calibri" style:font-family-asian="Calibri" style:font-family-complex="Calibri" fo:background-color="transparent" style:use-window-font-color="true"/>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fo:font-style="italic"/>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4.00pt" fo:font-weight="bold" fo:font-family="Calibri" style:font-family-asian="Calibri" style:font-family-complex="Calibri" fo:background-color="transparent" style:use-window-font-color="true" fo:font-style="italic"/>
    </style:style>
    <style:style style:name="T45" style:family="text">
      <style:text-properties fo:font-size="12.00pt" fo:font-weight="normal" fo:font-family="Calibri" style:font-family-asian="Calibri" style:font-family-complex="Calibri" fo:background-color="transparent" style:use-window-font-color="true"/>
    </style:style>
    <style:style style:name="T46" style:family="text">
      <style:text-properties fo:font-size="14.00pt" fo:font-weight="bold" fo:font-family="Calibri" style:font-family-asian="Calibri" style:font-family-complex="Calibri" fo:background-color="transparent" style:use-window-font-color="true"/>
    </style:style>
    <style:style style:name="T47" style:family="text">
      <style:text-properties fo:font-size="12.00pt" fo:font-weight="normal" fo:font-family="Calibri" style:font-family-asian="Calibri" style:font-family-complex="Calibri"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fo:font-style="italic"/>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fo:font-style="italic"/>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4.00pt" fo:font-weight="bold" fo:font-family="Calibri" style:font-family-asian="Calibri" style:font-family-complex="Calibri" fo:background-color="transparent" style:use-window-font-color="true"/>
    </style:style>
    <style:style style:name="T53" style:family="text">
      <style:text-properties fo:font-size="14.00pt" fo:font-weight="bold" fo:font-family="Calibri" style:font-family-asian="Calibri" style:font-family-complex="Calibri" fo:background-color="transparent" style:use-window-font-color="true" fo:font-style="italic"/>
    </style:style>
    <style:style style:name="T54" style:family="text">
      <style:text-properties fo:font-size="12.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style:use-window-font-color="true" fo:font-style="italic"/>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4.00pt" fo:font-weight="bold" fo:font-family="Calibri" style:font-family-asian="Calibri" style:font-family-complex="Calibri" fo:background-color="transparent" style:use-window-font-color="true" fo:font-style="italic"/>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normal" fo:font-family="Calibri" style:font-family-asian="Calibri" style:font-family-complex="Calibri" fo:background-color="transparent" style:use-window-font-color="true" fo:font-style="italic"/>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fo:font-style="italic"/>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4.00pt" fo:font-weight="bold" fo:font-family="Calibri" style:font-family-asian="Calibri" style:font-family-complex="Calibri" fo:background-color="transparent" style:use-window-font-color="true" fo:font-style="italic"/>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8" style:family="text">
      <style:text-properties fo:font-size="12.00pt" fo:font-weight="normal" fo:font-family="Calibri" style:font-family-asian="Calibri" style:font-family-complex="Calibri" fo:background-color="transparent" style:use-window-font-color="true"/>
    </style:style>
    <style:style style:name="T7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2" style:family="text">
      <style:text-properties fo:font-size="12.00pt" fo:font-weight="normal" fo:font-family="Calibri" style:font-family-asian="Calibri" style:font-family-complex="Calibri" fo:background-color="transparent" style:use-window-font-color="true"/>
    </style:style>
    <style:style style:name="T83" style:family="text">
      <style:text-properties fo:font-size="14.00pt" fo:font-weight="bold" fo:font-family="Calibri" style:font-family-asian="Calibri" style:font-family-complex="Calibri" fo:background-color="transparent" style:use-window-font-color="true"/>
    </style:style>
    <style:style style:name="T84" style:family="text">
      <style:text-properties fo:font-size="14.00pt" fo:font-weight="bold" fo:font-family="Calibri" style:font-family-asian="Calibri" style:font-family-complex="Calibri" fo:background-color="transparent" style:use-window-font-color="true" fo:font-style="italic"/>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4.00pt" fo:font-weight="bold" fo:font-family="Calibri" style:font-family-asian="Calibri" style:font-family-complex="Calibri" fo:background-color="transparent" style:use-window-font-color="true" fo:font-style="italic"/>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normal" fo:font-family="Calibri" style:font-family-asian="Calibri" style:font-family-complex="Calibri" fo:background-color="transparent" style:use-window-font-color="true" fo:font-style="italic"/>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4.00pt" fo:font-weight="bold" fo:font-family="Calibri" style:font-family-asian="Calibri" style:font-family-complex="Calibri" fo:background-color="transparent" style:use-window-font-color="true" fo:font-style="italic"/>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2.00pt" fo:font-weight="normal" fo:font-family="Calibri" style:font-family-asian="Calibri" style:font-family-complex="Calibri" fo:background-color="transparent" style:use-window-font-color="true" fo:font-style="italic"/>
    </style:style>
    <style:style style:name="T93" style:family="text">
      <style:text-properties fo:font-size="12.00pt" fo:font-weight="normal"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fo:font-style="italic"/>
    </style:style>
    <style:style style:name="T95" style:family="text">
      <style:text-properties fo:font-size="12.00pt" fo:font-weight="normal" fo:font-family="Calibri" style:font-family-asian="Calibri" style:font-family-complex="Calibri" fo:background-color="transparent" style:use-window-font-color="true"/>
    </style:style>
    <style:style style:name="T96" style:family="text">
      <style:text-properties fo:font-size="14.00pt" fo:font-weight="bold" fo:font-family="Calibri" style:font-family-asian="Calibri" style:font-family-complex="Calibri" fo:background-color="transparent" style:use-window-font-color="true" fo:font-style="italic"/>
    </style:style>
    <style:style style:name="T97" style:family="text">
      <style:text-properties fo:font-size="12.00pt" fo:font-weight="normal"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fo:font-style="italic"/>
    </style:style>
    <style:style style:name="T99" style:family="text">
      <style:text-properties fo:font-size="12.00pt" fo:font-weight="normal"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fo:font-style="italic"/>
    </style:style>
    <style:style style:name="T101" style:family="text">
      <style:text-properties fo:font-size="12.00pt" fo:font-weight="normal" fo:font-family="Calibri" style:font-family-asian="Calibri" style:font-family-complex="Calibri" fo:background-color="transparent" style:use-window-font-color="true"/>
    </style:style>
    <style:style style:name="T102" style:family="text">
      <style:text-properties fo:font-size="12.00pt" fo:font-weight="bold" fo:font-family="Calibri" style:font-family-asian="Calibri" style:font-family-complex="Calibri" fo:background-color="transparent" style:use-window-font-color="true"/>
    </style:style>
    <style:style style:name="T103" style:family="text">
      <style:text-properties fo:font-size="12.00pt" fo:font-weight="normal" fo:font-family="Calibri" style:font-family-asian="Calibri" style:font-family-complex="Calibri" fo:background-color="transparent" style:use-window-font-color="true"/>
    </style:style>
    <style:style style:name="T104" style:family="text">
      <style:text-properties fo:font-size="12.00pt" fo:font-weight="bold" fo:font-family="Calibri" style:font-family-asian="Calibri" style:font-family-complex="Calibri" fo:background-color="transparent" style:use-window-font-color="true"/>
    </style:style>
    <style:style style:name="T105" style:family="text">
      <style:text-properties fo:font-size="12.00pt" fo:font-weight="normal" fo:font-family="Calibri" style:font-family-asian="Calibri" style:font-family-complex="Calibri" fo:background-color="transparent" style:use-window-font-color="true"/>
    </style:style>
    <style:style style:name="T106" style:family="text">
      <style:text-properties fo:font-size="12.00pt" fo:font-weight="bold"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bold"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2.00pt" fo:font-weight="bold" fo:font-family="Calibri" style:font-family-asian="Calibri" style:font-family-complex="Calibri" fo:background-color="transparent" style:use-window-font-color="true"/>
    </style:style>
    <style:style style:name="T111" style:family="text">
      <style:text-properties fo:font-size="12.00pt" fo:font-weight="normal" fo:font-family="Calibri" style:font-family-asian="Calibri" style:font-family-complex="Calibri" fo:background-color="transparent" style:use-window-font-color="true"/>
    </style:style>
    <style:style style:name="T112" style:family="text">
      <style:text-properties fo:font-size="12.00pt" fo:font-weight="bold"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2.00pt" fo:font-weight="bold" fo:font-family="Calibri" style:font-family-asian="Calibri" style:font-family-complex="Calibri"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2.00pt" fo:font-weight="bold"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2.00pt" fo:font-weight="bold"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bold" fo:font-family="Calibri" style:font-family-asian="Calibri" style:font-family-complex="Calibri" fo:background-color="transparent" style:use-window-font-color="true"/>
    </style:style>
    <style:style style:name="T123" style:family="text">
      <style:text-properties fo:font-size="12.00pt" fo:font-weight="normal" fo:font-family="Calibri" style:font-family-asian="Calibri" style:font-family-complex="Calibri" fo:background-color="transparent" style:use-window-font-color="true"/>
    </style:style>
    <style:style style:name="T124" style:family="text">
      <style:text-properties fo:font-size="12.00pt" fo:font-weight="bold" fo:font-family="Calibri" style:font-family-asian="Calibri" style:font-family-complex="Calibri"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7" style:family="text">
      <style:text-properties fo:font-size="12.00pt" fo:font-weight="normal" fo:font-family="Calibri" style:font-family-asian="Calibri" style:font-family-complex="Calibri" fo:background-color="transparent" style:use-window-font-color="true"/>
    </style:style>
    <style:style style:name="T128" style:family="text">
      <style:text-properties fo:font-size="12.00pt" fo:font-weight="bold" fo:font-family="Calibri" style:font-family-asian="Calibri" style:font-family-complex="Calibri" fo:background-color="transparent" style:use-window-font-color="true"/>
    </style:style>
    <style:style style:name="T129" style:family="text">
      <style:text-properties fo:font-size="12.00pt" fo:font-weight="normal" fo:font-family="Calibri" style:font-family-asian="Calibri" style:font-family-complex="Calibri" fo:background-color="transparent" style:use-window-font-color="true"/>
    </style:style>
    <style:style style:name="T13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1" style:family="text">
      <style:text-properties fo:font-size="12.00pt" fo:font-weight="normal" fo:font-family="Calibri" style:font-family-asian="Calibri" style:font-family-complex="Calibri" fo:background-color="transparent" style:use-window-font-color="true"/>
    </style:style>
    <style:style style:name="T132" style:family="text">
      <style:text-properties fo:font-size="12.00pt" fo:font-weight="bold" fo:font-family="Calibri" style:font-family-asian="Calibri" style:font-family-complex="Calibri" fo:background-color="transparent" style:use-window-font-color="true"/>
    </style:style>
    <style:style style:name="T133" style:family="text">
      <style:text-properties fo:font-size="12.00pt" fo:font-weight="normal" fo:font-family="Calibri" style:font-family-asian="Calibri" style:font-family-complex="Calibri" fo:background-color="transparent" style:use-window-font-color="true"/>
    </style:style>
    <style:style style:name="T13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5" style:family="text">
      <style:text-properties fo:font-size="12.00pt" fo:font-weight="normal" fo:font-family="Calibri" style:font-family-asian="Calibri" style:font-family-complex="Calibri" fo:background-color="transparent" style:use-window-font-color="true"/>
    </style:style>
    <style:style style:name="T136" style:family="text">
      <style:text-properties fo:font-size="14.00pt" fo:font-weight="bold" fo:font-family="Calibri" style:font-family-asian="Calibri" style:font-family-complex="Calibri" fo:background-color="transparent" style:use-window-font-color="true"/>
    </style:style>
    <style:style style:name="T137" style:family="text">
      <style:text-properties fo:font-size="14.00pt" fo:font-weight="bold" fo:font-family="Calibri" style:font-family-asian="Calibri" style:font-family-complex="Calibri" fo:background-color="transparent" style:use-window-font-color="true" fo:font-style="italic"/>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0" style:family="text">
      <style:text-properties fo:font-size="12.00pt" fo:font-weight="normal" fo:font-family="Calibri" style:font-family-asian="Calibri" style:font-family-complex="Calibri" fo:background-color="transparent" style:use-window-font-color="true"/>
    </style:style>
    <style:style style:name="T141" style:family="text">
      <style:text-properties fo:font-size="14.00pt" fo:font-weight="bold" fo:font-family="Calibri" style:font-family-asian="Calibri" style:font-family-complex="Calibri" fo:background-color="transparent" style:use-window-font-color="true" fo:font-style="italic"/>
    </style:style>
    <style:style style:name="T142" style:family="text">
      <style:text-properties fo:font-size="12.00pt" fo:font-weight="bold" fo:font-family="Calibri" style:font-family-asian="Calibri" style:font-family-complex="Calibri" fo:background-color="transparent" style:use-window-font-color="true"/>
    </style:style>
    <style:style style:name="T143" style:family="text">
      <style:text-properties fo:font-size="12.00pt" fo:font-weight="normal" fo:font-family="Calibri" style:font-family-asian="Calibri" style:font-family-complex="Calibri" fo:background-color="transparent" style:use-window-font-color="true"/>
    </style:style>
    <style:style style:name="T14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5" style:family="text">
      <style:text-properties fo:font-size="12.00pt" fo:font-weight="normal" fo:font-family="Calibri" style:font-family-asian="Calibri" style:font-family-complex="Calibri" fo:background-color="transparent" style:use-window-font-color="true"/>
    </style:style>
    <style:style style:name="T14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7" style:family="text">
      <style:text-properties fo:font-size="12.00pt" fo:font-weight="normal" fo:font-family="Calibri" style:font-family-asian="Calibri" style:font-family-complex="Calibri" fo:background-color="transparent" style:use-window-font-color="true"/>
    </style:style>
    <style:style style:name="T14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9" style:family="text">
      <style:text-properties fo:font-size="12.00pt" fo:font-weight="normal" fo:font-family="Calibri" style:font-family-asian="Calibri" style:font-family-complex="Calibri" fo:background-color="transparent" style:use-window-font-color="true"/>
    </style:style>
    <style:style style:name="T15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1" style:family="text">
      <style:text-properties fo:font-size="12.00pt" fo:font-weight="normal" fo:font-family="Calibri" style:font-family-asian="Calibri" style:font-family-complex="Calibri" fo:background-color="transparent" style:use-window-font-color="true"/>
    </style:style>
    <style:style style:name="T15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3" style:family="text">
      <style:text-properties fo:font-size="12.00pt" fo:font-weight="normal" fo:font-family="Calibri" style:font-family-asian="Calibri" style:font-family-complex="Calibri" fo:background-color="transparent" style:use-window-font-color="true"/>
    </style:style>
    <style:style style:name="T154" style:family="text">
      <style:text-properties fo:font-size="12.00pt" fo:font-weight="bold" fo:font-family="Calibri" style:font-family-asian="Calibri" style:font-family-complex="Calibri" fo:background-color="transparent" style:use-window-font-color="true"/>
    </style:style>
    <style:style style:name="T155" style:family="text">
      <style:text-properties fo:font-size="12.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7" style:family="text">
      <style:text-properties fo:font-size="12.00pt" fo:font-weight="normal" fo:font-family="Calibri" style:font-family-asian="Calibri" style:font-family-complex="Calibri" fo:background-color="transparent" style:use-window-font-color="true"/>
    </style:style>
    <style:style style:name="T15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2.00pt" fo:font-weight="normal" fo:font-family="Calibri" style:font-family-asian="Calibri" style:font-family-complex="Calibri" fo:background-color="transparent" style:use-window-font-color="true"/>
    </style:style>
    <style:style style:name="T16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5" style:family="text">
      <style:text-properties fo:font-size="12.00pt" fo:font-weight="normal" fo:font-family="Calibri" style:font-family-asian="Calibri" style:font-family-complex="Calibri" fo:background-color="transparent" style:use-window-font-color="true"/>
    </style:style>
    <style:style style:name="T166" style:family="text">
      <style:text-properties fo:font-size="12.00pt" fo:font-weight="bold" fo:font-family="Calibri" style:font-family-asian="Calibri" style:font-family-complex="Calibri" fo:background-color="transparent" style:use-window-font-color="true"/>
    </style:style>
    <style:style style:name="T16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8" style:family="text">
      <style:text-properties fo:font-size="12.00pt" fo:font-weight="bold" fo:font-family="Calibri" style:font-family-asian="Calibri" style:font-family-complex="Calibri" fo:background-color="transparent" style:use-window-font-color="true"/>
    </style:style>
    <style:style style:name="T169" style:family="text">
      <style:text-properties fo:font-size="12.00pt" fo:font-weight="normal" fo:font-family="Calibri" style:font-family-asian="Calibri" style:font-family-complex="Calibri" fo:background-color="transparent" style:use-window-font-color="true"/>
    </style:style>
    <style:style style:name="T17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2.00pt" fo:font-weight="bold" fo:font-family="Calibri" style:font-family-asian="Calibri" style:font-family-complex="Calibri" fo:background-color="transparent" style:use-window-font-color="true"/>
    </style:style>
    <style:style style:name="T175" style:family="text">
      <style:text-properties fo:font-size="12.00pt" fo:font-weight="normal" fo:font-family="Calibri" style:font-family-asian="Calibri" style:font-family-complex="Calibri" fo:background-color="transparent" style:use-window-font-color="true"/>
    </style:style>
    <style:style style:name="T17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7" style:family="text">
      <style:text-properties fo:font-size="12.00pt" fo:font-weight="normal" fo:font-family="Calibri" style:font-family-asian="Calibri" style:font-family-complex="Calibri" fo:background-color="transparent" style:use-window-font-color="true"/>
    </style:style>
    <style:style style:name="T17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79" style:family="text">
      <style:text-properties fo:font-size="12.00pt" fo:font-weight="normal" fo:font-family="Calibri" style:font-family-asian="Calibri" style:font-family-complex="Calibri" fo:background-color="transparent" style:use-window-font-color="true"/>
    </style:style>
    <style:style style:name="T180" style:family="text">
      <style:text-properties fo:font-size="12.00pt" fo:font-weight="normal" fo:font-family="Calibri" style:font-family-asian="Calibri" style:font-family-complex="Calibri" fo:background-color="transparent" style:use-window-font-color="true" fo:font-style="italic"/>
    </style:style>
    <style:style style:name="T181" style:family="text">
      <style:text-properties fo:font-size="12.00pt" fo:font-weight="normal" fo:font-family="Calibri" style:font-family-asian="Calibri" style:font-family-complex="Calibri" fo:background-color="transparent" style:use-window-font-color="true"/>
    </style:style>
    <style:style style:name="T18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3" style:family="text">
      <style:text-properties fo:font-size="12.00pt" fo:font-weight="normal" fo:font-family="Calibri" style:font-family-asian="Calibri" style:font-family-complex="Calibri" fo:background-color="transparent" style:use-window-font-color="true"/>
    </style:style>
    <style:style style:name="T18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2.00pt" fo:font-weight="normal" fo:font-family="Calibri" style:font-family-asian="Calibri" style:font-family-complex="Calibri" fo:background-color="transparent" style:use-window-font-color="true"/>
    </style:style>
    <style:style style:name="T186" style:family="text">
      <style:text-properties fo:font-size="12.00pt" fo:font-weight="bold" fo:font-family="Calibri" style:font-family-asian="Calibri" style:font-family-complex="Calibri" fo:background-color="transparent" style:use-window-font-color="true"/>
    </style:style>
    <style:style style:name="T187" style:family="text">
      <style:text-properties fo:font-size="12.00pt" fo:font-weight="bold" fo:font-family="Calibri" style:font-family-asian="Calibri" style:font-family-complex="Calibri" fo:background-color="transparent" fo:color="#ff0000"/>
    </style:style>
    <style:style style:name="T188" style:family="text">
      <style:text-properties fo:font-size="12.00pt" fo:font-weight="bold" fo:font-family="Calibri" style:font-family-asian="Calibri" style:font-family-complex="Calibri" fo:background-color="transparent" style:use-window-font-color="true"/>
    </style:style>
    <style:style style:name="T189" style:family="text">
      <style:text-properties fo:font-size="12.00pt" fo:font-weight="normal" fo:font-family="Calibri" style:font-family-asian="Calibri" style:font-family-complex="Calibri" fo:background-color="transparent" style:use-window-font-color="true"/>
    </style:style>
    <style:style style:name="T19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1" style:family="text">
      <style:text-properties fo:font-size="12.00pt" fo:font-weight="normal" fo:font-family="Calibri" style:font-family-asian="Calibri" style:font-family-complex="Calibri" fo:background-color="transparent" style:use-window-font-color="true"/>
    </style:style>
    <style:style style:name="T19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3" style:family="text">
      <style:text-properties fo:font-size="12.00pt" fo:font-weight="normal" fo:font-family="Calibri" style:font-family-asian="Calibri" style:font-family-complex="Calibri" fo:background-color="transparent" style:use-window-font-color="true"/>
    </style:style>
    <style:style style:name="T19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5" style:family="text">
      <style:text-properties fo:font-size="12.00pt" fo:font-weight="normal" fo:font-family="Calibri" style:font-family-asian="Calibri" style:font-family-complex="Calibri" fo:background-color="transparent" style:use-window-font-color="true"/>
    </style:style>
    <style:style style:name="T19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7" style:family="text">
      <style:text-properties fo:font-size="12.00pt" fo:font-weight="normal" fo:font-family="Calibri" style:font-family-asian="Calibri" style:font-family-complex="Calibri" fo:background-color="transparent" style:use-window-font-color="true"/>
    </style:style>
    <style:style style:name="T19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9" style:family="text">
      <style:text-properties fo:font-size="12.00pt" fo:font-weight="normal" fo:font-family="Calibri" style:font-family-asian="Calibri" style:font-family-complex="Calibri" fo:background-color="transparent" style:use-window-font-color="true"/>
    </style:style>
    <style:style style:name="T20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1" style:family="text">
      <style:text-properties fo:font-size="12.00pt" fo:font-weight="normal" fo:font-family="Calibri" style:font-family-asian="Calibri" style:font-family-complex="Calibri" fo:background-color="transparent" style:use-window-font-color="true"/>
    </style:style>
    <style:style style:name="T20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3" style:family="text">
      <style:text-properties fo:font-size="12.00pt" fo:font-weight="normal" fo:font-family="Calibri" style:font-family-asian="Calibri" style:font-family-complex="Calibri" fo:background-color="transparent" style:use-window-font-color="true"/>
    </style:style>
    <style:style style:name="T204" style:family="text">
      <style:text-properties fo:font-size="12.00pt" fo:font-weight="bold" fo:font-family="Calibri" style:font-family-asian="Calibri" style:font-family-complex="Calibri" fo:background-color="transparent" style:use-window-font-color="true"/>
    </style:style>
    <style:style style:name="T205" style:family="text">
      <style:text-properties fo:font-size="12.00pt" fo:font-weight="normal" fo:font-family="Calibri" style:font-family-asian="Calibri" style:font-family-complex="Calibri" fo:background-color="transparent" style:use-window-font-color="true"/>
    </style:style>
    <style:style style:name="T20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7" style:family="text">
      <style:text-properties fo:font-size="12.00pt" fo:font-weight="normal" fo:font-family="Calibri" style:font-family-asian="Calibri" style:font-family-complex="Calibri" fo:background-color="transparent" style:use-window-font-color="true"/>
    </style:style>
    <style:style style:name="T20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09" style:family="text">
      <style:text-properties fo:font-size="12.00pt" fo:font-weight="normal" fo:font-family="Calibri" style:font-family-asian="Calibri" style:font-family-complex="Calibri" fo:background-color="transparent" style:use-window-font-color="true"/>
    </style:style>
    <style:style style:name="T21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1" style:family="text">
      <style:text-properties fo:font-size="12.00pt" fo:font-weight="normal" fo:font-family="Calibri" style:font-family-asian="Calibri" style:font-family-complex="Calibri" fo:background-color="transparent" style:use-window-font-color="true"/>
    </style:style>
    <style:style style:name="T212" style:family="text">
      <style:text-properties fo:font-size="12.00pt" fo:font-weight="bold" fo:font-family="Calibri" style:font-family-asian="Calibri" style:font-family-complex="Calibri" fo:background-color="transparent" style:use-window-font-color="true"/>
    </style:style>
    <style:style style:name="T21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4" style:family="text">
      <style:text-properties fo:font-size="12.00pt" fo:font-weight="bold" fo:font-family="Calibri" style:font-family-asian="Calibri" style:font-family-complex="Calibri" fo:background-color="transparent" style:use-window-font-color="true"/>
    </style:style>
    <style:style style:name="T215" style:family="text">
      <style:text-properties fo:font-size="12.00pt" fo:font-weight="normal" fo:font-family="Calibri" style:font-family-asian="Calibri" style:font-family-complex="Calibri" fo:background-color="transparent" style:use-window-font-color="true"/>
    </style:style>
    <style:style style:name="T216" style:family="text">
      <style:text-properties fo:font-size="12.00pt" fo:font-weight="bold" fo:font-family="Calibri" style:font-family-asian="Calibri" style:font-family-complex="Calibri" fo:background-color="transparent" style:use-window-font-color="true"/>
    </style:style>
    <style:style style:name="T217" style:family="text">
      <style:text-properties fo:font-size="12.00pt" fo:font-weight="normal" fo:font-family="Calibri" style:font-family-asian="Calibri" style:font-family-complex="Calibri" fo:background-color="transparent" style:use-window-font-color="true"/>
    </style:style>
    <style:style style:name="T21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2.00pt" fo:font-weight="normal" fo:font-family="Calibri" style:font-family-asian="Calibri" style:font-family-complex="Calibri" fo:background-color="transparent" style:use-window-font-color="true"/>
    </style:style>
    <style:style style:name="T22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21" style:family="text">
      <style:text-properties fo:font-size="12.00pt" fo:font-weight="normal" fo:font-family="Calibri" style:font-family-asian="Calibri" style:font-family-complex="Calibri" fo:background-color="transparent" style:use-window-font-color="true"/>
    </style:style>
    <style:style style:name="T22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23" style:family="text">
      <style:text-properties fo:font-size="12.00pt" fo:font-weight="normal" fo:font-family="Calibri" style:font-family-asian="Calibri" style:font-family-complex="Calibri" fo:background-color="transparent" style:use-window-font-color="true"/>
    </style:style>
    <style:style style:name="T22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25" style:family="text">
      <style:text-properties fo:font-size="12.00pt" fo:font-weight="normal" fo:font-family="Calibri" style:font-family-asian="Calibri" style:font-family-complex="Calibri" fo:background-color="transparent" style:use-window-font-color="true"/>
    </style:style>
    <style:style style:name="T226" style:family="text">
      <style:text-properties fo:font-size="12.00pt" fo:font-weight="bold" fo:font-family="Calibri" style:font-family-asian="Calibri" style:font-family-complex="Calibri" fo:background-color="transparent" style:use-window-font-color="true"/>
    </style:style>
    <style:style style:name="T227" style:family="text">
      <style:text-properties fo:font-size="12.00pt" fo:font-weight="normal" fo:font-family="Calibri" style:font-family-asian="Calibri" style:font-family-complex="Calibri" fo:background-color="transparent" style:use-window-font-color="true"/>
    </style:style>
    <style:style style:name="T22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29" style:family="text">
      <style:text-properties fo:font-size="12.00pt" fo:font-weight="normal" fo:font-family="Calibri" style:font-family-asian="Calibri" style:font-family-complex="Calibri" fo:background-color="transparent" style:use-window-font-color="true"/>
    </style:style>
    <style:style style:name="T23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1" style:family="text">
      <style:text-properties fo:font-size="12.00pt" fo:font-weight="normal" fo:font-family="Calibri" style:font-family-asian="Calibri" style:font-family-complex="Calibri" fo:background-color="transparent" style:use-window-font-color="true"/>
    </style:style>
    <style:style style:name="T23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3" style:family="text">
      <style:text-properties fo:font-size="12.00pt" fo:font-weight="normal" fo:font-family="Calibri" style:font-family-asian="Calibri" style:font-family-complex="Calibri" fo:background-color="transparent" style:use-window-font-color="true"/>
    </style:style>
    <style:style style:name="T23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5" style:family="text">
      <style:text-properties fo:font-size="12.00pt" fo:font-weight="normal" fo:font-family="Calibri" style:font-family-asian="Calibri" style:font-family-complex="Calibri" fo:background-color="transparent" style:use-window-font-color="true"/>
    </style:style>
    <style:style style:name="T23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7" style:family="text">
      <style:text-properties fo:font-size="12.00pt" fo:font-weight="normal" fo:font-family="Calibri" style:font-family-asian="Calibri" style:font-family-complex="Calibri" fo:background-color="transparent" style:use-window-font-color="true"/>
    </style:style>
    <style:style style:name="T23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39" style:family="text">
      <style:text-properties fo:font-size="12.00pt" fo:font-weight="normal" fo:font-family="Calibri" style:font-family-asian="Calibri" style:font-family-complex="Calibri" fo:background-color="transparent" style:use-window-font-color="true"/>
    </style:style>
    <style:style style:name="T24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1" style:family="text">
      <style:text-properties fo:font-size="12.00pt" fo:font-weight="normal" fo:font-family="Calibri" style:font-family-asian="Calibri" style:font-family-complex="Calibri" fo:background-color="transparent" style:use-window-font-color="true"/>
    </style:style>
    <style:style style:name="T242" style:family="text">
      <style:text-properties fo:font-size="12.00pt" fo:font-weight="bold" fo:font-family="Calibri" style:font-family-asian="Calibri" style:font-family-complex="Calibri" fo:background-color="transparent" style:use-window-font-color="true"/>
    </style:style>
    <style:style style:name="T243" style:family="text">
      <style:text-properties fo:font-size="12.00pt" fo:font-weight="normal" fo:font-family="Calibri" style:font-family-asian="Calibri" style:font-family-complex="Calibri" fo:background-color="transparent" style:use-window-font-color="true"/>
    </style:style>
    <style:style style:name="T24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5" style:family="text">
      <style:text-properties fo:font-size="12.00pt" fo:font-weight="normal" fo:font-family="Calibri" style:font-family-asian="Calibri" style:font-family-complex="Calibri" fo:background-color="transparent" style:use-window-font-color="true"/>
    </style:style>
    <style:style style:name="T24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7" style:family="text">
      <style:text-properties fo:font-size="12.00pt" fo:font-weight="normal" fo:font-family="Calibri" style:font-family-asian="Calibri" style:font-family-complex="Calibri" fo:background-color="transparent" style:use-window-font-color="true"/>
    </style:style>
    <style:style style:name="T24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9" style:family="text">
      <style:text-properties fo:font-size="12.00pt" fo:font-weight="normal" fo:font-family="Calibri" style:font-family-asian="Calibri" style:font-family-complex="Calibri" fo:background-color="transparent" style:use-window-font-color="true"/>
    </style:style>
    <style:style style:name="T25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1" style:family="text">
      <style:text-properties fo:font-size="12.00pt" fo:font-weight="normal" fo:font-family="Calibri" style:font-family-asian="Calibri" style:font-family-complex="Calibri" fo:background-color="transparent" style:use-window-font-color="true"/>
    </style:style>
    <style:style style:name="T252" style:family="text">
      <style:text-properties fo:font-size="12.00pt" fo:font-weight="bold" fo:font-family="Calibri" style:font-family-asian="Calibri" style:font-family-complex="Calibri" fo:background-color="transparent" style:use-window-font-color="true"/>
    </style:style>
    <style:style style:name="T253" style:family="text">
      <style:text-properties fo:font-size="12.00pt" fo:font-weight="normal" fo:font-family="Calibri" style:font-family-asian="Calibri" style:font-family-complex="Calibri" fo:background-color="transparent" style:use-window-font-color="true"/>
    </style:style>
    <style:style style:name="T25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5" style:family="text">
      <style:text-properties fo:font-size="12.00pt" fo:font-weight="normal" fo:font-family="Calibri" style:font-family-asian="Calibri" style:font-family-complex="Calibri" fo:background-color="transparent" style:use-window-font-color="true"/>
    </style:style>
    <style:style style:name="T25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2.00pt" fo:font-weight="normal" fo:font-family="Calibri" style:font-family-asian="Calibri" style:font-family-complex="Calibri" fo:background-color="transparent" style:use-window-font-color="true"/>
    </style:style>
    <style:style style:name="T25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9" style:family="text">
      <style:text-properties fo:font-size="12.00pt" fo:font-weight="normal" fo:font-family="Calibri" style:font-family-asian="Calibri" style:font-family-complex="Calibri" fo:background-color="transparent" style:use-window-font-color="true"/>
    </style:style>
    <style:style style:name="T26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1" style:family="text">
      <style:text-properties fo:font-size="12.00pt" fo:font-weight="normal" fo:font-family="Calibri" style:font-family-asian="Calibri" style:font-family-complex="Calibri" fo:background-color="transparent" style:use-window-font-color="true"/>
    </style:style>
    <style:style style:name="T26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3" style:family="text">
      <style:text-properties fo:font-size="12.00pt" fo:font-weight="normal" fo:font-family="Calibri" style:font-family-asian="Calibri" style:font-family-complex="Calibri" fo:background-color="transparent" style:use-window-font-color="true"/>
    </style:style>
    <style:style style:name="T26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5" style:family="text">
      <style:text-properties fo:font-size="12.00pt" fo:font-weight="normal" fo:font-family="Calibri" style:font-family-asian="Calibri" style:font-family-complex="Calibri" fo:background-color="transparent" style:use-window-font-color="true"/>
    </style:style>
    <style:style style:name="T26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7" style:family="text">
      <style:text-properties fo:font-size="12.00pt" fo:font-weight="normal" fo:font-family="Calibri" style:font-family-asian="Calibri" style:font-family-complex="Calibri" fo:background-color="transparent" style:use-window-font-color="true"/>
    </style:style>
    <style:style style:name="T26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9" style:family="text">
      <style:text-properties fo:font-size="12.00pt" fo:font-weight="normal" fo:font-family="Calibri" style:font-family-asian="Calibri" style:font-family-complex="Calibri" fo:background-color="transparent" style:use-window-font-color="true"/>
    </style:style>
    <style:style style:name="T27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1" style:family="text">
      <style:text-properties fo:font-size="12.00pt" fo:font-weight="normal" fo:font-family="Calibri" style:font-family-asian="Calibri" style:font-family-complex="Calibri" fo:background-color="transparent" style:use-window-font-color="true"/>
    </style:style>
    <style:style style:name="T272" style:family="text">
      <style:text-properties fo:font-size="12.00pt" fo:font-weight="bold" fo:font-family="Calibri" style:font-family-asian="Calibri" style:font-family-complex="Calibri" fo:background-color="transparent" style:use-window-font-color="true"/>
    </style:style>
    <style:style style:name="T273" style:family="text">
      <style:text-properties fo:font-size="12.00pt" fo:font-weight="normal" fo:font-family="Calibri" style:font-family-asian="Calibri" style:font-family-complex="Calibri" fo:background-color="transparent" style:use-window-font-color="true"/>
    </style:style>
    <style:style style:name="T27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5" style:family="text">
      <style:text-properties fo:font-size="12.00pt" fo:font-weight="normal" fo:font-family="Calibri" style:font-family-asian="Calibri" style:font-family-complex="Calibri" fo:background-color="transparent" style:use-window-font-color="true"/>
    </style:style>
    <style:style style:name="T27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7" style:family="text">
      <style:text-properties fo:font-size="12.00pt" fo:font-weight="normal" fo:font-family="Calibri" style:font-family-asian="Calibri" style:font-family-complex="Calibri" fo:background-color="transparent" style:use-window-font-color="true"/>
    </style:style>
    <style:style style:name="T278" style:family="text">
      <style:text-properties fo:font-size="12.00pt" fo:font-weight="bold" fo:font-family="Calibri" style:font-family-asian="Calibri" style:font-family-complex="Calibri" fo:background-color="transparent" style:use-window-font-color="true"/>
    </style:style>
    <style:style style:name="T279" style:family="text">
      <style:text-properties fo:font-size="12.00pt" fo:font-weight="normal" fo:font-family="Calibri" style:font-family-asian="Calibri" style:font-family-complex="Calibri" fo:background-color="transparent" style:use-window-font-color="true"/>
    </style:style>
    <style:style style:name="T28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2.00pt" fo:font-weight="normal" fo:font-family="Calibri" style:font-family-asian="Calibri" style:font-family-complex="Calibri" fo:background-color="transparent" style:use-window-font-color="true"/>
    </style:style>
    <style:style style:name="T28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3" style:family="text">
      <style:text-properties fo:font-size="12.00pt" fo:font-weight="normal" fo:font-family="Calibri" style:font-family-asian="Calibri" style:font-family-complex="Calibri" fo:background-color="transparent" style:use-window-font-color="true"/>
    </style:style>
    <style:style style:name="T28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5" style:family="text">
      <style:text-properties fo:font-size="12.00pt" fo:font-weight="normal" fo:font-family="Calibri" style:font-family-asian="Calibri" style:font-family-complex="Calibri" fo:background-color="transparent" style:use-window-font-color="true"/>
    </style:style>
    <style:style style:name="T28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7" style:family="text">
      <style:text-properties fo:font-size="12.00pt" fo:font-weight="normal" fo:font-family="Calibri" style:font-family-asian="Calibri" style:font-family-complex="Calibri" fo:background-color="transparent" style:use-window-font-color="true"/>
    </style:style>
    <style:style style:name="T28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9" style:family="text">
      <style:text-properties fo:font-size="12.00pt" fo:font-weight="normal" fo:font-family="Calibri" style:font-family-asian="Calibri" style:font-family-complex="Calibri" fo:background-color="transparent" style:use-window-font-color="true"/>
    </style:style>
    <style:style style:name="T290" style:family="text">
      <style:text-properties fo:font-size="12.00pt" fo:font-weight="bold" fo:font-family="Calibri" style:font-family-asian="Calibri" style:font-family-complex="Calibri" fo:background-color="transparent" style:use-window-font-color="true"/>
    </style:style>
    <style:style style:name="T29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2" style:family="text">
      <style:text-properties fo:font-size="12.00pt" fo:font-weight="bold" fo:font-family="Calibri" style:font-family-asian="Calibri" style:font-family-complex="Calibri" fo:background-color="transparent" style:use-window-font-color="true"/>
    </style:style>
    <style:style style:name="T293" style:family="text">
      <style:text-properties fo:font-size="12.00pt" fo:font-weight="normal" fo:font-family="Calibri" style:font-family-asian="Calibri" style:font-family-complex="Calibri" fo:background-color="transparent" style:use-window-font-color="true"/>
    </style:style>
    <style:style style:name="T29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5" style:family="text">
      <style:text-properties fo:font-size="12.00pt" fo:font-weight="normal" fo:font-family="Calibri" style:font-family-asian="Calibri" style:font-family-complex="Calibri" fo:background-color="transparent" style:use-window-font-color="true"/>
    </style:style>
    <style:style style:name="T29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7" style:family="text">
      <style:text-properties fo:font-size="12.00pt" fo:font-weight="normal" fo:font-family="Calibri" style:font-family-asian="Calibri" style:font-family-complex="Calibri" fo:background-color="transparent" style:use-window-font-color="true"/>
    </style:style>
    <style:style style:name="T29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9" style:family="text">
      <style:text-properties fo:font-size="12.00pt" fo:font-weight="normal" fo:font-family="Calibri" style:font-family-asian="Calibri" style:font-family-complex="Calibri" fo:background-color="transparent" style:use-window-font-color="true"/>
    </style:style>
    <style:style style:name="T30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1" style:family="text">
      <style:text-properties fo:font-size="12.00pt" fo:font-weight="normal" fo:font-family="Calibri" style:font-family-asian="Calibri" style:font-family-complex="Calibri" fo:background-color="transparent" style:use-window-font-color="true"/>
    </style:style>
    <style:style style:name="T30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3" style:family="text">
      <style:text-properties fo:font-size="12.00pt" fo:font-weight="normal" fo:font-family="Calibri" style:font-family-asian="Calibri" style:font-family-complex="Calibri" fo:background-color="transparent" style:use-window-font-color="true"/>
    </style:style>
    <style:style style:name="T30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5" style:family="text">
      <style:text-properties fo:font-size="12.00pt" fo:font-weight="normal" fo:font-family="Calibri" style:font-family-asian="Calibri" style:font-family-complex="Calibri" fo:background-color="transparent" style:use-window-font-color="true"/>
    </style:style>
    <style:style style:name="T30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7" style:family="text">
      <style:text-properties fo:font-size="12.00pt" fo:font-weight="normal" fo:font-family="Calibri" style:font-family-asian="Calibri" style:font-family-complex="Calibri" fo:background-color="transparent" style:use-window-font-color="true"/>
    </style:style>
    <style:style style:name="T30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9" style:family="text">
      <style:text-properties fo:font-size="12.00pt" fo:font-weight="normal" fo:font-family="Calibri" style:font-family-asian="Calibri" style:font-family-complex="Calibri" fo:background-color="transparent" style:use-window-font-color="true"/>
    </style:style>
    <style:style style:name="T31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11" style:family="text">
      <style:text-properties fo:font-size="12.00pt" fo:font-weight="normal" fo:font-family="Calibri" style:font-family-asian="Calibri" style:font-family-complex="Calibri" fo:background-color="transparent" style:use-window-font-color="true"/>
    </style:style>
    <style:style style:name="T31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13" style:family="text">
      <style:text-properties fo:font-size="12.00pt" fo:font-weight="normal" fo:font-family="Calibri" style:font-family-asian="Calibri" style:font-family-complex="Calibri" fo:background-color="transparent" style:use-window-font-color="true"/>
    </style:style>
    <style:style style:name="T31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15" style:family="text">
      <style:text-properties fo:font-size="12.00pt" fo:font-weight="normal" fo:font-family="Calibri" style:font-family-asian="Calibri" style:font-family-complex="Calibri" fo:background-color="transparent" style:use-window-font-color="true"/>
    </style:style>
    <style:style style:name="T316" style:family="text">
      <style:text-properties fo:font-size="12.00pt" fo:font-weight="bold" fo:font-family="Calibri" style:font-family-asian="Calibri" style:font-family-complex="Calibri" fo:background-color="transparent" style:use-window-font-color="true"/>
    </style:style>
    <style:style style:name="T317" style:family="text">
      <style:text-properties fo:font-size="12.00pt" fo:font-weight="normal" fo:font-family="Calibri" style:font-family-asian="Calibri" style:font-family-complex="Calibri" fo:background-color="transparent" style:use-window-font-color="true"/>
    </style:style>
    <style:style style:name="T31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19" style:family="text">
      <style:text-properties fo:font-size="12.00pt" fo:font-weight="normal" fo:font-family="Calibri" style:font-family-asian="Calibri" style:font-family-complex="Calibri" fo:background-color="transparent" style:use-window-font-color="true"/>
    </style:style>
    <style:style style:name="T32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21" style:family="text">
      <style:text-properties fo:font-size="12.00pt" fo:font-weight="normal" fo:font-family="Calibri" style:font-family-asian="Calibri" style:font-family-complex="Calibri" fo:background-color="transparent" style:use-window-font-color="true"/>
    </style:style>
    <style:style style:name="T32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23" style:family="text">
      <style:text-properties fo:font-size="12.00pt" fo:font-weight="normal" fo:font-family="Calibri" style:font-family-asian="Calibri" style:font-family-complex="Calibri" fo:background-color="transparent" style:use-window-font-color="true"/>
    </style:style>
    <style:style style:name="T32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25" style:family="text">
      <style:text-properties fo:font-size="12.00pt" fo:font-weight="normal" fo:font-family="Calibri" style:font-family-asian="Calibri" style:font-family-complex="Calibri" fo:background-color="transparent" style:use-window-font-color="true"/>
    </style:style>
    <style:style style:name="T32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27" style:family="text">
      <style:text-properties fo:font-size="12.00pt" fo:font-weight="normal" fo:font-family="Calibri" style:font-family-asian="Calibri" style:font-family-complex="Calibri" fo:background-color="transparent" style:use-window-font-color="true"/>
    </style:style>
    <style:style style:name="T32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29" style:family="text">
      <style:text-properties fo:font-size="12.00pt" fo:font-weight="normal" fo:font-family="Calibri" style:font-family-asian="Calibri" style:font-family-complex="Calibri" fo:background-color="transparent" style:use-window-font-color="true"/>
    </style:style>
    <style:style style:name="T33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1" style:family="text">
      <style:text-properties fo:font-size="12.00pt" fo:font-weight="normal" fo:font-family="Calibri" style:font-family-asian="Calibri" style:font-family-complex="Calibri" fo:background-color="transparent" style:use-window-font-color="true"/>
    </style:style>
    <style:style style:name="T33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3" style:family="text">
      <style:text-properties fo:font-size="12.00pt" fo:font-weight="normal" fo:font-family="Calibri" style:font-family-asian="Calibri" style:font-family-complex="Calibri" fo:background-color="transparent" style:use-window-font-color="true"/>
    </style:style>
    <style:style style:name="T33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5" style:family="text">
      <style:text-properties fo:font-size="12.00pt" fo:font-weight="normal" fo:font-family="Calibri" style:font-family-asian="Calibri" style:font-family-complex="Calibri" fo:background-color="transparent" style:use-window-font-color="true"/>
    </style:style>
    <style:style style:name="T33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7" style:family="text">
      <style:text-properties fo:font-size="12.00pt" fo:font-weight="normal" fo:font-family="Calibri" style:font-family-asian="Calibri" style:font-family-complex="Calibri" fo:background-color="transparent" style:use-window-font-color="true"/>
    </style:style>
    <style:style style:name="T33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9" style:family="text">
      <style:text-properties fo:font-size="12.00pt" fo:font-weight="normal" fo:font-family="Calibri" style:font-family-asian="Calibri" style:font-family-complex="Calibri" fo:background-color="transparent" style:use-window-font-color="true"/>
    </style:style>
    <style:style style:name="T34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1" style:family="text">
      <style:text-properties fo:font-size="12.00pt" fo:font-weight="normal" fo:font-family="Calibri" style:font-family-asian="Calibri" style:font-family-complex="Calibri" fo:background-color="transparent" style:use-window-font-color="true"/>
    </style:style>
    <style:style style:name="T34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3" style:family="text">
      <style:text-properties fo:font-size="12.00pt" fo:font-weight="normal" fo:font-family="Calibri" style:font-family-asian="Calibri" style:font-family-complex="Calibri" fo:background-color="transparent" style:use-window-font-color="true"/>
    </style:style>
    <style:style style:name="T34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5" style:family="text">
      <style:text-properties fo:font-size="12.00pt" fo:font-weight="normal" fo:font-family="Calibri" style:font-family-asian="Calibri" style:font-family-complex="Calibri" fo:background-color="transparent" style:use-window-font-color="true"/>
    </style:style>
    <style:style style:name="T346" style:family="text">
      <style:text-properties fo:font-size="12.00pt" fo:font-weight="bold" fo:font-family="Calibri" style:font-family-asian="Calibri" style:font-family-complex="Calibri" fo:background-color="transparent" style:use-window-font-color="true"/>
    </style:style>
    <style:style style:name="T347" style:family="text">
      <style:text-properties fo:font-size="12.00pt" fo:font-weight="normal" fo:font-family="Calibri" style:font-family-asian="Calibri" style:font-family-complex="Calibri" fo:background-color="transparent" style:use-window-font-color="true"/>
    </style:style>
    <style:style style:name="T34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9" style:family="text">
      <style:text-properties fo:font-size="12.00pt" fo:font-weight="normal" fo:font-family="Calibri" style:font-family-asian="Calibri" style:font-family-complex="Calibri" fo:background-color="transparent" style:use-window-font-color="true"/>
    </style:style>
    <style:style style:name="T350"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1" style:family="text">
      <style:text-properties fo:font-size="12.00pt" fo:font-weight="normal" fo:font-family="Calibri" style:font-family-asian="Calibri" style:font-family-complex="Calibri" fo:background-color="transparent" style:use-window-font-color="true"/>
    </style:style>
    <style:style style:name="T352"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3" style:family="text">
      <style:text-properties fo:font-size="12.00pt" fo:font-weight="normal" fo:font-family="Calibri" style:font-family-asian="Calibri" style:font-family-complex="Calibri" fo:background-color="transparent" style:use-window-font-color="true"/>
    </style:style>
    <style:style style:name="T35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55" style:family="text">
      <style:text-properties fo:font-size="12.00pt" fo:font-weight="normal" fo:font-family="Calibri" style:font-family-asian="Calibri" style:font-family-complex="Calibri" fo:background-color="transparent" style:use-window-font-color="true"/>
    </style:style>
    <style:style style:name="T356" style:family="text">
      <style:text-properties fo:font-size="14.00pt" fo:font-weight="bold" fo:font-family="Calibri" style:font-family-asian="Calibri" style:font-family-complex="Calibri" fo:background-color="transparent" style:use-window-font-color="true"/>
    </style:style>
    <style:style style:name="T357" style:family="text">
      <style:text-properties fo:font-size="12.00pt" fo:font-weight="normal"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2.00pt" fo:font-weight="normal" fo:font-family="Calibri" style:font-family-asian="Calibri" style:font-family-complex="Calibri" fo:background-color="transparent" style:use-window-font-color="true"/>
    </style:style>
    <style:style style:name="T360" style:family="text">
      <style:text-properties fo:font-size="14.00pt" fo:font-weight="bold" fo:font-family="Calibri" style:font-family-asian="Calibri" style:font-family-complex="Calibri" fo:background-color="transparent" style:use-window-font-color="true" fo:font-style="italic"/>
    </style:style>
    <style:style style:name="T361" style:family="text">
      <style:text-properties fo:font-size="12.00pt" fo:font-weight="normal" fo:font-family="Calibri" style:font-family-asian="Calibri" style:font-family-complex="Calibri" fo:background-color="transparent" style:use-window-font-color="true"/>
    </style:style>
    <style:style style:name="T362" style:family="text">
      <style:text-properties fo:font-size="14.00pt" fo:font-weight="bold" fo:font-family="Calibri" style:font-family-asian="Calibri" style:font-family-complex="Calibri" fo:background-color="transparent" style:use-window-font-color="true" fo:font-style="italic"/>
    </style:style>
    <style:style style:name="T363" style:family="text">
      <style:text-properties fo:font-size="12.00pt" fo:font-weight="normal" fo:font-family="Calibri" style:font-family-asian="Calibri" style:font-family-complex="Calibri" fo:background-color="transparent" style:use-window-font-color="true"/>
    </style:style>
    <style:style style:name="T364" style:family="text">
      <style:text-properties fo:font-size="14.00pt" fo:font-weight="bold" fo:font-family="Calibri" style:font-family-asian="Calibri" style:font-family-complex="Calibri" fo:background-color="transparent" style:use-window-font-color="true" fo:font-style="italic"/>
    </style:style>
    <style:style style:name="T365" style:family="text">
      <style:text-properties fo:font-size="12.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4.00pt" fo:font-weight="bold" fo:font-family="Calibri" style:font-family-asian="Calibri" style:font-family-complex="Calibri" fo:background-color="transparent" style:use-window-font-color="true"/>
    </style:style>
    <style:style style:name="T368" style:family="text">
      <style:text-properties fo:font-size="12.00pt" fo:font-weight="normal" fo:font-family="Calibri" style:font-family-asian="Calibri" style:font-family-complex="Calibri" fo:background-color="transparent" style:use-window-font-color="true"/>
    </style:style>
    <style:style style:name="T369" style:family="text">
      <style:text-properties fo:font-size="14.00pt" fo:font-weight="bold" fo:font-family="Calibri" style:font-family-asian="Calibri" style:font-family-complex="Calibri" fo:background-color="transparent" style:use-window-font-color="true"/>
    </style:style>
    <style:style style:name="T370" style:family="text">
      <style:text-properties fo:font-size="14.00pt" fo:font-weight="bold" fo:font-family="Calibri" style:font-family-asian="Calibri" style:font-family-complex="Calibri" fo:background-color="transparent" style:use-window-font-color="true" fo:font-style="italic"/>
    </style:style>
    <style:style style:name="T371" style:family="text">
      <style:text-properties fo:font-size="12.00pt" fo:font-weight="normal" fo:font-family="Calibri" style:font-family-asian="Calibri" style:font-family-complex="Calibri" fo:background-color="transparent" style:use-window-font-color="true"/>
    </style:style>
    <style:style style:name="T372" style:family="text">
      <style:text-properties fo:font-size="14.00pt" fo:font-weight="bold" fo:font-family="Calibri" style:font-family-asian="Calibri" style:font-family-complex="Calibri" fo:background-color="transparent" style:use-window-font-color="true" fo:font-style="italic"/>
    </style:style>
    <style:style style:name="T37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4" style:family="text">
      <style:text-properties fo:font-size="12.00pt" fo:font-weight="normal" fo:font-family="Calibri" style:font-family-asian="Calibri" style:font-family-complex="Calibri" fo:background-color="transparent" style:use-window-font-color="true"/>
    </style:style>
    <style:style style:name="T375" style:family="text">
      <style:text-properties fo:font-size="12.00pt" fo:font-weight="normal" fo:font-family="Calibri" style:font-family-asian="Calibri" style:font-family-complex="Calibri" fo:background-color="transparent" style:use-window-font-color="true" fo:font-style="italic"/>
    </style:style>
    <style:style style:name="T376" style:family="text">
      <style:text-properties fo:font-size="12.00pt" fo:font-weight="normal" fo:font-family="Calibri" style:font-family-asian="Calibri" style:font-family-complex="Calibri" fo:background-color="transparent" style:use-window-font-color="true"/>
    </style:style>
    <style:style style:name="T377" style:family="text">
      <style:text-properties fo:font-size="14.00pt" fo:font-weight="bold" fo:font-family="Calibri" style:font-family-asian="Calibri" style:font-family-complex="Calibri" fo:background-color="transparent" style:use-window-font-color="true" fo:font-style="italic"/>
    </style:style>
    <style:style style:name="T378" style:family="text">
      <style:text-properties fo:font-size="12.00pt" fo:font-weight="normal" fo:font-family="Calibri" style:font-family-asian="Calibri" style:font-family-complex="Calibri" fo:background-color="transparent" style:use-window-font-color="true"/>
    </style:style>
    <style:style style:name="T379" style:family="text">
      <style:text-properties fo:font-size="12.00pt" fo:font-weight="bold" fo:font-family="Calibri" style:font-family-asian="Calibri" style:font-family-complex="Calibri" fo:background-color="transparent" style:use-window-font-color="true"/>
    </style:style>
    <style:style style:name="T380" style:family="text">
      <style:text-properties fo:font-size="12.00pt" fo:font-weight="normal" fo:font-family="Calibri" style:font-family-asian="Calibri" style:font-family-complex="Calibri" fo:background-color="transparent" style:use-window-font-color="true"/>
    </style:style>
    <style:style style:name="T381" style:family="text">
      <style:text-properties fo:font-size="12.00pt" fo:font-weight="bold" fo:font-family="Calibri" style:font-family-asian="Calibri" style:font-family-complex="Calibri" fo:background-color="transparent" style:use-window-font-color="true"/>
    </style:style>
    <style:style style:name="T382" style:family="text">
      <style:text-properties fo:font-size="12.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2.00pt" fo:font-weight="bold" fo:font-family="Calibri" style:font-family-asian="Calibri" style:font-family-complex="Calibri" fo:background-color="transparent" style:use-window-font-color="true"/>
    </style:style>
    <style:style style:name="T386" style:family="text">
      <style:text-properties fo:font-size="12.00pt" fo:font-weight="normal" fo:font-family="Calibri" style:font-family-asian="Calibri" style:font-family-complex="Calibri" fo:background-color="transparent" style:use-window-font-color="true"/>
    </style:style>
    <style:style style:name="T387" style:family="text">
      <style:text-properties fo:font-size="12.00pt" fo:font-weight="bold" fo:font-family="Calibri" style:font-family-asian="Calibri" style:font-family-complex="Calibri" fo:background-color="transparent" style:use-window-font-color="true"/>
    </style:style>
    <style:style style:name="T388" style:family="text">
      <style:text-properties fo:font-size="12.00pt" fo:font-weight="normal" fo:font-family="Calibri" style:font-family-asian="Calibri" style:font-family-complex="Calibri" fo:background-color="transparent" style:use-window-font-color="true"/>
    </style:style>
    <style:style style:name="T389" style:family="text">
      <style:text-properties fo:font-size="14.00pt" fo:font-weight="bold" fo:font-family="Calibri" style:font-family-asian="Calibri" style:font-family-complex="Calibri" fo:background-color="transparent" style:use-window-font-color="true" fo:font-style="italic"/>
    </style:style>
    <style:style style:name="T390" style:family="text">
      <style:text-properties fo:font-size="12.00pt" fo:font-weight="normal" fo:font-family="Calibri" style:font-family-asian="Calibri" style:font-family-complex="Calibri" fo:background-color="transparent" style:use-window-font-color="true"/>
    </style:style>
    <style:style style:name="T391" style:family="text">
      <style:text-properties fo:font-size="14.00pt" fo:font-weight="bold" fo:font-family="Calibri" style:font-family-asian="Calibri" style:font-family-complex="Calibri" fo:background-color="transparent" style:use-window-font-color="true" fo:font-style="italic"/>
    </style:style>
    <style:style style:name="T392" style:family="text">
      <style:text-properties fo:font-size="12.00pt" fo:font-weight="normal" fo:font-family="Calibri" style:font-family-asian="Calibri" style:font-family-complex="Calibri" fo:background-color="transparent" style:use-window-font-color="true"/>
    </style:style>
    <style:style style:name="T393" style:family="text">
      <style:text-properties fo:font-size="14.00pt" fo:font-weight="bold" fo:font-family="Calibri" style:font-family-asian="Calibri" style:font-family-complex="Calibri" fo:background-color="transparent" style:use-window-font-color="true" fo:font-style="italic"/>
    </style:style>
    <style:style style:name="T394" style:family="text">
      <style:text-properties fo:font-size="12.00pt" fo:font-weight="normal" fo:font-family="Calibri" style:font-family-asian="Calibri" style:font-family-complex="Calibri" fo:background-color="transparent" style:use-window-font-color="true"/>
    </style:style>
    <style:style style:name="T395" style:family="text">
      <style:text-properties fo:font-size="12.00pt" fo:font-weight="normal" fo:font-family="Calibri" style:font-family-asian="Calibri" style:font-family-complex="Calibri" fo:background-color="transparent" style:use-window-font-color="true" fo:font-style="italic"/>
    </style:style>
    <style:style style:name="T396" style:family="text">
      <style:text-properties fo:font-size="12.00pt" fo:font-weight="normal" fo:font-family="Calibri" style:font-family-asian="Calibri" style:font-family-complex="Calibri" fo:background-color="transparent" style:use-window-font-color="true"/>
    </style:style>
    <style:style style:name="T397" style:family="text">
      <style:text-properties fo:font-size="14.00pt" fo:font-weight="bold" fo:font-family="Calibri" style:font-family-asian="Calibri" style:font-family-complex="Calibri" fo:background-color="transparent" style:use-window-font-color="true" fo:font-style="italic"/>
    </style:style>
    <style:style style:name="T398" style:family="text">
      <style:text-properties fo:font-size="12.00pt" fo:font-weight="normal" fo:font-family="Calibri" style:font-family-asian="Calibri" style:font-family-complex="Calibri" fo:background-color="transparent" style:use-window-font-color="true"/>
    </style:style>
    <style:style style:name="T399" style:family="text">
      <style:text-properties fo:font-size="12.00pt" fo:font-weight="bold" fo:font-family="Calibri" style:font-family-asian="Calibri" style:font-family-complex="Calibri" fo:background-color="transparent" style:use-window-font-color="tru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4.00pt" fo:font-weight="bold" fo:font-family="Calibri" style:font-family-asian="Calibri" style:font-family-complex="Calibri" fo:background-color="transparent" style:use-window-font-color="true"/>
    </style:style>
    <style:style style:name="T402" style:family="text">
      <style:text-properties fo:font-size="10.00pt" fo:font-weight="bold" fo:font-family="'Courier New'" style:font-family-asian="'Courier New'" style:font-family-complex="'Courier New'" fo:background-color="transparent" fo:color="#ff0000"/>
    </style:style>
    <style:style style:name="T403" style:family="text">
      <style:text-properties fo:font-size="10.00pt" fo:font-weight="normal" fo:font-family="'Courier New'" style:font-family-asian="'Courier New'" style:font-family-complex="'Courier New'" fo:background-color="transparent" fo:color="#808080"/>
    </style:style>
    <style:style style:name="T404" style:family="text">
      <style:text-properties fo:font-size="10.00pt" fo:font-weight="bold" fo:font-family="'Courier New'" style:font-family-asian="'Courier New'" style:font-family-complex="'Courier New'" fo:background-color="transparent" fo:color="#000080"/>
    </style:style>
    <style:style style:name="T405" style:family="text">
      <style:text-properties fo:font-size="10.00pt" fo:font-weight="normal" fo:font-family="'Courier New'" style:font-family-asian="'Courier New'" style:font-family-complex="'Courier New'" fo:background-color="transparent" fo:color="#000000"/>
    </style:style>
    <style:style style:name="T406" style:family="text">
      <style:text-properties fo:font-size="10.00pt" fo:font-weight="normal" fo:font-family="'Courier New'" style:font-family-asian="'Courier New'" style:font-family-complex="'Courier New'" fo:background-color="transparent" fo:color="#0a9801"/>
    </style:style>
    <style:style style:name="T407" style:family="text">
      <style:text-properties fo:font-size="10.00pt" fo:font-weight="normal" fo:font-family="'Courier New'" style:font-family-asian="'Courier New'" style:font-family-complex="'Courier New'" fo:background-color="transparent" fo:color="#000000"/>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0.00pt" fo:font-weight="normal" fo:font-family="'Courier New'" style:font-family-asian="'Courier New'" style:font-family-complex="'Courier New'" fo:background-color="transparent" fo:color="#808080"/>
    </style:style>
    <style:style style:name="T410" style:family="text">
      <style:text-properties fo:font-size="10.00pt" fo:font-weight="bold" fo:font-family="'Courier New'" style:font-family-asian="'Courier New'" style:font-family-complex="'Courier New'" fo:background-color="transparent" fo:color="#800040"/>
    </style:style>
    <style:style style:name="T411" style:family="text">
      <style:text-properties fo:font-size="10.00pt" fo:font-weight="normal" fo:font-family="'Courier New'" style:font-family-asian="'Courier New'" style:font-family-complex="'Courier New'" fo:background-color="transparent" fo:color="#000000"/>
    </style:style>
    <style:style style:name="T412" style:family="text">
      <style:text-properties fo:font-size="10.00pt" fo:font-weight="normal" fo:font-family="'Courier New'" style:font-family-asian="'Courier New'" style:font-family-complex="'Courier New'" fo:background-color="transparent" fo:color="#0a9801"/>
    </style:style>
    <style:style style:name="T413" style:family="text">
      <style:text-properties fo:font-size="10.00pt" fo:font-weight="normal" fo:font-family="'Courier New'" style:font-family-asian="'Courier New'" style:font-family-complex="'Courier New'" fo:background-color="transparent" fo:color="#000000"/>
    </style:style>
    <style:style style:name="T414" style:family="text">
      <style:text-properties fo:font-size="10.00pt" fo:font-weight="normal" fo:font-family="'Courier New'" style:font-family-asian="'Courier New'" style:font-family-complex="'Courier New'" fo:background-color="transparent" fo:color="#808080"/>
    </style:style>
    <style:style style:name="T415" style:family="text">
      <style:text-properties fo:font-size="10.00pt" fo:font-weight="bold" fo:font-family="'Courier New'" style:font-family-asian="'Courier New'" style:font-family-complex="'Courier New'" fo:background-color="transparent" fo:color="#800040"/>
    </style:style>
    <style:style style:name="T416" style:family="text">
      <style:text-properties fo:font-size="10.00pt" fo:font-weight="normal" fo:font-family="'Courier New'" style:font-family-asian="'Courier New'" style:font-family-complex="'Courier New'" fo:background-color="transparent" fo:color="#000000"/>
    </style:style>
    <style:style style:name="T417" style:family="text">
      <style:text-properties fo:font-size="10.00pt" fo:font-weight="normal" fo:font-family="'Courier New'" style:font-family-asian="'Courier New'" style:font-family-complex="'Courier New'" fo:background-color="transparent" fo:color="#808080"/>
    </style:style>
    <style:style style:name="T418" style:family="text">
      <style:text-properties fo:font-size="10.00pt" fo:font-weight="bold" fo:font-family="'Courier New'" style:font-family-asian="'Courier New'" style:font-family-complex="'Courier New'" fo:background-color="transparent" fo:color="#800040"/>
    </style:style>
    <style:style style:name="T419" style:family="text">
      <style:text-properties fo:font-size="10.00pt" fo:font-weight="normal" fo:font-family="'Courier New'" style:font-family-asian="'Courier New'" style:font-family-complex="'Courier New'" fo:background-color="transparent" fo:color="#000000"/>
    </style:style>
    <style:style style:name="T420" style:family="text">
      <style:text-properties fo:font-size="10.00pt" fo:font-weight="normal" fo:font-family="'Courier New'" style:font-family-asian="'Courier New'" style:font-family-complex="'Courier New'" fo:background-color="transparent" fo:color="#808080"/>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0.00pt" fo:font-weight="normal" fo:font-family="'Courier New'" style:font-family-asian="'Courier New'" style:font-family-complex="'Courier New'" fo:background-color="transparent" fo:color="#808080"/>
    </style:style>
    <style:style style:name="T423" style:family="text">
      <style:text-properties fo:font-size="10.00pt" fo:font-weight="bold" fo:font-family="'Courier New'" style:font-family-asian="'Courier New'" style:font-family-complex="'Courier New'" fo:background-color="transparent" fo:color="#800040"/>
    </style:style>
    <style:style style:name="T424" style:family="text">
      <style:text-properties fo:font-size="10.00pt" fo:font-weight="normal" fo:font-family="'Courier New'" style:font-family-asian="'Courier New'" style:font-family-complex="'Courier New'" fo:background-color="transparent" fo:color="#000000"/>
    </style:style>
    <style:style style:name="T425" style:family="text">
      <style:text-properties fo:font-size="10.00pt" fo:font-weight="bold" fo:font-family="'Courier New'" style:font-family-asian="'Courier New'" style:font-family-complex="'Courier New'" fo:background-color="transparent" fo:color="#000080"/>
    </style:style>
    <style:style style:name="T426" style:family="text">
      <style:text-properties fo:font-size="10.00pt" fo:font-weight="normal" fo:font-family="'Courier New'" style:font-family-asian="'Courier New'" style:font-family-complex="'Courier New'" fo:background-color="transparent" fo:color="#000000"/>
    </style:style>
    <style:style style:name="T427" style:family="text">
      <style:text-properties fo:font-size="10.00pt" fo:font-weight="normal" fo:font-family="'Courier New'" style:font-family-asian="'Courier New'" style:font-family-complex="'Courier New'" fo:background-color="transparent" fo:color="#0a9801"/>
    </style:style>
    <style:style style:name="T428" style:family="text">
      <style:text-properties fo:font-size="10.00pt" fo:font-weight="normal" fo:font-family="'Courier New'" style:font-family-asian="'Courier New'" style:font-family-complex="'Courier New'" fo:background-color="transparent" fo:color="#000000"/>
    </style:style>
    <style:style style:name="T429" style:family="text">
      <style:text-properties fo:font-size="10.00pt" fo:font-weight="normal" fo:font-family="'Courier New'" style:font-family-asian="'Courier New'" style:font-family-complex="'Courier New'" fo:background-color="transparent" fo:color="#0a9801"/>
    </style:style>
    <style:style style:name="T430" style:family="text">
      <style:text-properties fo:font-size="10.00pt" fo:font-weight="normal" fo:font-family="'Courier New'" style:font-family-asian="'Courier New'" style:font-family-complex="'Courier New'" fo:background-color="transparent" fo:color="#000000"/>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0.00pt" fo:font-weight="normal" fo:font-family="'Courier New'" style:font-family-asian="'Courier New'" style:font-family-complex="'Courier New'" fo:background-color="transparent" fo:color="#808080"/>
    </style:style>
    <style:style style:name="T433" style:family="text">
      <style:text-properties fo:font-size="10.00pt" fo:font-weight="bold" fo:font-family="'Courier New'" style:font-family-asian="'Courier New'" style:font-family-complex="'Courier New'" fo:background-color="transparent" fo:color="#800040"/>
    </style:style>
    <style:style style:name="T434" style:family="text">
      <style:text-properties fo:font-size="10.00pt" fo:font-weight="normal" fo:font-family="'Courier New'" style:font-family-asian="'Courier New'" style:font-family-complex="'Courier New'" fo:background-color="transparent" fo:color="#000000"/>
    </style:style>
    <style:style style:name="T435" style:family="text">
      <style:text-properties fo:font-size="10.00pt" fo:font-weight="bold" fo:font-family="'Courier New'" style:font-family-asian="'Courier New'" style:font-family-complex="'Courier New'" fo:background-color="transparent" fo:color="#000080"/>
    </style:style>
    <style:style style:name="T436" style:family="text">
      <style:text-properties fo:font-size="10.00pt" fo:font-weight="normal" fo:font-family="'Courier New'" style:font-family-asian="'Courier New'" style:font-family-complex="'Courier New'" fo:background-color="transparent" fo:color="#000000"/>
    </style:style>
    <style:style style:name="T437" style:family="text">
      <style:text-properties fo:font-size="10.00pt" fo:font-weight="normal" fo:font-family="'Courier New'" style:font-family-asian="'Courier New'" style:font-family-complex="'Courier New'" fo:background-color="transparent" fo:color="#0a9801"/>
    </style:style>
    <style:style style:name="T438" style:family="text">
      <style:text-properties fo:font-size="10.00pt" fo:font-weight="normal" fo:font-family="'Courier New'" style:font-family-asian="'Courier New'" style:font-family-complex="'Courier New'" fo:background-color="transparent" fo:color="#000000"/>
    </style:style>
    <style:style style:name="T439" style:family="text">
      <style:text-properties fo:font-size="10.00pt" fo:font-weight="normal" fo:font-family="'Courier New'" style:font-family-asian="'Courier New'" style:font-family-complex="'Courier New'" fo:background-color="transparent" fo:color="#0a9801"/>
    </style:style>
    <style:style style:name="T440" style:family="text">
      <style:text-properties fo:font-size="10.00pt" fo:font-weight="normal" fo:font-family="'Courier New'" style:font-family-asian="'Courier New'" style:font-family-complex="'Courier New'" fo:background-color="transparent" fo:color="#000000"/>
    </style:style>
    <style:style style:name="T441" style:family="text">
      <style:text-properties fo:font-size="10.00pt" fo:font-weight="normal" fo:font-family="'Courier New'" style:font-family-asian="'Courier New'" style:font-family-complex="'Courier New'" fo:background-color="transparent" fo:color="#0a9801"/>
    </style:style>
    <style:style style:name="T442" style:family="text">
      <style:text-properties fo:font-size="10.00pt" fo:font-weight="normal" fo:font-family="'Courier New'" style:font-family-asian="'Courier New'" style:font-family-complex="'Courier New'" fo:background-color="transparent" fo:color="#000000"/>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0.00pt" fo:font-weight="bold" fo:font-family="'Courier New'" style:font-family-asian="'Courier New'" style:font-family-complex="'Courier New'" fo:background-color="transparent" fo:color="#800040"/>
    </style:style>
    <style:style style:name="T445" style:family="text">
      <style:text-properties fo:font-size="10.00pt" fo:font-weight="normal" fo:font-family="'Courier New'" style:font-family-asian="'Courier New'" style:font-family-complex="'Courier New'" fo:background-color="transparent" fo:color="#000000"/>
    </style:style>
    <style:style style:name="T446" style:family="text">
      <style:text-properties fo:font-size="10.00pt" fo:font-weight="bold" fo:font-family="'Courier New'" style:font-family-asian="'Courier New'" style:font-family-complex="'Courier New'" fo:background-color="transparent" fo:color="#800040"/>
    </style:style>
    <style:style style:name="T447" style:family="text">
      <style:text-properties fo:font-size="10.00pt" fo:font-weight="normal" fo:font-family="'Courier New'" style:font-family-asian="'Courier New'" style:font-family-complex="'Courier New'" fo:background-color="transparent" fo:color="#000000"/>
    </style:style>
    <style:style style:name="T448" style:family="text">
      <style:text-properties fo:font-size="10.00pt" fo:font-weight="bold" fo:font-family="'Courier New'" style:font-family-asian="'Courier New'" style:font-family-complex="'Courier New'" fo:background-color="transparent" fo:color="#800040"/>
    </style:style>
    <style:style style:name="T449" style:family="text">
      <style:text-properties fo:font-size="10.00pt" fo:font-weight="normal" fo:font-family="'Courier New'" style:font-family-asian="'Courier New'" style:font-family-complex="'Courier New'" fo:background-color="transparent" fo:color="#000000"/>
    </style:style>
    <style:style style:name="T450" style:family="text">
      <style:text-properties fo:font-size="10.00pt" fo:font-weight="bold" fo:font-family="'Courier New'" style:font-family-asian="'Courier New'" style:font-family-complex="'Courier New'" fo:background-color="transparent" fo:color="#800040"/>
    </style:style>
    <style:style style:name="T451" style:family="text">
      <style:text-properties fo:font-size="10.00pt" fo:font-weight="normal" fo:font-family="'Courier New'" style:font-family-asian="'Courier New'" style:font-family-complex="'Courier New'" fo:background-color="transparent" fo:color="#000000"/>
    </style:style>
    <style:style style:name="T452" style:family="text">
      <style:text-properties fo:font-size="10.00pt" fo:font-weight="bold" fo:font-family="'Courier New'" style:font-family-asian="'Courier New'" style:font-family-complex="'Courier New'" fo:background-color="transparent" fo:color="#800040"/>
    </style:style>
    <style:style style:name="T453" style:family="text">
      <style:text-properties fo:font-size="10.00pt" fo:font-weight="normal" fo:font-family="'Courier New'" style:font-family-asian="'Courier New'" style:font-family-complex="'Courier New'" fo:background-color="transparent" fo:color="#000000"/>
    </style:style>
    <style:style style:name="T454" style:family="text">
      <style:text-properties fo:font-size="10.00pt" fo:font-weight="bold" fo:font-family="'Courier New'" style:font-family-asian="'Courier New'" style:font-family-complex="'Courier New'" fo:background-color="transparent" fo:color="#800040"/>
    </style:style>
    <style:style style:name="T455" style:family="text">
      <style:text-properties fo:font-size="10.00pt" fo:font-weight="normal" fo:font-family="'Courier New'" style:font-family-asian="'Courier New'" style:font-family-complex="'Courier New'" fo:background-color="transparent" fo:color="#000000"/>
    </style:style>
    <style:style style:name="T456" style:family="text">
      <style:text-properties fo:font-size="10.00pt" fo:font-weight="bold" fo:font-family="'Courier New'" style:font-family-asian="'Courier New'" style:font-family-complex="'Courier New'" fo:background-color="transparent" fo:color="#000080"/>
    </style:style>
    <style:style style:name="T457" style:family="text">
      <style:text-properties fo:font-size="10.00pt" fo:font-weight="normal" fo:font-family="'Courier New'" style:font-family-asian="'Courier New'" style:font-family-complex="'Courier New'" fo:background-color="transparent" fo:color="#000000"/>
    </style:style>
    <style:style style:name="T458" style:family="text">
      <style:text-properties fo:font-size="10.00pt" fo:font-weight="bold" fo:font-family="'Courier New'" style:font-family-asian="'Courier New'" style:font-family-complex="'Courier New'" fo:background-color="transparent" fo:color="#800040"/>
    </style:style>
    <style:style style:name="T459" style:family="text">
      <style:text-properties fo:font-size="10.00pt" fo:font-weight="normal" fo:font-family="'Courier New'" style:font-family-asian="'Courier New'" style:font-family-complex="'Courier New'" fo:background-color="transparent" fo:color="#000000"/>
    </style:style>
    <style:style style:name="T460" style:family="text">
      <style:text-properties fo:font-size="10.00pt" fo:font-weight="normal" fo:font-family="'Courier New'" style:font-family-asian="'Courier New'" style:font-family-complex="'Courier New'" fo:background-color="transparent" fo:color="#808080"/>
    </style:style>
    <style:style style:name="T461" style:family="text">
      <style:text-properties fo:font-size="10.00pt" fo:font-weight="normal" fo:font-family="'Courier New'" style:font-family-asian="'Courier New'" style:font-family-complex="'Courier New'" fo:background-color="transparent" fo:color="#000000"/>
    </style:style>
    <style:style style:name="T462" style:family="text">
      <style:text-properties fo:font-size="10.00pt" fo:font-weight="normal" fo:font-family="'Courier New'" style:font-family-asian="'Courier New'" style:font-family-complex="'Courier New'" fo:background-color="transparent" fo:color="#ff0000"/>
    </style:style>
    <style:style style:name="T463" style:family="text">
      <style:text-properties fo:font-size="10.00pt" fo:font-weight="normal" fo:font-family="'Courier New'" style:font-family-asian="'Courier New'" style:font-family-complex="'Courier New'" fo:background-color="transparent" fo:color="#008080"/>
    </style:style>
    <style:style style:name="T464" style:family="text">
      <style:text-properties fo:font-size="10.00pt" fo:font-weight="normal" fo:font-family="'Courier New'" style:font-family-asian="'Courier New'" style:font-family-complex="'Courier New'" fo:background-color="transparent" fo:color="#3f7f7f"/>
    </style:style>
    <style:style style:name="T465" style:family="text">
      <style:text-properties fo:font-size="10.00pt" fo:font-weight="normal" fo:font-family="'Courier New'" style:font-family-asian="'Courier New'" style:font-family-complex="'Courier New'" fo:background-color="transparent" style:use-window-font-color="true"/>
    </style:style>
    <style:style style:name="T466" style:family="text">
      <style:text-properties fo:font-size="10.00pt" fo:font-weight="normal" fo:font-family="'Courier New'" style:font-family-asian="'Courier New'" style:font-family-complex="'Courier New'" fo:background-color="transparent" fo:color="#7f007f"/>
    </style:style>
    <style:style style:name="T467" style:family="text">
      <style:text-properties fo:font-size="10.00pt" fo:font-weight="normal" fo:font-family="'Courier New'" style:font-family-asian="'Courier New'" style:font-family-complex="'Courier New'" fo:background-color="transparent" fo:color="#000000"/>
    </style:style>
    <style:style style:name="T468" style:family="text">
      <style:text-properties fo:font-size="10.00pt" fo:font-weight="normal" fo:font-family="'Courier New'" style:font-family-asian="'Courier New'" style:font-family-complex="'Courier New'" fo:background-color="transparent" fo:color="#2a00ff" fo:font-style="italic"/>
    </style:style>
    <style:style style:name="T469" style:family="text">
      <style:text-properties fo:font-size="10.00pt" fo:font-weight="normal" fo:font-family="'Courier New'" style:font-family-asian="'Courier New'" style:font-family-complex="'Courier New'" fo:background-color="transparent" style:use-window-font-color="true"/>
    </style:style>
    <style:style style:name="T470" style:family="text">
      <style:text-properties fo:font-size="10.00pt" fo:font-weight="normal" fo:font-family="'Courier New'" style:font-family-asian="'Courier New'" style:font-family-complex="'Courier New'" fo:background-color="transparent" fo:color="#7f007f"/>
    </style:style>
    <style:style style:name="T471" style:family="text">
      <style:text-properties fo:font-size="10.00pt" fo:font-weight="normal" fo:font-family="'Courier New'" style:font-family-asian="'Courier New'" style:font-family-complex="'Courier New'" fo:background-color="transparent" fo:color="#000000"/>
    </style:style>
    <style:style style:name="T472" style:family="text">
      <style:text-properties fo:font-size="10.00pt" fo:font-weight="normal" fo:font-family="'Courier New'" style:font-family-asian="'Courier New'" style:font-family-complex="'Courier New'" fo:background-color="transparent" fo:color="#2a00ff" fo:font-style="italic"/>
    </style:style>
    <style:style style:name="T473" style:family="text">
      <style:text-properties fo:font-size="10.00pt" fo:font-weight="normal" fo:font-family="'Courier New'" style:font-family-asian="'Courier New'" style:font-family-complex="'Courier New'" fo:background-color="transparent" style:use-window-font-color="true"/>
    </style:style>
    <style:style style:name="T474" style:family="text">
      <style:text-properties fo:font-size="10.00pt" fo:font-weight="normal" fo:font-family="'Courier New'" style:font-family-asian="'Courier New'" style:font-family-complex="'Courier New'" fo:background-color="transparent" fo:color="#7f007f"/>
    </style:style>
    <style:style style:name="T475" style:family="text">
      <style:text-properties fo:font-size="10.00pt" fo:font-weight="normal" fo:font-family="'Courier New'" style:font-family-asian="'Courier New'" style:font-family-complex="'Courier New'" fo:background-color="transparent" fo:color="#000000"/>
    </style:style>
    <style:style style:name="T476" style:family="text">
      <style:text-properties fo:font-size="10.00pt" fo:font-weight="normal" fo:font-family="'Courier New'" style:font-family-asian="'Courier New'" style:font-family-complex="'Courier New'" fo:background-color="transparent" fo:color="#2a00ff" fo:font-style="italic"/>
    </style:style>
    <style:style style:name="T477" style:family="text">
      <style:text-properties fo:font-size="10.00pt" fo:font-weight="normal" fo:font-family="'Courier New'" style:font-family-asian="'Courier New'" style:font-family-complex="'Courier New'" fo:background-color="transparent" style:use-window-font-color="true"/>
    </style:style>
    <style:style style:name="T478" style:family="text">
      <style:text-properties fo:font-size="10.00pt" fo:font-weight="normal" fo:font-family="'Courier New'" style:font-family-asian="'Courier New'" style:font-family-complex="'Courier New'" fo:background-color="transparent" fo:color="#7f007f"/>
    </style:style>
    <style:style style:name="T479" style:family="text">
      <style:text-properties fo:font-size="10.00pt" fo:font-weight="normal" fo:font-family="'Courier New'" style:font-family-asian="'Courier New'" style:font-family-complex="'Courier New'" fo:background-color="transparent" fo:color="#000000"/>
    </style:style>
    <style:style style:name="T480" style:family="text">
      <style:text-properties fo:font-size="10.00pt" fo:font-weight="normal" fo:font-family="'Courier New'" style:font-family-asian="'Courier New'" style:font-family-complex="'Courier New'" fo:background-color="transparent" fo:color="#2a00ff" fo:font-style="italic"/>
    </style:style>
    <style:style style:name="T481" style:family="text">
      <style:text-properties fo:font-size="10.00pt" fo:font-weight="normal" fo:font-family="'Courier New'" style:font-family-asian="'Courier New'" style:font-family-complex="'Courier New'" fo:background-color="transparent" style:use-window-font-color="true"/>
    </style:style>
    <style:style style:name="T482" style:family="text">
      <style:text-properties fo:font-size="10.00pt" fo:font-weight="normal" fo:font-family="'Courier New'" style:font-family-asian="'Courier New'" style:font-family-complex="'Courier New'" fo:background-color="transparent" fo:color="#7f007f"/>
    </style:style>
    <style:style style:name="T483" style:family="text">
      <style:text-properties fo:font-size="10.00pt" fo:font-weight="normal" fo:font-family="'Courier New'" style:font-family-asian="'Courier New'" style:font-family-complex="'Courier New'" fo:background-color="transparent" fo:color="#000000"/>
    </style:style>
    <style:style style:name="T484" style:family="text">
      <style:text-properties fo:font-size="10.00pt" fo:font-weight="normal" fo:font-family="'Courier New'" style:font-family-asian="'Courier New'" style:font-family-complex="'Courier New'" fo:background-color="transparent" fo:color="#2a00ff" fo:font-style="italic"/>
    </style:style>
    <style:style style:name="T485" style:family="text">
      <style:text-properties fo:font-size="10.00pt" fo:font-weight="normal" fo:font-family="'Courier New'" style:font-family-asian="'Courier New'" style:font-family-complex="'Courier New'" fo:background-color="transparent" fo:color="#008080"/>
    </style:style>
    <style:style style:name="T486" style:family="text">
      <style:text-properties fo:font-size="10.00pt" fo:font-weight="normal" fo:font-family="'Courier New'" style:font-family-asian="'Courier New'" style:font-family-complex="'Courier New'" fo:background-color="transparent" fo:color="#ff0000"/>
    </style:style>
    <style:style style:name="T487" style:family="text">
      <style:text-properties fo:font-size="10.00pt" fo:font-weight="normal" fo:font-family="'Courier New'" style:font-family-asian="'Courier New'" style:font-family-complex="'Courier New'" fo:background-color="transparent" fo:color="#808080"/>
    </style:style>
    <style:style style:name="T488" style:family="text">
      <style:text-properties fo:font-size="10.00pt" fo:font-weight="bold" fo:font-family="'Courier New'" style:font-family-asian="'Courier New'" style:font-family-complex="'Courier New'" fo:background-color="transparent" fo:color="#800040"/>
    </style:style>
    <style:style style:name="T489" style:family="text">
      <style:text-properties fo:font-size="10.00pt" fo:font-weight="normal" fo:font-family="'Courier New'" style:font-family-asian="'Courier New'" style:font-family-complex="'Courier New'" fo:background-color="transparent" fo:color="#000000"/>
    </style:style>
    <style:style style:name="T490" style:family="text">
      <style:text-properties fo:font-size="10.00pt" fo:font-weight="bold" fo:font-family="'Courier New'" style:font-family-asian="'Courier New'" style:font-family-complex="'Courier New'" fo:background-color="transparent" fo:color="#000080"/>
    </style:style>
    <style:style style:name="T491" style:family="text">
      <style:text-properties fo:font-size="10.00pt" fo:font-weight="normal" fo:font-family="'Courier New'" style:font-family-asian="'Courier New'" style:font-family-complex="'Courier New'" fo:background-color="transparent" fo:color="#000000"/>
    </style:style>
    <style:style style:name="T492" style:family="text">
      <style:text-properties fo:font-size="10.00pt" fo:font-weight="bold" fo:font-family="'Courier New'" style:font-family-asian="'Courier New'" style:font-family-complex="'Courier New'" fo:background-color="transparent" fo:color="#800040"/>
    </style:style>
    <style:style style:name="T493" style:family="text">
      <style:text-properties fo:font-size="10.00pt" fo:font-weight="bold" fo:font-family="'Courier New'" style:font-family-asian="'Courier New'" style:font-family-complex="'Courier New'" fo:background-color="transparent" fo:color="#000080"/>
    </style:style>
    <style:style style:name="T494" style:family="text">
      <style:text-properties fo:font-size="10.00pt" fo:font-weight="bold" fo:font-family="'Courier New'" style:font-family-asian="'Courier New'" style:font-family-complex="'Courier New'" fo:background-color="transparent" fo:color="#800040"/>
    </style:style>
    <style:style style:name="T495" style:family="text">
      <style:text-properties fo:font-size="10.00pt" fo:font-weight="normal" fo:font-family="'Courier New'" style:font-family-asian="'Courier New'" style:font-family-complex="'Courier New'" fo:background-color="transparent" fo:color="#000000"/>
    </style:style>
    <style:style style:name="T496" style:family="text">
      <style:text-properties fo:font-size="10.00pt" fo:font-weight="bold" fo:font-family="'Courier New'" style:font-family-asian="'Courier New'" style:font-family-complex="'Courier New'" fo:background-color="transparent" fo:color="#000080"/>
    </style:style>
    <style:style style:name="T497" style:family="text">
      <style:text-properties fo:font-size="10.00pt" fo:font-weight="normal" fo:font-family="'Courier New'" style:font-family-asian="'Courier New'" style:font-family-complex="'Courier New'" fo:background-color="transparent" fo:color="#000000"/>
    </style:style>
    <style:style style:name="T498" style:family="text">
      <style:text-properties fo:font-size="10.00pt" fo:font-weight="bold" fo:font-family="'Courier New'" style:font-family-asian="'Courier New'" style:font-family-complex="'Courier New'" fo:background-color="transparent" fo:color="#800040"/>
    </style:style>
    <style:style style:name="T499" style:family="text">
      <style:text-properties fo:font-size="10.00pt" fo:font-weight="normal" fo:font-family="'Courier New'" style:font-family-asian="'Courier New'" style:font-family-complex="'Courier New'" fo:background-color="transparent" fo:color="#000000"/>
    </style:style>
    <style:style style:name="T500" style:family="text">
      <style:text-properties fo:font-size="10.00pt" fo:font-weight="bold" fo:font-family="'Courier New'" style:font-family-asian="'Courier New'" style:font-family-complex="'Courier New'" fo:background-color="transparent" fo:color="#800040"/>
    </style:style>
    <style:style style:name="T501" style:family="text">
      <style:text-properties fo:font-size="10.00pt" fo:font-weight="normal" fo:font-family="'Courier New'" style:font-family-asian="'Courier New'" style:font-family-complex="'Courier New'" fo:background-color="transparent" fo:color="#000000"/>
    </style:style>
    <style:style style:name="T502" style:family="text">
      <style:text-properties fo:font-size="10.00pt" fo:font-weight="bold" fo:font-family="'Courier New'" style:font-family-asian="'Courier New'" style:font-family-complex="'Courier New'" fo:background-color="transparent" fo:color="#000080"/>
    </style:style>
    <style:style style:name="T503" style:family="text">
      <style:text-properties fo:font-size="10.00pt" fo:font-weight="normal" fo:font-family="'Courier New'" style:font-family-asian="'Courier New'" style:font-family-complex="'Courier New'" fo:background-color="transparent" fo:color="#000000"/>
    </style:style>
    <style:style style:name="T504" style:family="text">
      <style:text-properties fo:font-size="10.00pt" fo:font-weight="bold" fo:font-family="'Courier New'" style:font-family-asian="'Courier New'" style:font-family-complex="'Courier New'" fo:background-color="transparent" fo:color="#800040"/>
    </style:style>
    <style:style style:name="T505" style:family="text">
      <style:text-properties fo:font-size="10.00pt" fo:font-weight="normal" fo:font-family="'Courier New'" style:font-family-asian="'Courier New'" style:font-family-complex="'Courier New'" fo:background-color="transparent" fo:color="#000000"/>
    </style:style>
    <style:style style:name="T506" style:family="text">
      <style:text-properties fo:font-size="10.00pt" fo:font-weight="bold" fo:font-family="'Courier New'" style:font-family-asian="'Courier New'" style:font-family-complex="'Courier New'" fo:background-color="transparent" fo:color="#000080"/>
    </style:style>
    <style:style style:name="T507" style:family="text">
      <style:text-properties fo:font-size="10.00pt" fo:font-weight="normal" fo:font-family="'Courier New'" style:font-family-asian="'Courier New'" style:font-family-complex="'Courier New'" fo:background-color="transparent" fo:color="#0a9801"/>
    </style:style>
    <style:style style:name="T508" style:family="text">
      <style:text-properties fo:font-size="10.00pt" fo:font-weight="normal" fo:font-family="'Courier New'" style:font-family-asian="'Courier New'" style:font-family-complex="'Courier New'" fo:background-color="transparent" fo:color="#000000"/>
    </style:style>
    <style:style style:name="T509" style:family="text">
      <style:text-properties fo:font-size="10.00pt" fo:font-weight="bold" fo:font-family="'Courier New'" style:font-family-asian="'Courier New'" style:font-family-complex="'Courier New'" fo:background-color="transparent" fo:color="#000080"/>
    </style:style>
    <style:style style:name="T510" style:family="text">
      <style:text-properties fo:font-size="10.00pt" fo:font-weight="normal" fo:font-family="'Courier New'" style:font-family-asian="'Courier New'" style:font-family-complex="'Courier New'" fo:background-color="transparent" fo:color="#0a9801"/>
    </style:style>
    <style:style style:name="T511" style:family="text">
      <style:text-properties fo:font-size="10.00pt" fo:font-weight="normal" fo:font-family="'Courier New'" style:font-family-asian="'Courier New'" style:font-family-complex="'Courier New'" fo:background-color="transparent" fo:color="#000000"/>
    </style:style>
    <style:style style:name="T512" style:family="text">
      <style:text-properties fo:font-size="10.00pt" fo:font-weight="bold" fo:font-family="'Courier New'" style:font-family-asian="'Courier New'" style:font-family-complex="'Courier New'" fo:background-color="transparent" fo:color="#800040"/>
    </style:style>
    <style:style style:name="T513" style:family="text">
      <style:text-properties fo:font-size="10.00pt" fo:font-weight="normal" fo:font-family="'Courier New'" style:font-family-asian="'Courier New'" style:font-family-complex="'Courier New'" fo:background-color="transparent" fo:color="#000000"/>
    </style:style>
    <style:style style:name="T514" style:family="text">
      <style:text-properties fo:font-size="10.00pt" fo:font-weight="bold" fo:font-family="'Courier New'" style:font-family-asian="'Courier New'" style:font-family-complex="'Courier New'" fo:background-color="transparent" fo:color="#800040"/>
    </style:style>
    <style:style style:name="T515" style:family="text">
      <style:text-properties fo:font-size="10.00pt" fo:font-weight="normal" fo:font-family="'Courier New'" style:font-family-asian="'Courier New'" style:font-family-complex="'Courier New'" fo:background-color="transparent" fo:color="#000000"/>
    </style:style>
    <style:style style:name="T516" style:family="text">
      <style:text-properties fo:font-size="10.00pt" fo:font-weight="normal" fo:font-family="'Courier New'" style:font-family-asian="'Courier New'" style:font-family-complex="'Courier New'" fo:background-color="transparent" fo:color="#0a9801"/>
    </style:style>
    <style:style style:name="T517" style:family="text">
      <style:text-properties fo:font-size="10.00pt" fo:font-weight="normal" fo:font-family="'Courier New'" style:font-family-asian="'Courier New'" style:font-family-complex="'Courier New'" fo:background-color="transparent" fo:color="#000000"/>
    </style:style>
    <style:style style:name="T518" style:family="text">
      <style:text-properties fo:font-size="10.00pt" fo:font-weight="normal" fo:font-family="'Courier New'" style:font-family-asian="'Courier New'" style:font-family-complex="'Courier New'" fo:background-color="transparent" fo:color="#0a9801"/>
    </style:style>
    <style:style style:name="T519" style:family="text">
      <style:text-properties fo:font-size="10.00pt" fo:font-weight="normal" fo:font-family="'Courier New'" style:font-family-asian="'Courier New'" style:font-family-complex="'Courier New'" fo:background-color="transparent" fo:color="#000000"/>
    </style:style>
    <style:style style:name="T520" style:family="text">
      <style:text-properties fo:font-size="10.00pt" fo:font-weight="bold" fo:font-family="'Courier New'" style:font-family-asian="'Courier New'" style:font-family-complex="'Courier New'" fo:background-color="transparent" fo:color="#800040"/>
    </style:style>
    <style:style style:name="T521" style:family="text">
      <style:text-properties fo:font-size="10.00pt" fo:font-weight="normal" fo:font-family="'Courier New'" style:font-family-asian="'Courier New'" style:font-family-complex="'Courier New'" fo:background-color="transparent" fo:color="#000000"/>
    </style:style>
    <style:style style:name="T522" style:family="text">
      <style:text-properties fo:font-size="10.00pt" fo:font-weight="bold" fo:font-family="'Courier New'" style:font-family-asian="'Courier New'" style:font-family-complex="'Courier New'" fo:background-color="transparent" fo:color="#800040"/>
    </style:style>
    <style:style style:name="T523" style:family="text">
      <style:text-properties fo:font-size="10.00pt" fo:font-weight="normal" fo:font-family="'Courier New'" style:font-family-asian="'Courier New'" style:font-family-complex="'Courier New'" fo:background-color="transparent" fo:color="#000000"/>
    </style:style>
    <style:style style:name="T524" style:family="text">
      <style:text-properties fo:font-size="10.00pt" fo:font-weight="normal" fo:font-family="'Courier New'" style:font-family-asian="'Courier New'" style:font-family-complex="'Courier New'" fo:background-color="transparent" fo:color="#ff0000"/>
    </style:style>
    <style:style style:name="T525" style:family="text">
      <style:text-properties fo:font-size="10.00pt" fo:font-weight="normal" fo:font-family="'Courier New'" style:font-family-asian="'Courier New'" style:font-family-complex="'Courier New'" fo:background-color="transparent" fo:color="#000000"/>
    </style:style>
    <style:style style:name="T526" style:family="text">
      <style:text-properties fo:font-size="10.00pt" fo:font-weight="normal" fo:font-family="'Courier New'" style:font-family-asian="'Courier New'" style:font-family-complex="'Courier New'" fo:background-color="transparent" fo:color="#008080"/>
    </style:style>
    <style:style style:name="T527" style:family="text">
      <style:text-properties fo:font-size="10.00pt" fo:font-weight="normal" fo:font-family="'Courier New'" style:font-family-asian="'Courier New'" style:font-family-complex="'Courier New'" fo:background-color="transparent" fo:color="#3f7f7f"/>
    </style:style>
    <style:style style:name="T528" style:family="text">
      <style:text-properties fo:font-size="10.00pt" fo:font-weight="normal" fo:font-family="'Courier New'" style:font-family-asian="'Courier New'" style:font-family-complex="'Courier New'" fo:background-color="transparent" style:use-window-font-color="true"/>
    </style:style>
    <style:style style:name="T529" style:family="text">
      <style:text-properties fo:font-size="10.00pt" fo:font-weight="normal" fo:font-family="'Courier New'" style:font-family-asian="'Courier New'" style:font-family-complex="'Courier New'" fo:background-color="transparent" fo:color="#7f007f"/>
    </style:style>
    <style:style style:name="T530" style:family="text">
      <style:text-properties fo:font-size="10.00pt" fo:font-weight="normal" fo:font-family="'Courier New'" style:font-family-asian="'Courier New'" style:font-family-complex="'Courier New'" fo:background-color="transparent" fo:color="#000000"/>
    </style:style>
    <style:style style:name="T531" style:family="text">
      <style:text-properties fo:font-size="10.00pt" fo:font-weight="normal" fo:font-family="'Courier New'" style:font-family-asian="'Courier New'" style:font-family-complex="'Courier New'" fo:background-color="transparent" fo:color="#2a00ff" fo:font-style="italic"/>
    </style:style>
    <style:style style:name="T532" style:family="text">
      <style:text-properties fo:font-size="10.00pt" fo:font-weight="normal" fo:font-family="'Courier New'" style:font-family-asian="'Courier New'" style:font-family-complex="'Courier New'" fo:background-color="transparent" fo:color="#008080"/>
    </style:style>
    <style:style style:name="T533" style:family="text">
      <style:text-properties fo:font-size="10.00pt" fo:font-weight="normal" fo:font-family="'Courier New'" style:font-family-asian="'Courier New'" style:font-family-complex="'Courier New'" fo:background-color="transparent" fo:color="#000000"/>
    </style:style>
    <style:style style:name="T534" style:family="text">
      <style:text-properties fo:font-size="10.00pt" fo:font-weight="normal" fo:font-family="'Courier New'" style:font-family-asian="'Courier New'" style:font-family-complex="'Courier New'" fo:background-color="transparent" fo:color="#008080"/>
    </style:style>
    <style:style style:name="T535" style:family="text">
      <style:text-properties fo:font-size="10.00pt" fo:font-weight="normal" fo:font-family="'Courier New'" style:font-family-asian="'Courier New'" style:font-family-complex="'Courier New'" fo:background-color="transparent" fo:color="#3f7f7f"/>
    </style:style>
    <style:style style:name="T536" style:family="text">
      <style:text-properties fo:font-size="10.00pt" fo:font-weight="normal" fo:font-family="'Courier New'" style:font-family-asian="'Courier New'" style:font-family-complex="'Courier New'" fo:background-color="transparent" style:use-window-font-color="true"/>
    </style:style>
    <style:style style:name="T537" style:family="text">
      <style:text-properties fo:font-size="10.00pt" fo:font-weight="normal" fo:font-family="'Courier New'" style:font-family-asian="'Courier New'" style:font-family-complex="'Courier New'" fo:background-color="transparent" fo:color="#7f007f"/>
    </style:style>
    <style:style style:name="T538" style:family="text">
      <style:text-properties fo:font-size="10.00pt" fo:font-weight="normal" fo:font-family="'Courier New'" style:font-family-asian="'Courier New'" style:font-family-complex="'Courier New'" fo:background-color="transparent" fo:color="#000000"/>
    </style:style>
    <style:style style:name="T539" style:family="text">
      <style:text-properties fo:font-size="10.00pt" fo:font-weight="normal" fo:font-family="'Courier New'" style:font-family-asian="'Courier New'" style:font-family-complex="'Courier New'" fo:background-color="transparent" style:use-window-font-color="true"/>
    </style:style>
    <style:style style:name="T540" style:family="text">
      <style:text-properties fo:font-size="10.00pt" fo:font-weight="normal" fo:font-family="'Courier New'" style:font-family-asian="'Courier New'" style:font-family-complex="'Courier New'" fo:background-color="transparent" fo:color="#ff0000"/>
    </style:style>
    <style:style style:name="T541" style:family="text">
      <style:text-properties fo:font-size="10.00pt" fo:font-weight="normal" fo:font-family="'Courier New'" style:font-family-asian="'Courier New'" style:font-family-complex="'Courier New'" fo:background-color="transparent" fo:color="#000000"/>
    </style:style>
    <style:style style:name="T542" style:family="text">
      <style:text-properties fo:font-size="10.00pt" fo:font-weight="bold" fo:font-family="'Courier New'" style:font-family-asian="'Courier New'" style:font-family-complex="'Courier New'" fo:background-color="transparent" fo:color="#000080"/>
    </style:style>
    <style:style style:name="T543" style:family="text">
      <style:text-properties fo:font-size="10.00pt" fo:font-weight="normal" fo:font-family="'Courier New'" style:font-family-asian="'Courier New'" style:font-family-complex="'Courier New'" fo:background-color="transparent" fo:color="#000000"/>
    </style:style>
    <style:style style:name="T544" style:family="text">
      <style:text-properties fo:font-size="10.00pt" fo:font-weight="bold" fo:font-family="'Courier New'" style:font-family-asian="'Courier New'" style:font-family-complex="'Courier New'" fo:background-color="transparent" fo:color="#800040"/>
    </style:style>
    <style:style style:name="T545" style:family="text">
      <style:text-properties fo:font-size="10.00pt" fo:font-weight="normal" fo:font-family="'Courier New'" style:font-family-asian="'Courier New'" style:font-family-complex="'Courier New'" fo:background-color="transparent" fo:color="#000000"/>
    </style:style>
    <style:style style:name="T546" style:family="text">
      <style:text-properties fo:font-size="10.00pt" fo:font-weight="normal" fo:font-family="'Courier New'" style:font-family-asian="'Courier New'" style:font-family-complex="'Courier New'" fo:background-color="transparent" fo:color="#ff0000"/>
    </style:style>
    <style:style style:name="T547" style:family="text">
      <style:text-properties fo:font-size="10.00pt" fo:font-weight="normal" fo:font-family="'Courier New'" style:font-family-asian="'Courier New'" style:font-family-complex="'Courier New'" fo:background-color="transparent" style:use-window-font-color="true"/>
    </style:style>
    <style:style style:name="T548" style:family="text">
      <style:text-properties fo:font-size="10.00pt" fo:font-weight="normal" fo:font-family="'Courier New'" style:font-family-asian="'Courier New'" style:font-family-complex="'Courier New'" fo:background-color="transparent" fo:color="#008080"/>
    </style:style>
    <style:style style:name="T549" style:family="text">
      <style:text-properties fo:font-size="10.00pt" fo:font-weight="normal" fo:font-family="'Courier New'" style:font-family-asian="'Courier New'" style:font-family-complex="'Courier New'" fo:background-color="transparent" fo:color="#000000"/>
    </style:style>
    <style:style style:name="T550" style:family="text">
      <style:text-properties fo:font-size="10.00pt" fo:font-weight="normal" fo:font-family="'Courier New'" style:font-family-asian="'Courier New'" style:font-family-complex="'Courier New'" fo:background-color="transparent" fo:color="#008080"/>
    </style:style>
    <style:style style:name="T551" style:family="text">
      <style:text-properties fo:font-size="10.00pt" fo:font-weight="normal" fo:font-family="'Courier New'" style:font-family-asian="'Courier New'" style:font-family-complex="'Courier New'" fo:background-color="transparent" fo:color="#3f7f7f"/>
    </style:style>
    <style:style style:name="T552" style:family="text">
      <style:text-properties fo:font-size="10.00pt" fo:font-weight="normal" fo:font-family="'Courier New'" style:font-family-asian="'Courier New'" style:font-family-complex="'Courier New'" fo:background-color="transparent" style:use-window-font-color="true"/>
    </style:style>
    <style:style style:name="T553" style:family="text">
      <style:text-properties fo:font-size="10.00pt" fo:font-weight="normal" fo:font-family="'Courier New'" style:font-family-asian="'Courier New'" style:font-family-complex="'Courier New'" fo:background-color="transparent" fo:color="#7f007f"/>
    </style:style>
    <style:style style:name="T554" style:family="text">
      <style:text-properties fo:font-size="10.00pt" fo:font-weight="normal" fo:font-family="'Courier New'" style:font-family-asian="'Courier New'" style:font-family-complex="'Courier New'" fo:background-color="transparent" fo:color="#000000"/>
    </style:style>
    <style:style style:name="T555" style:family="text">
      <style:text-properties fo:font-size="10.00pt" fo:font-weight="normal" fo:font-family="'Courier New'" style:font-family-asian="'Courier New'" style:font-family-complex="'Courier New'" fo:background-color="transparent" fo:color="#2a00ff" fo:font-style="italic"/>
    </style:style>
    <style:style style:name="T556" style:family="text">
      <style:text-properties fo:font-size="10.00pt" fo:font-weight="normal" fo:font-family="'Courier New'" style:font-family-asian="'Courier New'" style:font-family-complex="'Courier New'" fo:background-color="transparent" style:use-window-font-color="true"/>
    </style:style>
    <style:style style:name="T557" style:family="text">
      <style:text-properties fo:font-size="10.00pt" fo:font-weight="normal" fo:font-family="'Courier New'" style:font-family-asian="'Courier New'" style:font-family-complex="'Courier New'" fo:background-color="transparent" fo:color="#7f007f"/>
    </style:style>
    <style:style style:name="T558" style:family="text">
      <style:text-properties fo:font-size="10.00pt" fo:font-weight="normal" fo:font-family="'Courier New'" style:font-family-asian="'Courier New'" style:font-family-complex="'Courier New'" fo:background-color="transparent" fo:color="#000000"/>
    </style:style>
    <style:style style:name="T559" style:family="text">
      <style:text-properties fo:font-size="10.00pt" fo:font-weight="normal" fo:font-family="'Courier New'" style:font-family-asian="'Courier New'" style:font-family-complex="'Courier New'" fo:background-color="transparent" style:use-window-font-color="true"/>
    </style:style>
    <style:style style:name="T560" style:family="text">
      <style:text-properties fo:font-size="10.00pt" fo:font-weight="normal" fo:font-family="'Courier New'" style:font-family-asian="'Courier New'" style:font-family-complex="'Courier New'" fo:background-color="transparent" fo:color="#ff0000"/>
    </style:style>
    <style:style style:name="T561" style:family="text">
      <style:text-properties fo:font-size="10.00pt" fo:font-weight="normal" fo:font-family="'Courier New'" style:font-family-asian="'Courier New'" style:font-family-complex="'Courier New'" fo:background-color="transparent" fo:color="#000000"/>
    </style:style>
    <style:style style:name="T562" style:family="text">
      <style:text-properties fo:font-size="10.00pt" fo:font-weight="bold" fo:font-family="'Courier New'" style:font-family-asian="'Courier New'" style:font-family-complex="'Courier New'" fo:background-color="transparent" fo:color="#000080"/>
    </style:style>
    <style:style style:name="T563" style:family="text">
      <style:text-properties fo:font-size="10.00pt" fo:font-weight="normal" fo:font-family="'Courier New'" style:font-family-asian="'Courier New'" style:font-family-complex="'Courier New'" fo:background-color="transparent" fo:color="#000000"/>
    </style:style>
    <style:style style:name="T564" style:family="text">
      <style:text-properties fo:font-size="10.00pt" fo:font-weight="bold" fo:font-family="'Courier New'" style:font-family-asian="'Courier New'" style:font-family-complex="'Courier New'" fo:background-color="transparent" fo:color="#800040"/>
    </style:style>
    <style:style style:name="T565" style:family="text">
      <style:text-properties fo:font-size="10.00pt" fo:font-weight="normal" fo:font-family="'Courier New'" style:font-family-asian="'Courier New'" style:font-family-complex="'Courier New'" fo:background-color="transparent" fo:color="#000000"/>
    </style:style>
    <style:style style:name="T566" style:family="text">
      <style:text-properties fo:font-size="10.00pt" fo:font-weight="normal" fo:font-family="'Courier New'" style:font-family-asian="'Courier New'" style:font-family-complex="'Courier New'" fo:background-color="transparent" fo:color="#ff0000"/>
    </style:style>
    <style:style style:name="T567" style:family="text">
      <style:text-properties fo:font-size="10.00pt" fo:font-weight="normal" fo:font-family="'Courier New'" style:font-family-asian="'Courier New'" style:font-family-complex="'Courier New'" fo:background-color="transparent" style:use-window-font-color="true"/>
    </style:style>
    <style:style style:name="T568" style:family="text">
      <style:text-properties fo:font-size="10.00pt" fo:font-weight="normal" fo:font-family="'Courier New'" style:font-family-asian="'Courier New'" style:font-family-complex="'Courier New'" fo:background-color="transparent" fo:color="#008080"/>
    </style:style>
    <style:style style:name="T569" style:family="text">
      <style:text-properties fo:font-size="10.00pt" fo:font-weight="normal" fo:font-family="'Courier New'" style:font-family-asian="'Courier New'" style:font-family-complex="'Courier New'" fo:background-color="transparent" fo:color="#3f7f7f"/>
    </style:style>
    <style:style style:name="T570" style:family="text">
      <style:text-properties fo:font-size="10.00pt" fo:font-weight="normal" fo:font-family="'Courier New'" style:font-family-asian="'Courier New'" style:font-family-complex="'Courier New'" fo:background-color="transparent" fo:color="#008080"/>
    </style:style>
    <style:style style:name="T571" style:family="text">
      <style:text-properties fo:font-size="10.00pt" fo:font-weight="normal" fo:font-family="'Courier New'" style:font-family-asian="'Courier New'" style:font-family-complex="'Courier New'" fo:background-color="transparent" fo:color="#000000"/>
    </style:style>
    <style:style style:name="T572" style:family="text">
      <style:text-properties fo:font-size="10.00pt" fo:font-weight="normal" fo:font-family="'Courier New'" style:font-family-asian="'Courier New'" style:font-family-complex="'Courier New'" fo:background-color="transparent" fo:color="#008080"/>
    </style:style>
    <style:style style:name="T573" style:family="text">
      <style:text-properties fo:font-size="10.00pt" fo:font-weight="normal" fo:font-family="'Courier New'" style:font-family-asian="'Courier New'" style:font-family-complex="'Courier New'" fo:background-color="transparent" fo:color="#3f7f7f"/>
    </style:style>
    <style:style style:name="T574" style:family="text">
      <style:text-properties fo:font-size="10.00pt" fo:font-weight="normal" fo:font-family="'Courier New'" style:font-family-asian="'Courier New'" style:font-family-complex="'Courier New'" fo:background-color="transparent" fo:color="#008080"/>
    </style:style>
    <style:style style:name="T575" style:family="text">
      <style:text-properties fo:font-size="10.00pt" fo:font-weight="normal" fo:font-family="'Courier New'" style:font-family-asian="'Courier New'" style:font-family-complex="'Courier New'" fo:background-color="transparent" fo:color="#3f7f7f"/>
    </style:style>
    <style:style style:name="T576" style:family="text">
      <style:text-properties fo:font-size="10.00pt" fo:font-weight="normal" fo:font-family="'Courier New'" style:font-family-asian="'Courier New'" style:font-family-complex="'Courier New'" fo:background-color="transparent" style:use-window-font-color="true"/>
    </style:style>
    <style:style style:name="T577" style:family="text">
      <style:text-properties fo:font-size="10.00pt" fo:font-weight="normal" fo:font-family="'Courier New'" style:font-family-asian="'Courier New'" style:font-family-complex="'Courier New'" fo:background-color="transparent" fo:color="#7f007f"/>
    </style:style>
    <style:style style:name="T578" style:family="text">
      <style:text-properties fo:font-size="10.00pt" fo:font-weight="normal" fo:font-family="'Courier New'" style:font-family-asian="'Courier New'" style:font-family-complex="'Courier New'" fo:background-color="transparent" fo:color="#000000"/>
    </style:style>
    <style:style style:name="T579" style:family="text">
      <style:text-properties fo:font-size="10.00pt" fo:font-weight="normal" fo:font-family="'Courier New'" style:font-family-asian="'Courier New'" style:font-family-complex="'Courier New'" fo:background-color="transparent" fo:color="#2a00ff" fo:font-style="italic"/>
    </style:style>
    <style:style style:name="T580" style:family="text">
      <style:text-properties fo:font-size="10.00pt" fo:font-weight="normal" fo:font-family="'Courier New'" style:font-family-asian="'Courier New'" style:font-family-complex="'Courier New'" fo:background-color="transparent" style:use-window-font-color="true"/>
    </style:style>
    <style:style style:name="T581" style:family="text">
      <style:text-properties fo:font-size="10.00pt" fo:font-weight="normal" fo:font-family="'Courier New'" style:font-family-asian="'Courier New'" style:font-family-complex="'Courier New'" fo:background-color="transparent" fo:color="#7f007f"/>
    </style:style>
    <style:style style:name="T582" style:family="text">
      <style:text-properties fo:font-size="10.00pt" fo:font-weight="normal" fo:font-family="'Courier New'" style:font-family-asian="'Courier New'" style:font-family-complex="'Courier New'" fo:background-color="transparent" fo:color="#000000"/>
    </style:style>
    <style:style style:name="T583" style:family="text">
      <style:text-properties fo:font-size="10.00pt" fo:font-weight="normal" fo:font-family="'Courier New'" style:font-family-asian="'Courier New'" style:font-family-complex="'Courier New'" fo:background-color="transparent" fo:color="#2a00ff" fo:font-style="italic"/>
    </style:style>
    <style:style style:name="T584" style:family="text">
      <style:text-properties fo:font-size="10.00pt" fo:font-weight="normal" fo:font-family="'Courier New'" style:font-family-asian="'Courier New'" style:font-family-complex="'Courier New'" fo:background-color="transparent" fo:color="#008080"/>
    </style:style>
    <style:style style:name="T585" style:family="text">
      <style:text-properties fo:font-size="10.00pt" fo:font-weight="normal" fo:font-family="'Courier New'" style:font-family-asian="'Courier New'" style:font-family-complex="'Courier New'" fo:background-color="transparent" fo:color="#ff0000"/>
    </style:style>
    <style:style style:name="T586" style:family="text">
      <style:text-properties fo:font-size="10.00pt" fo:font-weight="normal" fo:font-family="'Courier New'" style:font-family-asian="'Courier New'" style:font-family-complex="'Courier New'" fo:background-color="transparent" fo:color="#000000"/>
    </style:style>
    <style:style style:name="T587" style:family="text">
      <style:text-properties fo:font-size="10.00pt" fo:font-weight="bold" fo:font-family="'Courier New'" style:font-family-asian="'Courier New'" style:font-family-complex="'Courier New'" fo:background-color="transparent" fo:color="#000080"/>
    </style:style>
    <style:style style:name="T588" style:family="text">
      <style:text-properties fo:font-size="10.00pt" fo:font-weight="bold" fo:font-family="'Courier New'" style:font-family-asian="'Courier New'" style:font-family-complex="'Courier New'" fo:background-color="transparent" fo:color="#800040"/>
    </style:style>
    <style:style style:name="T589" style:family="text">
      <style:text-properties fo:font-size="10.00pt" fo:font-weight="normal" fo:font-family="'Courier New'" style:font-family-asian="'Courier New'" style:font-family-complex="'Courier New'" fo:background-color="transparent" fo:color="#000000"/>
    </style:style>
    <style:style style:name="T590" style:family="text">
      <style:text-properties fo:font-size="10.00pt" fo:font-weight="normal" fo:font-family="'Courier New'" style:font-family-asian="'Courier New'" style:font-family-complex="'Courier New'" fo:background-color="transparent" fo:color="#0a9801"/>
    </style:style>
    <style:style style:name="T591" style:family="text">
      <style:text-properties fo:font-size="10.00pt" fo:font-weight="normal" fo:font-family="'Courier New'" style:font-family-asian="'Courier New'" style:font-family-complex="'Courier New'" fo:background-color="transparent" fo:color="#000000"/>
    </style:style>
    <style:style style:name="T592" style:family="text">
      <style:text-properties fo:font-size="10.00pt" fo:font-weight="normal" fo:font-family="'Courier New'" style:font-family-asian="'Courier New'" style:font-family-complex="'Courier New'" fo:background-color="transparent" fo:color="#ff0000"/>
    </style:style>
    <style:style style:name="T593" style:family="text">
      <style:text-properties fo:font-size="10.00pt" fo:font-weight="normal" fo:font-family="'Courier New'" style:font-family-asian="'Courier New'" style:font-family-complex="'Courier New'" fo:background-color="transparent" fo:color="#008080"/>
    </style:style>
    <style:style style:name="T594" style:family="text">
      <style:text-properties fo:font-size="10.00pt" fo:font-weight="normal" fo:font-family="'Courier New'" style:font-family-asian="'Courier New'" style:font-family-complex="'Courier New'" fo:background-color="transparent" fo:color="#3f7f7f"/>
    </style:style>
    <style:style style:name="T595" style:family="text">
      <style:text-properties fo:font-size="10.00pt" fo:font-weight="normal" fo:font-family="'Courier New'" style:font-family-asian="'Courier New'" style:font-family-complex="'Courier New'" fo:background-color="transparent" fo:color="#008080"/>
    </style:style>
    <style:style style:name="T596" style:family="text">
      <style:text-properties fo:font-size="10.00pt" fo:font-weight="normal" fo:font-family="'Courier New'" style:font-family-asian="'Courier New'" style:font-family-complex="'Courier New'" fo:background-color="transparent" fo:color="#000000"/>
    </style:style>
    <style:style style:name="T597" style:family="text">
      <style:text-properties fo:font-size="10.00pt" fo:font-weight="normal" fo:font-family="'Courier New'" style:font-family-asian="'Courier New'" style:font-family-complex="'Courier New'" fo:background-color="transparent" fo:color="#008080"/>
    </style:style>
    <style:style style:name="T598" style:family="text">
      <style:text-properties fo:font-size="10.00pt" fo:font-weight="normal" fo:font-family="'Courier New'" style:font-family-asian="'Courier New'" style:font-family-complex="'Courier New'" fo:background-color="transparent" fo:color="#3f7f7f"/>
    </style:style>
    <style:style style:name="T599" style:family="text">
      <style:text-properties fo:font-size="10.00pt" fo:font-weight="normal" fo:font-family="'Courier New'" style:font-family-asian="'Courier New'" style:font-family-complex="'Courier New'" fo:background-color="transparent" fo:color="#008080"/>
    </style:style>
    <style:style style:name="T600" style:family="text">
      <style:text-properties fo:font-size="10.00pt" fo:font-weight="normal" fo:font-family="'Courier New'" style:font-family-asian="'Courier New'" style:font-family-complex="'Courier New'" fo:background-color="transparent" fo:color="#ff0000"/>
    </style:style>
    <style:style style:name="T601" style:family="text">
      <style:text-properties fo:font-size="10.00pt" fo:font-weight="normal" fo:font-family="'Courier New'" style:font-family-asian="'Courier New'" style:font-family-complex="'Courier New'" fo:background-color="transparent" fo:color="#000000"/>
    </style:style>
    <style:style style:name="T602" style:family="text">
      <style:text-properties fo:font-size="10.00pt" fo:font-weight="normal" fo:font-family="'Courier New'" style:font-family-asian="'Courier New'" style:font-family-complex="'Courier New'" fo:background-color="transparent" fo:color="#ff0000"/>
    </style:style>
    <style:style style:name="T603" style:family="text">
      <style:text-properties fo:font-size="10.00pt" fo:font-weight="normal" fo:font-family="'Courier New'" style:font-family-asian="'Courier New'" style:font-family-complex="'Courier New'" fo:background-color="transparent" fo:color="#008080"/>
    </style:style>
    <style:style style:name="T604" style:family="text">
      <style:text-properties fo:font-size="10.00pt" fo:font-weight="normal" fo:font-family="'Courier New'" style:font-family-asian="'Courier New'" style:font-family-complex="'Courier New'" fo:background-color="transparent" fo:color="#3f7f7f"/>
    </style:style>
    <style:style style:name="T605" style:family="text">
      <style:text-properties fo:font-size="10.00pt" fo:font-weight="normal" fo:font-family="'Courier New'" style:font-family-asian="'Courier New'" style:font-family-complex="'Courier New'" fo:background-color="transparent" fo:color="#008080"/>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4.00pt" fo:font-weight="bold" fo:font-family="Calibri" style:font-family-asian="Calibri" style:font-family-complex="Calibri" fo:background-color="transparent" style:use-window-font-color="true"/>
    </style:style>
    <style:style style:name="T608" style:family="text">
      <style:text-properties fo:font-size="12.00pt" fo:font-weight="normal" fo:font-family="Calibri" style:font-family-asian="Calibri" style:font-family-complex="Calibri" fo:background-color="transparent" style:use-window-font-color="true"/>
    </style:style>
    <style:style style:name="T609" style:family="text">
      <style:text-properties fo:font-size="11.00pt" fo:font-weight="normal" fo:font-family="Calibri" style:font-family-asian="Calibri" style:font-family-complex="Calibri" fo:background-color="transparent" style:use-window-font-color="true"/>
    </style:style>
    <style:style style:name="T610" style:family="text">
      <style:text-properties fo:font-size="12.00pt" fo:font-weight="bold" fo:font-family="Calibri" style:font-family-asian="Calibri" style:font-family-complex="Calibri" fo:background-color="transparent" style:use-window-font-color="true"/>
    </style:style>
    <style:style style:name="T611"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justify"/>
    </style:style>
    <style:style style:name="P3" style:family="paragraph">
      <style:paragraph-properties fo:line-height="100.00%" fo:text-align="left" fo:margin-top="12.00pt" fo:margin-bottom="6.00pt"/>
    </style:style>
    <style:style style:name="P4" style:family="paragraph">
      <style:paragraph-properties fo:line-height="100.00%" fo:text-align="left">
        <style:tab-stops>
          <style:tab-stop style:position="468.00pt" style:type="right" style:leader-style="dotted"/>
        </style:tab-stops>
      </style:paragraph-properties>
    </style:style>
    <style:style style:name="P5" style:family="paragraph">
      <style:paragraph-properties fo:line-height="100.00%" fo:text-align="left" fo:margin-left="14.15pt" fo:text-indent="0.00pt">
        <style:tab-stops>
          <style:tab-stop style:position="439.70pt" style:type="right" style:leader-style="dotted"/>
        </style:tab-stops>
      </style:paragraph-properties>
    </style:style>
    <style:style style:name="P6" style:family="paragraph">
      <style:paragraph-properties fo:line-height="100.00%" fo:text-align="left">
        <style:tab-stops>
          <style:tab-stop style:position="468.00pt" style:type="right" style:leader-style="dotted"/>
        </style:tab-stops>
      </style:paragraph-properties>
    </style:style>
    <style:style style:name="P7" style:family="paragraph">
      <style:paragraph-properties fo:line-height="100.00%" fo:text-align="left" fo:margin-left="14.15pt" fo:text-indent="0.00pt">
        <style:tab-stops>
          <style:tab-stop style:position="439.70pt" style:type="right" style:leader-style="dotted"/>
        </style:tab-stops>
      </style:paragraph-properties>
    </style:style>
    <style:style style:name="P8" style:family="paragraph">
      <style:paragraph-properties fo:line-height="100.00%" fo:text-align="left">
        <style:tab-stops>
          <style:tab-stop style:position="468.00pt" style:type="right" style:leader-style="dotted"/>
        </style:tab-stops>
      </style:paragraph-properties>
    </style:style>
    <style:style style:name="P9" style:family="paragraph">
      <style:paragraph-properties fo:line-height="100.00%" fo:text-align="left" fo:margin-left="14.15pt" fo:text-indent="0.00pt">
        <style:tab-stops>
          <style:tab-stop style:position="439.70pt" style:type="right" style:leader-style="dotted"/>
        </style:tab-stops>
      </style:paragraph-properties>
    </style:style>
    <style:style style:name="P10" style:family="paragraph">
      <style:paragraph-properties fo:line-height="100.00%" fo:text-align="left">
        <style:tab-stops>
          <style:tab-stop style:position="468.00pt" style:type="right" style:leader-style="dotted"/>
        </style:tab-stops>
      </style:paragraph-properties>
    </style:style>
    <style:style style:name="P11" style:family="paragraph">
      <style:paragraph-properties fo:line-height="100.00%" fo:text-align="left" fo:margin-left="14.15pt" fo:text-indent="0.00pt">
        <style:tab-stops>
          <style:tab-stop style:position="439.70pt" style:type="right" style:leader-style="dotted"/>
        </style:tab-stops>
      </style:paragraph-properties>
    </style:style>
    <style:style style:name="P12" style:family="paragraph">
      <style:paragraph-properties fo:line-height="100.00%" fo:text-align="left" fo:margin-left="28.30pt" fo:text-indent="0.00pt">
        <style:tab-stops>
          <style:tab-stop style:position="411.40pt" style:type="right" style:leader-style="dotted"/>
        </style:tab-stops>
      </style:paragraph-properties>
    </style:style>
    <style:style style:name="P13" style:family="paragraph">
      <style:paragraph-properties fo:line-height="100.00%" fo:text-align="left">
        <style:tab-stops>
          <style:tab-stop style:position="468.00pt" style:type="right" style:leader-style="dotted"/>
        </style:tab-stops>
      </style:paragraph-properties>
    </style:style>
    <style:style style:name="P14" style:family="paragraph">
      <style:paragraph-properties fo:line-height="100.00%" fo:text-align="left" fo:margin-left="14.15pt" fo:text-indent="0.00pt">
        <style:tab-stops>
          <style:tab-stop style:position="439.70pt" style:type="right" style:leader-style="dotted"/>
        </style:tab-stops>
      </style:paragraph-properties>
    </style:style>
    <style:style style:name="P15" style:family="paragraph">
      <style:paragraph-properties fo:line-height="100.00%" fo:text-align="left">
        <style:tab-stops>
          <style:tab-stop style:position="468.00pt" style:type="right" style:leader-style="dotted"/>
        </style:tab-stops>
      </style:paragraph-properties>
    </style:style>
    <style:style style:name="P16" style:family="paragraph">
      <style:paragraph-properties fo:line-height="100.00%" fo:text-align="left" fo:margin-left="14.15pt" fo:text-indent="0.00pt">
        <style:tab-stops>
          <style:tab-stop style:position="439.70pt" style:type="right" style:leader-style="dotted"/>
        </style:tab-stops>
      </style:paragraph-properties>
    </style:style>
    <style:style style:name="P17" style:family="paragraph">
      <style:paragraph-properties fo:line-height="100.00%" fo:text-align="left">
        <style:tab-stops>
          <style:tab-stop style:position="468.00pt" style:type="right" style:leader-style="dotted"/>
        </style:tab-stops>
      </style:paragraph-properties>
    </style:style>
    <style:style style:name="P18" style:family="paragraph">
      <style:paragraph-properties fo:line-height="100.00%" fo:text-align="justify"/>
    </style:style>
    <style:style style:name="P19" style:family="paragraph">
      <style:paragraph-properties fo:line-height="100.00%" fo:text-align="left" fo:margin-top="12.00pt" fo:margin-bottom="6.00pt"/>
    </style:style>
    <style:style style:name="P20" style:family="paragraph">
      <style:paragraph-properties fo:line-height="100.00%" fo:text-align="justify"/>
    </style:style>
    <style:style style:name="P21" style:family="paragraph">
      <style:paragraph-properties fo:line-height="100.00%" fo:text-align="left" fo:margin-top="12.00pt" fo:margin-bottom="6.00pt"/>
    </style:style>
    <style:style style:name="P22" style:family="paragraph">
      <style:paragraph-properties fo:line-height="100.00%" fo:text-align="justify"/>
    </style:style>
    <text:list-style style:name="L23">
      <text:list-level-style-bullet text:level="1" text:bullet-char="•">
        <style:list-level-properties text:space-before="18.00pt" text:min-label-width="18.00pt"/>
        <style:text-properties fo:font-family="Symbol"/>
      </text:list-level-style-bullet>
    </text:list-style>
    <style:style style:name="P23" style:family="paragraph">
      <style:paragraph-properties fo:line-height="100.00%" fo:text-align="justify"/>
    </style:style>
    <style:style style:name="P24" style:family="paragraph">
      <style:paragraph-properties fo:line-height="100.00%" fo:text-align="justify" fo:margin-left="18.00pt" fo:text-indent="0.00pt"/>
    </style:style>
    <style:style style:name="P25" style:family="paragraph">
      <style:paragraph-properties fo:line-height="100.00%" fo:text-align="justify"/>
    </style:style>
    <style:style style:name="P26" style:family="paragraph">
      <style:paragraph-properties fo:line-height="100.00%" fo:text-align="left" fo:margin-top="12.00pt" fo:margin-bottom="6.00pt"/>
    </style:style>
    <style:style style:name="P27" style:family="paragraph">
      <style:paragraph-properties fo:line-height="100.00%" fo:text-align="justify"/>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00.00%" fo:text-align="justify"/>
    </style:style>
    <style:style style:name="P29" style:family="paragraph">
      <style:paragraph-properties fo:line-height="100.00%" fo:text-align="justify" fo:margin-left="18.00pt" fo:text-indent="0.00pt"/>
    </style:style>
    <style:style style:name="P30" style:family="paragraph">
      <style:paragraph-properties fo:line-height="100.00%" fo:text-align="justify"/>
    </style:style>
    <style:style style:name="P31" style:family="paragraph">
      <style:paragraph-properties fo:line-height="100.00%" fo:text-align="justify" fo:margin-left="18.00pt" fo:text-indent="0.00pt"/>
    </style:style>
    <style:style style:name="P32" style:family="paragraph">
      <style:paragraph-properties fo:line-height="100.00%" fo:text-align="justify"/>
    </style:style>
    <style:style style:name="P33" style:family="paragraph">
      <style:paragraph-properties fo:line-height="100.00%" fo:text-align="left" fo:margin-top="12.00pt" fo:margin-bottom="6.00pt"/>
    </style:style>
    <style:style style:name="P34" style:family="paragraph">
      <style:paragraph-properties fo:line-height="100.00%" fo:text-align="justify"/>
    </style:style>
    <style:style style:name="P35" style:family="paragraph">
      <style:paragraph-properties fo:line-height="100.00%" fo:text-align="left" fo:margin-top="12.00pt" fo:margin-bottom="6.00pt"/>
    </style:style>
    <style:style style:name="P36" style:family="paragraph">
      <style:paragraph-properties fo:line-height="100.00%" fo:text-align="justify"/>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00.00%" fo:text-align="justify" fo:margin-left="-18.00pt" fo:text-indent="18.00pt"/>
    </style:style>
    <style:style style:name="P38" style:family="paragraph">
      <style:paragraph-properties fo:line-height="100.00%" fo:text-align="justify"/>
    </style:style>
    <style:style style:name="P39" style:family="paragraph">
      <style:paragraph-properties fo:line-height="100.00%" fo:text-align="left" fo:margin-top="12.00pt" fo:margin-bottom="6.00pt"/>
    </style:style>
    <style:style style:name="P40" style:family="paragraph">
      <style:paragraph-properties fo:line-height="100.00%" fo:text-align="justify"/>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00.00%" fo:text-align="justify" fo:margin-left="-18.00pt" fo:text-indent="18.00pt"/>
    </style:style>
    <style:style style:name="P42" style:family="paragraph">
      <style:paragraph-properties fo:line-height="100.00%" fo:text-align="left" fo:margin-top="12.00pt" fo:margin-bottom="6.00pt"/>
    </style:style>
    <style:style style:name="P43" style:family="paragraph">
      <style:paragraph-properties fo:line-height="100.00%" fo:text-align="justify"/>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00.00%" fo:text-align="justify" fo:margin-left="-18.00pt" fo:text-indent="18.00pt"/>
    </style:style>
    <style:style style:name="P45" style:family="paragraph">
      <style:paragraph-properties fo:line-height="100.00%" fo:text-align="left" fo:margin-top="12.00pt" fo:margin-bottom="6.00pt"/>
    </style:style>
    <style:style style:name="P46" style:family="paragraph">
      <style:paragraph-properties fo:line-height="100.00%" fo:text-align="justify"/>
    </style:style>
    <style:style style:name="P47" style:family="paragraph">
      <style:paragraph-properties fo:line-height="100.00%" fo:text-align="left" fo:margin-top="12.00pt" fo:margin-bottom="6.00pt"/>
    </style:style>
    <style:style style:name="P48" style:family="paragraph">
      <style:paragraph-properties fo:line-height="100.00%" fo:text-align="justify"/>
    </style:style>
    <style:style style:name="P49" style:family="paragraph">
      <style:paragraph-properties fo:line-height="100.00%" fo:text-align="left" fo:margin-top="12.00pt" fo:margin-bottom="6.00pt"/>
    </style:style>
    <style:style style:name="P50" style:family="paragraph">
      <style:paragraph-properties fo:line-height="100.00%" fo:text-align="justify"/>
    </style:style>
    <style:style style:name="P51" style:family="paragraph">
      <style:paragraph-properties fo:line-height="100.00%" fo:text-align="left" fo:margin-top="12.00pt" fo:margin-bottom="6.00pt"/>
    </style:style>
    <style:style style:name="P52" style:family="paragraph">
      <style:paragraph-properties fo:line-height="100.00%" fo:text-align="justify"/>
    </style:style>
    <style:style style:name="P53" style:family="paragraph">
      <style:paragraph-properties fo:line-height="100.00%" fo:text-align="left" fo:margin-top="12.00pt" fo:margin-bottom="6.00pt"/>
    </style:style>
    <style:style style:name="P54" style:family="paragraph">
      <style:paragraph-properties fo:line-height="100.00%" fo:text-align="justify"/>
    </style:style>
    <text:list-style style:name="L55">
      <text:list-level-style-bullet text:level="1" text:bullet-char="•">
        <style:list-level-properties text:space-before="35.45pt" text:min-label-width="3.60pt"/>
        <style:text-properties fo:font-family="Symbol"/>
      </text:list-level-style-bullet>
    </text:list-style>
    <style:style style:name="P55" style:family="paragraph">
      <style:paragraph-properties fo:line-height="100.00%" fo:text-align="justify" fo:margin-left="-3.60pt" fo:text-indent="3.60pt"/>
    </style:style>
    <style:style style:name="P56" style:family="paragraph">
      <style:paragraph-properties fo:line-height="100.00%" fo:text-align="left" fo:margin-top="12.00pt" fo:margin-bottom="6.00pt"/>
    </style:style>
    <style:style style:name="P57" style:family="paragraph">
      <style:paragraph-properties fo:line-height="100.00%" fo:text-align="justify"/>
    </style:style>
    <text:list-style style:name="L58">
      <text:list-level-style-bullet text:level="1" text:bullet-char="•">
        <style:list-level-properties text:space-before="18.00pt" text:min-label-width="18.00pt"/>
        <style:text-properties fo:font-family="Symbol"/>
      </text:list-level-style-bullet>
    </text:list-style>
    <style:style style:name="P58" style:family="paragraph">
      <style:paragraph-properties fo:line-height="100.00%" fo:text-align="justify"/>
    </style:style>
    <style:style style:name="P59" style:family="paragraph">
      <style:paragraph-properties fo:line-height="100.00%" fo:text-align="left" fo:margin-top="12.00pt" fo:margin-bottom="6.00pt"/>
    </style:style>
    <style:style style:name="P60" style:family="paragraph">
      <style:paragraph-properties fo:line-height="100.00%" fo:text-align="justify"/>
    </style:style>
    <style:style style:name="P61" style:family="paragraph">
      <style:paragraph-properties fo:line-height="100.00%" fo:text-align="left" fo:margin-top="12.00pt" fo:margin-bottom="6.00pt"/>
    </style:style>
    <style:style style:name="P62" style:family="paragraph">
      <style:paragraph-properties fo:line-height="100.00%" fo:text-align="justify"/>
    </style:style>
    <style:style style:name="P63" style:family="paragraph">
      <style:paragraph-properties fo:line-height="100.00%" fo:text-align="left" fo:margin-top="12.00pt" fo:margin-bottom="6.00pt"/>
    </style:style>
    <style:style style:name="P64" style:family="paragraph">
      <style:paragraph-properties fo:line-height="100.00%" fo:text-align="justify"/>
    </style:style>
    <style:style style:name="P65" style:family="paragraph">
      <style:paragraph-properties fo:line-height="100.00%" fo:text-align="left" fo:margin-top="12.00pt" fo:margin-bottom="6.00pt"/>
    </style:style>
    <style:style style:name="P66" style:family="paragraph">
      <style:paragraph-properties fo:line-height="100.00%" fo:text-align="justify"/>
    </style:style>
    <style:style style:name="P67" style:family="paragraph">
      <style:paragraph-properties fo:line-height="100.00%" fo:text-align="left" fo:margin-top="12.00pt" fo:margin-bottom="6.00pt"/>
    </style:style>
    <style:style style:name="P68" style:family="paragraph">
      <style:paragraph-properties fo:line-height="100.00%" fo:text-align="justify"/>
    </style:style>
    <style:style style:name="P69" style:family="paragraph">
      <style:paragraph-properties fo:line-height="100.00%" fo:text-align="left" fo:margin-top="12.00pt" fo:margin-bottom="6.00pt"/>
    </style:style>
    <style:style style:name="P70" style:family="paragraph">
      <style:paragraph-properties fo:line-height="100.00%" fo:text-align="justify"/>
    </style:style>
    <style:style style:name="P71" style:family="paragraph">
      <style:paragraph-properties fo:line-height="100.00%" fo:text-align="left" fo:margin-top="12.00pt" fo:margin-bottom="6.00pt"/>
    </style:style>
    <style:style style:name="P72" style:family="paragraph">
      <style:paragraph-properties fo:line-height="100.00%" fo:text-align="justify"/>
    </style:style>
    <style:style style:name="P73" style:family="paragraph">
      <style:paragraph-properties fo:line-height="100.00%" fo:text-align="left" fo:margin-top="12.00pt" fo:margin-bottom="6.00pt"/>
    </style:style>
    <style:style style:name="P74" style:family="paragraph">
      <style:paragraph-properties fo:line-height="100.00%" fo:text-align="justify"/>
    </style:style>
    <style:style style:name="P75" style:family="paragraph">
      <style:paragraph-properties fo:line-height="100.00%" fo:text-align="left" fo:margin-top="12.00pt" fo:margin-bottom="6.00pt"/>
    </style:style>
    <style:style style:name="P76" style:family="paragraph">
      <style:paragraph-properties fo:line-height="100.00%" fo:text-align="justify"/>
    </style:style>
    <style:style style:name="P77" style:family="paragraph">
      <style:paragraph-properties fo:line-height="100.00%" fo:text-align="left" fo:margin-top="12.00pt" fo:margin-bottom="6.00pt"/>
    </style:style>
    <style:style style:name="P78" style:family="paragraph">
      <style:paragraph-properties fo:line-height="100.00%" fo:text-align="justify"/>
    </style:style>
    <style:style style:name="P79" style:family="paragraph">
      <style:paragraph-properties fo:line-height="100.00%" fo:text-align="left" fo:margin-top="12.00pt" fo:margin-bottom="6.00pt"/>
    </style:style>
    <style:style style:name="P80" style:family="paragraph">
      <style:paragraph-properties fo:line-height="100.00%" fo:text-align="justify"/>
    </style:style>
    <style:style style:name="P81" style:family="paragraph">
      <style:paragraph-properties fo:line-height="100.00%" fo:text-align="left" fo:margin-top="12.00pt" fo:margin-bottom="6.00pt"/>
    </style:style>
    <style:style style:name="P82" style:family="paragraph">
      <style:paragraph-properties fo:line-height="100.00%" fo:text-align="justify"/>
    </style:style>
    <style:style style:name="P83" style:family="paragraph">
      <style:paragraph-properties fo:line-height="100.00%" fo:text-align="left" fo:margin-top="12.00pt" fo:margin-bottom="6.00pt"/>
    </style:style>
    <style:style style:name="P84" style:family="paragraph">
      <style:paragraph-properties fo:line-height="100.00%" fo:text-align="justify"/>
    </style:style>
    <style:style style:name="P85" style:family="paragraph">
      <style:paragraph-properties fo:line-height="100.00%" fo:text-align="left" fo:margin-top="12.00pt" fo:margin-bottom="6.00pt"/>
    </style:style>
    <style:style style:name="P86" style:family="paragraph">
      <style:paragraph-properties fo:line-height="100.00%" fo:text-align="justify"/>
    </style:style>
    <style:style style:name="P87" style:family="paragraph">
      <style:paragraph-properties fo:line-height="100.00%" fo:text-align="left" fo:margin-top="12.00pt" fo:margin-bottom="6.00pt"/>
    </style:style>
    <style:style style:name="P88" style:family="paragraph">
      <style:paragraph-properties fo:line-height="100.00%" fo:text-align="justify"/>
    </style:style>
    <style:style style:name="P89" style:family="paragraph">
      <style:paragraph-properties fo:line-height="100.00%" fo:text-align="left" fo:margin-top="12.00pt" fo:margin-bottom="6.00pt"/>
    </style:style>
    <style:style style:name="P90" style:family="paragraph">
      <style:paragraph-properties fo:line-height="100.00%" fo:text-align="justify"/>
    </style:style>
    <style:style style:name="P91" style:family="paragraph">
      <style:paragraph-properties fo:line-height="100.00%" fo:text-align="left" fo:margin-top="12.00pt" fo:margin-bottom="6.00pt"/>
    </style:style>
    <style:style style:name="P92" style:family="paragraph">
      <style:paragraph-properties fo:line-height="100.00%" fo:text-align="justify"/>
    </style:style>
    <style:style style:name="P93" style:family="paragraph">
      <style:paragraph-properties fo:line-height="100.00%" fo:text-align="left" fo:margin-top="12.00pt" fo:margin-bottom="6.00pt"/>
    </style:style>
    <style:style style:name="P94" style:family="paragraph">
      <style:paragraph-properties fo:line-height="100.00%" fo:text-align="justify"/>
    </style:style>
    <style:style style:name="P95" style:family="paragraph">
      <style:paragraph-properties fo:line-height="100.00%" fo:text-align="left" fo:margin-top="12.00pt" fo:margin-bottom="6.00pt"/>
    </style:style>
    <style:style style:name="P96" style:family="paragraph">
      <style:paragraph-properties fo:line-height="100.00%" fo:text-align="justify"/>
    </style:style>
    <style:style style:name="P97" style:family="paragraph">
      <style:paragraph-properties fo:line-height="100.00%" fo:text-align="left" fo:margin-top="12.00pt" fo:margin-bottom="6.00pt"/>
    </style:style>
    <style:style style:name="P98" style:family="paragraph">
      <style:paragraph-properties fo:line-height="100.00%" fo:text-align="justify"/>
    </style:style>
    <style:style style:name="P99" style:family="paragraph">
      <style:paragraph-properties fo:line-height="100.00%" fo:text-align="left" fo:margin-top="12.00pt" fo:margin-bottom="6.00pt"/>
    </style:style>
    <style:style style:name="P100" style:family="paragraph">
      <style:paragraph-properties fo:line-height="100.00%" fo:text-align="justify"/>
    </style:style>
    <style:style style:name="P101" style:family="paragraph">
      <style:paragraph-properties fo:line-height="100.00%" fo:text-align="left" fo:margin-top="12.00pt" fo:margin-bottom="6.00pt"/>
    </style:style>
    <style:style style:name="P102" style:family="paragraph">
      <style:paragraph-properties fo:line-height="100.00%" fo:text-align="justify"/>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00.00%" fo:text-align="justify" fo:margin-left="-18.00pt" fo:text-indent="18.00pt"/>
    </style:style>
    <style:style style:name="P104" style:family="paragraph">
      <style:paragraph-properties fo:line-height="100.00%" fo:text-align="justify"/>
    </style:style>
    <style:style style:name="P105" style:family="paragraph">
      <style:paragraph-properties fo:line-height="100.00%" fo:text-align="left" fo:margin-top="12.00pt" fo:margin-bottom="6.00pt"/>
    </style:style>
    <style:style style:name="P106" style:family="paragraph">
      <style:paragraph-properties fo:line-height="100.00%" fo:text-align="justify"/>
    </style:style>
    <style:style style:name="P107" style:family="paragraph">
      <style:paragraph-properties fo:line-height="100.00%" fo:text-align="left" fo:margin-top="12.00pt" fo:margin-bottom="6.00pt"/>
    </style:style>
    <style:style style:name="P108" style:family="paragraph">
      <style:paragraph-properties fo:line-height="100.00%" fo:text-align="justify"/>
    </style:style>
    <style:style style:name="P109" style:family="paragraph">
      <style:paragraph-properties fo:line-height="100.00%" fo:text-align="left" fo:margin-top="12.00pt" fo:margin-bottom="6.00pt"/>
    </style:style>
    <style:style style:name="P110" style:family="paragraph">
      <style:paragraph-properties fo:line-height="100.00%" fo:text-align="justify"/>
    </style:style>
    <style:style style:name="P111" style:family="paragraph">
      <style:paragraph-properties fo:line-height="100.00%" fo:text-align="left" fo:margin-top="12.00pt" fo:margin-bottom="6.00pt"/>
    </style:style>
    <style:style style:name="P112" style:family="paragraph">
      <style:paragraph-properties fo:line-height="100.00%" fo:text-align="justify"/>
    </style:style>
    <style:style style:name="P113" style:family="paragraph">
      <style:paragraph-properties fo:line-height="100.00%" fo:text-align="left"/>
    </style:style>
    <style:style style:name="P114" style:family="paragraph">
      <style:paragraph-properties fo:line-height="100.00%" fo:text-align="left" fo:margin-top="12.00pt" fo:margin-bottom="6.00pt"/>
    </style:style>
    <style:style style:name="P115" style:family="paragraph">
      <style:paragraph-properties fo:line-height="100.00%" fo:text-align="left"/>
    </style:style>
    <style:style style:name="P116" style:family="paragraph">
      <style:paragraph-properties fo:line-height="100.00%" fo:text-align="left" fo:margin-top="12.00pt" fo:margin-bottom="6.00pt"/>
    </style:style>
    <style:style style:name="P117" style:family="paragraph">
      <style:paragraph-properties fo:line-height="100.00%" fo:text-align="justify"/>
    </style:style>
  </office:automatic-styles>
  <office:body>
    <office:text>
      <text:p text:style-name="P1"><text:span text:style-name="T1">KORA Developer Documentation</text:span></text:p>
      <text:p text:style-name="P2"><text:span text:style-name="T2"/></text:p>
      <text:p text:style-name="P3"><text:span text:style-name="T3">Table of Contents</text:span></text:p>
      <text:p text:style-name="P4"><text:span text:style-name="T4">Introduction<text:tab/>2</text:span></text:p>
      <text:p text:style-name="P4"><text:span text:style-name="T4">Codebase Layout/Naming Conventions<text:tab/>2</text:span></text:p>
      <text:p text:style-name="P4"><text:span text:style-name="T4">Coding Standards<text:tab/>3</text:span></text:p>
      <text:p text:style-name="P5"><text:span text:style-name="T4">The Kora Identifier [kid]<text:tab/>4</text:span></text:p>
      <text:p text:style-name="P6"><text:span text:style-name="T4">User Interface Guidelines<text:tab/>5</text:span></text:p>
      <text:p text:style-name="P6"><text:span text:style-name="T4">The KORA Permissions Model<text:tab/>5</text:span></text:p>
      <text:p text:style-name="P7"><text:span text:style-name="T4">Permissions Levels<text:tab/>5</text:span></text:p>
      <text:p text:style-name="P7"><text:span text:style-name="T4">Checking For/Requiring Permissions<text:tab/>6</text:span></text:p>
      <text:p text:style-name="P7"><text:span text:style-name="T4">Accessing Information about the Current Project/Scheme/User<text:tab/>7</text:span></text:p>
      <text:p text:style-name="P8"><text:span text:style-name="T4">Controls<text:tab/>7</text:span></text:p>
      <text:p text:style-name="P9"><text:span text:style-name="T4">Timestamp<text:tab/>7</text:span></text:p>
      <text:p text:style-name="P9"><text:span text:style-name="T4">The Ingestion Process<text:tab/>7</text:span></text:p>
      <text:p text:style-name="P9"><text:span text:style-name="T4">Things to Consider When Writing a New Control<text:tab/>8</text:span></text:p>
      <text:p text:style-name="P9"><text:span text:style-name="T4">Writing a New Control<text:tab/>8</text:span></text:p>
      <text:p text:style-name="P10"><text:span text:style-name="T4">Database Layout<text:tab/>10</text:span></text:p>
      <text:p text:style-name="P11"><text:span text:style-name="T4">Naming Scheme and Proper Practices<text:tab/>10</text:span></text:p>
      <text:p text:style-name="P11"><text:span text:style-name="T4">Table Descriptions and Assumptions<text:tab/>10</text:span></text:p>
      <text:p text:style-name="P12"><text:span text:style-name="T4">collection<text:tab/>10</text:span></text:p>
      <text:p text:style-name="P12"><text:span text:style-name="T4">controlPreset<text:tab/>10</text:span></text:p>
      <text:p text:style-name="P12"><text:span text:style-name="T4">control<text:tab/>11</text:span></text:p>
      <text:p text:style-name="P12"><text:span text:style-name="T4">dublinCore<text:tab/>11</text:span></text:p>
      <text:p text:style-name="P12"><text:span text:style-name="T4">fixity<text:tab/>11</text:span></text:p>
      <text:p text:style-name="P12"><text:span text:style-name="T4">member<text:tab/>11</text:span></text:p>
      <text:p text:style-name="P12"><text:span text:style-name="T4">permGroup<text:tab/>11</text:span></text:p>
      <text:p text:style-name="P12"><text:span text:style-name="T4">project<text:tab/>12</text:span></text:p>
      <text:p text:style-name="P12"><text:span text:style-name="T4">recordPreset<text:tab/>12</text:span></text:p>
      <text:p text:style-name="P12"><text:span text:style-name="T4">scheme<text:tab/>12</text:span></text:p>
      <text:p text:style-name="P12"><text:span text:style-name="T4">style<text:tab/>12</text:span></text:p>
      <text:p text:style-name="P12"><text:span text:style-name="T4">user<text:tab/>12</text:span></text:p>
      <text:p text:style-name="P12"><text:span text:style-name="T4">Project Control Tables (p*Control)<text:tab/>13</text:span></text:p>
      <text:p text:style-name="P12"><text:span text:style-name="T4">Project Data Tables (p*Data)<text:tab/>13</text:span></text:p>
      <text:p text:style-name="P13"><text:span text:style-name="T4">Import/Export<text:tab/>13</text:span></text:p>
      <text:p text:style-name="P14"><text:span text:style-name="T4">Data Export<text:tab/>14</text:span></text:p>
      <text:p text:style-name="P14"><text:span text:style-name="T4">Data Import<text:tab/>15</text:span></text:p>
      <text:p text:style-name="P14"><text:span text:style-name="T4">Scheme Import<text:tab/>15</text:span></text:p>
      <text:p text:style-name="P15"><text:span text:style-name="T4">Internationalization in KORA<text:tab/>15</text:span></text:p>
      <text:p text:style-name="P15"><text:span text:style-name="T4">The KORA Search Library<text:tab/>15</text:span></text:p>
      <text:p text:style-name="P16"><text:span text:style-name="T4">Search Tokens<text:tab/>15</text:span></text:p>
      <text:p text:style-name="P16"><text:span text:style-name="T4">KORA_Search<text:tab/>15</text:span></text:p>
      <text:p text:style-name="P16"><text:span text:style-name="T4">KORA_Clause<text:tab/>17</text:span></text:p>
      <text:p text:style-name="P16"><text:span text:style-name="T4">KORA_Scheme_Layout<text:tab/>18</text:span></text:p>
      <text:p text:style-name="P16"><text:span text:style-name="T4">KORA_Get_Options<text:tab/>18</text:span></text:p>
      <text:p text:style-name="P16"><text:span text:style-name="T4">Reserved Keywords<text:tab/>18</text:span></text:p>
      <text:p text:style-name="P16"><text:span text:style-name="T4">PBSearch<text:tab/>18</text:span></text:p>
      <text:p text:style-name="P17"><text:span text:style-name="T4">Example: Using KORA to make a simple gallery<text:tab/>18</text:span></text:p>
      <text:p text:style-name="P17"><text:span text:style-name="T4">Revision History<text:tab/>19</text:span></text:p>
      <text:p text:style-name="P18"><text:span text:style-name="T5"/></text:p>
      <text:p text:style-name="P19"><text:span text:style-name="T6">Introduction</text:span></text:p>
      <text:p text:style-name="P20"><text:span text:style-name="T7">KORA is a database frontend/repository developed by MATRIX.<text:s text:c="2"/>While it has evolved from a number of projects such as Repos and Project Builder which were developed by a variety of programmers at MATRIX, the current generation of KORA is a complete rewrite and redesign by Brian Beck and Matt Geimer which shares no code with the previous generations.</text:span></text:p>
      <text:p text:style-name="P20"><text:span text:style-name="T7">The purpose of KORA is to allow users to store, represent, and retrieve data in a variety of user-defined formats.<text:s text:c="2"/>It is written in PHP 5 with a MySQL database backend. As of its 1.0.0 release, it requires PHP version 5.1.3 or greater and MySQL version 5.0.3 or greater.<text:s text:c="2"/>While it was designed for and tested on Linux/UNIX servers, it should be compatible with running on Windows® systems as well.</text:span></text:p>
      <text:p text:style-name="P20"><text:span text:style-name="T7">This document is intended to provide explanation of the technical workings of KORA and the principles and assumptions underlying its code.<text:s text:c="2"/>It should allow a programmer to understand the KORA data model, how to get data out of KORA from frontend websites, and how to develop new controls and features for KORA.</text:span></text:p>
      <text:p text:style-name="P21"><text:span text:style-name="T8">Codebase Layout/Naming Conventions</text:span></text:p>
      <text:p text:style-name="P22"><text:span text:style-name="T9">PHP files in the KORA codebase are named in camel case (that is, the first letter of the filename in lower case, with all succeeding letters in lower case except for the first letter of each succeeding word, which is in upper case) without prefix according to their function.<text:s text:c="2"/>Any verbs are to be in the present-tense imperative form.<text:s text:c="2"/>Thus, the proper name for a page dedicated to adding a scheme is “addScheme.php”.<text:s text:c="2"/>Using abbreviated forms of words, such as “Assoc” for “Associator”, is acceptable and even encouraged when necessary to keep file names of reasonable length.<text:s text:c="2"/>Files should be encoded with UNIX line endings.</text:span></text:p>
      <text:p text:style-name="P22"><text:span text:style-name="T9">Wherever possible (i.e. not forbidden by code license), all file of any extension should confirm to these guidelines.<text:s text:c="2"/>Certain exceptions, such as the LICENSE file (which contains a copy of the GNU Public License [GPL] v2) will be tolerated, but please try to keep to the standard as much as possible.</text:span></text:p>
      <text:p text:style-name="P22"><text:span text:style-name="T9">The KORA codebase is contained in the primary trunk directory as well as a number of subdirectories.<text:s text:c="2"/>In general, code files should be located as close to the root directory as possible.<text:s text:c="2"/>It is preferrable to not go any deeper than two levels past the root trunk directory unless absolutely necessary.<text:s text:c="2"/>Any directory or subdirectory in the KORA tree should contain an index.php page which refers the user to the directory above itself (except of course, for trunk/index.php) to thwart attempts of users to view directory listings.<text:s text:c="2"/>The majority of files for the operation of KORA are in the root directory of the tree; the subdirectories and their purposes are listed below, with directories useful in coding highlighted in bold.<text:s text:c="2"/></text:span></text:p>
      <text:list text:style-name="L23">
        <text:list-item>
          <text:p text:style-name="P23"><text:span text:style-name="T9">trunk/api – This is a search API intended for use in non-PHP applications such as those developed in Flash.<text:s text:c="2"/>It is still in an alpha stage and has not been extensively tested</text:span></text:p>
        </text:list-item>
        <text:list-item>
          <text:p text:style-name="P23"><text:span text:style-name="T10">trunk/controls</text:span><text:span text:style-name="T11"><text:s/>– This directory contains the controls used to store data in KORA.<text:s text:c="2"/>A description of the overall Object-Oriented model for designing and writing controls is included later in this guidelines</text:span></text:p>
        </text:list-item>
        <text:list-item>
          <text:p text:style-name="P23"><text:span text:style-name="T11">trunk/css – This directory contains no code files; instead, it contains stylesheets for controlling the display of pages in KORA</text:span></text:p>
        </text:list-item>
        <text:list-item>
          <text:p text:style-name="P23"><text:span text:style-name="T11">trunk/files – Again, this directory does not contain code, but instead is used for storing files from the KORA installation</text:span></text:p>
        </text:list-item>
        <text:list-item>
          <text:p text:style-name="P23"><text:span text:style-name="T11">trunk/fixity – This directory contains python scripts containing the beginning of a library for checking the integrity of files stored in KORA.</text:span></text:p>
        </text:list-item>
        <text:list-item>
          <text:p text:style-name="P23"><text:span text:style-name="T11">trunk/images – This directory contains no code, but contains images used in the layout of KORA.</text:span></text:p>
        </text:list-item>
        <text:list-item>
          <text:p text:style-name="P23"><text:span text:style-name="T12">trunk/includes</text:span><text:span text:style-name="T13"><text:s/>– This directory contains a number of files and routines useful to KORA pages.</text:span></text:p>
        </text:list-item>
        <text:list-item>
          <text:p text:style-name="P24"><text:span text:style-name="T13">Files ending in “Functions.php” are scripts for handling AJAX calls from the main interface; any pages added to KORA which use AJAX are encouraged to follow this naming scheme.</text:span></text:p>
        </text:list-item>
        <text:list-item>
          <text:p text:style-name="P24"><text:span text:style-name="T14">clientUtilities.php</text:span><text:span text:style-name="T15"><text:s/>contains a set of functions potentially useful in developing frontend websites or in writing functions inside of KORA, while<text:s/></text:span><text:span text:style-name="T16">utilities.php</text:span><text:span text:style-name="T17"><text:s/>contains an extensive library of functions used in accessing and processing data inside of KORA.</text:span></text:p>
        </text:list-item>
        <text:list-item>
          <text:p text:style-name="P24"><text:span text:style-name="T17">System configuration variables are located in<text:s/></text:span><text:span text:style-name="T18">conf.php</text:span><text:span text:style-name="T19"><text:s/>and<text:s/></text:span><text:span text:style-name="T20">required.php</text:span><text:span text:style-name="T21">.<text:s text:c="2"/>In general, settings that users of KORA could configure themselves should go in<text:s/></text:span><text:span text:style-name="T22">conf.php</text:span><text:span text:style-name="T23"><text:s/>(they should be placed in<text:s/></text:span><text:span text:style-name="T24">conf.php.dist.php</text:span><text:span text:style-name="T25">, as<text:s/></text:span><text:span text:style-name="T26">conf.php</text:span><text:span text:style-name="T27"><text:s/>is not stored in the code repository as it changes in each installation of KORA).<text:s text:c="2"/>Please use the<text:s/></text:span><text:span text:style-name="T28">define</text:span><text:span text:style-name="T29"><text:s/>command for any system-wide variables whenever possible.</text:span></text:p>
        </text:list-item>
        <text:list-item>
          <text:p text:style-name="P24"><text:span text:style-name="T29">The<text:s/></text:span><text:span text:style-name="T30">ingestionClass.php</text:span><text:span text:style-name="T31"><text:s/>file contains the class which manages the ingestion process – that is, entering new records into KORA and editing existing records.</text:span></text:p>
        </text:list-item>
        <text:list-item>
          <text:p text:style-name="P24"><text:span text:style-name="T31">The<text:s/></text:span><text:span text:style-name="T32">koraSearch.php</text:span><text:span text:style-name="T33"><text:s/>file contains a powerful search library for use in front-end sites wishing to extract data from KORA.</text:span></text:p>
        </text:list-item>
        <text:list-item>
          <text:p text:style-name="P24"><text:span text:style-name="T33">The<text:s/></text:span><text:span text:style-name="T34">pbSearch.php</text:span><text:span text:style-name="T35"><text:s/>file is used solely for emulating the behavior of a search function from the previous generation of KORA.<text:s text:c="2"/>It should not be used for development of new frontends under any circumstances.</text:span></text:p>
        </text:list-item>
        <text:list-item>
          <text:p text:style-name="P25"><text:span text:style-name="T35">trunk/install – This directory contains the files necessary to run the KORA installer.<text:s text:c="2"/>After a KORA system is installed, the contents of this directory should be deleted; as such, no code should be placed in this directory.</text:span></text:p>
        </text:list-item>
      </text:list>
      <text:p text:style-name="P26"><text:span text:style-name="T36">Coding Standards</text:span></text:p>
      <text:p text:style-name="P27"><text:span text:style-name="T37">When writing code for KORA, please follow the following code guidelines:</text:span></text:p>
      <text:list text:style-name="L28">
        <text:list-item>
          <text:p text:style-name="P28"><text:span text:style-name="T37">All code files must include the GPLv2 license header in comments at the top.<text:s text:c="2"/>Simply copy/pate the message from another source code file.</text:span></text:p>
        </text:list-item>
        <text:list-item>
          <text:p text:style-name="P28"><text:span text:style-name="T37">Line endings in files should be UNIX-format rather than Windows or Macintosh format.</text:span></text:p>
        </text:list-item>
        <text:list-item>
          <text:p text:style-name="P28"><text:span text:style-name="T37">Tabs and indentations are to be represented with four (4) spaces rather than a literal tab character.<text:s text:c="2"/>This is to be enforced in all code files, not merely PHP files.</text:span></text:p>
        </text:list-item>
        <text:list-item>
          <text:p text:style-name="P28"><text:span text:style-name="T37">Comments – All code must be verbosely commented.<text:s text:c="2"/>Wherever possible, comments should conform to the Doxygen standard:</text:span></text:p>
        </text:list-item>
        <text:list-item>
          <text:p text:style-name="P29"><text:span text:style-name="T37">blocks starting with /** before functions which describe the purpose and arguments the function takes</text:span></text:p>
        </text:list-item>
        <text:list-item>
          <text:p text:style-name="P29"><text:span text:style-name="T37">Regular comments starting with ///</text:span></text:p>
        </text:list-item>
        <text:list-item>
          <text:p text:style-name="P30"><text:span text:style-name="T37">Any assumptions on states of variables or of the system should be explicitly stated in comments immediately preceding the block of code to which they apply.</text:span></text:p>
        </text:list-item>
        <text:list-item>
          <text:p text:style-name="P30"><text:span text:style-name="T37">Brackets – In a given file, please use one of the following two formats.<text:s text:c="2"/>The choice is yours, but please use the same format uniformly across any given file.<text:s text:c="2"/>If you are working in an existing file, please try to conform to its standard rather than changing all brackets to your preferred style.</text:span></text:p>
        </text:list-item>
        <text:list-item>
          <text:p text:style-name="P31"><text:span text:style-name="T37">Brackets on the same line, closing brackets on own line:<text:tab/><text:tab/><text:tab/><text:tab/><text:tab/>if (a == b) {<text:tab/><text:tab/><text:tab/><text:tab/><text:tab/><text:tab/><text:tab/><text:tab/><text:tab/><text:tab/><text:tab/><text:tab/>code....<text:tab/><text:tab/><text:tab/><text:tab/><text:tab/><text:tab/><text:tab/><text:tab/><text:tab/><text:tab/>{</text:span></text:p>
        </text:list-item>
        <text:list-item>
          <text:p text:style-name="P31"><text:span text:style-name="T37">All Brackets on their own line:<text:tab/><text:tab/><text:tab/><text:tab/><text:tab/><text:tab/><text:tab/><text:tab/><text:tab/>if (a == b)<text:tab/><text:tab/><text:tab/><text:tab/><text:tab/><text:tab/><text:tab/><text:tab/><text:tab/><text:tab/><text:tab/>{<text:tab/><text:tab/><text:tab/><text:tab/><text:tab/><text:tab/><text:tab/><text:tab/><text:tab/><text:tab/><text:tab/><text:tab/><text:tab/>code...<text:tab/><text:tab/><text:tab/><text:tab/><text:tab/><text:tab/><text:tab/><text:tab/><text:tab/><text:tab/><text:tab/>}</text:span></text:p>
        </text:list-item>
        <text:list-item>
          <text:p text:style-name="P32"><text:span text:style-name="T37">All user input, regardless of source is to be treated as unsafe.<text:s text:c="2"/>This applies to information entered in forms, GET, POST, and REQUEST data, and data in uploaded or imported files. Unless the information comes from a hard-coded in-system variable or from a variable such as a SESSION variable which is known to be safe, it must be escaped before being used in a database query, shell command, or any other use susceptible to ingestion attacks.<text:s text:c="2"/>The<text:s/></text:span><text:span text:style-name="T38">escape</text:span><text:span text:style-name="T39"><text:s/>and<text:s/></text:span><text:span text:style-name="T40">xmlEscape</text:span><text:span text:style-name="T41"><text:s/>functions in<text:s/></text:span><text:span text:style-name="T42">includes/utilities.php</text:span><text:span text:style-name="T43"><text:s/>should be useful towards these goals.</text:span></text:p>
        </text:list-item>
        <text:list-item>
          <text:p text:style-name="P32"><text:span text:style-name="T43">All XML parsing is to be done with the SimpleXML library.<text:s text:c="2"/>Numerous examples of how to use this library can be found throughout the KORA codebase or on php.net.</text:span></text:p>
        </text:list-item>
        <text:list-item>
          <text:p text:style-name="P32"><text:span text:style-name="T43">When forced to choose between two seemingly equal alternatives, choose the more readable and maintainable one over one with a potential minor performance improvement.</text:span></text:p>
        </text:list-item>
        <text:list-item>
          <text:p text:style-name="P32"><text:span text:style-name="T43">Always restrict access to data or functionality as much as possible using permission groups and levels (described later in this document).</text:span></text:p>
        </text:list-item>
      </text:list>
      <text:p text:style-name="P33"><text:span text:style-name="T44">The Kora Identifier [kid]</text:span></text:p>
      <text:p text:style-name="P34"><text:span text:style-name="T45">Each record ingested into KORA is assigned a unique Kora Identifier (KID). This KID consists of three hexidecimal (digits range from 1-F) numbers separated by dashes (e.g. 1-4A-7B or 4E-34-FA1). Each number represents an important piece of information relating to the record, which becomes more specific from left to right within the KID. The first number represents the project the record belongs to, the second corresponds to the scheme the record is in, and the third number is the record ID.</text:span></text:p>
      <text:p text:style-name="P35"><text:span text:style-name="T46">User Interface Guidelines</text:span></text:p>
      <text:p text:style-name="P36"><text:span text:style-name="T47">All code for all parts of KORA should be valid XHTML.<text:s text:c="2"/>When in doubt, check the w3schools reference site for guidelines on how to write code in a way which conforms to this standard.<text:s text:c="2"/>A few general coding themes:</text:span></text:p>
      <text:list text:style-name="L37">
        <text:list-item>
          <text:p text:style-name="P37"><text:span text:style-name="T47">Whenever possible, use &lt;div&gt; tags around uniform blocks of code to allow for simple styling via CSS.<text:s text:c="2"/>Avoid static formatting tags whenever possible.</text:span></text:p>
        </text:list-item>
        <text:list-item>
          <text:p text:style-name="P37"><text:span text:style-name="T47">Use &lt;table class=”table”&gt; for nicely formatted tables and &lt;div class=”error”&gt; for warnings or error messages</text:span></text:p>
        </text:list-item>
        <text:list-item>
          <text:p text:style-name="P37"><text:span text:style-name="T47">Prefer use of &lt;strong&gt; to use of &lt;b&gt;</text:span></text:p>
        </text:list-item>
        <text:list-item>
          <text:p text:style-name="P37"><text:span text:style-name="T47">Remember to properly close all tags.<text:s text:c="2"/>Thus, &lt;br&gt; becomes &lt;br /&gt;, &lt;img&gt; becomes<text:s text:c="3"/>&lt;img /&gt;, etc.</text:span></text:p>
        </text:list-item>
        <text:list-item>
          <text:p text:style-name="P37"><text:span text:style-name="T47">Avoid displaying sensitive information such as database or query structure in error messages.<text:s text:c="2"/>Such information can be (and likely is) passed to system logs invisible to the user; any errors visible to the user should be clean and programmer-constructed rather than generic system messages.</text:span></text:p>
        </text:list-item>
      </text:list>
      <text:p text:style-name="P38"><text:span text:style-name="T47">Instructions to the user should be kept civil, clear, and concise.<text:s text:c="2"/>Avoid condescending, overly dramatic, or wordy tones in favor of simple, clear messages in the present or present imperative tense.<text:s text:c="2"/>Each (displayable) page should have a header displayed formatted as &lt;h2&gt;, and should include<text:s/></text:span><text:span text:style-name="T48">includes/header.php</text:span><text:span text:style-name="T49"><text:s/>and<text:s/></text:span><text:span text:style-name="T50">includes/footer.php</text:span><text:span text:style-name="T51">.<text:s text:c="2"/></text:span></text:p>
      <text:p text:style-name="P39"><text:span text:style-name="T52">The KORA Permissions Model</text:span></text:p>
      <text:p text:style-name="P39"><text:span text:style-name="T53">Permissions Levels</text:span></text:p>
      <text:p text:style-name="P40"><text:span text:style-name="T54">Underlying KORA is a permissions model designed to restrict access to data to only those with the proper authorization.<text:s text:c="2"/>With the exception of System Admin, all of these rights are project-oriented and are managed via project user groups.<text:s text:c="2"/>Descriptions of these groups and how to manage them can be found in the user documentation.<text:s text:c="2"/>For the scope of this documentation, only an overview of the various permissions levels and their intended goals are provided so that the proper permissions to require can be selected when codings pages in KORA.<text:s text:c="2"/>By default, any user with access to a project has read-only access to view and search records in that project.</text:span></text:p>
      <text:p text:style-name="P40"><text:span text:style-name="T54">The levels of permissions defined in<text:s/></text:span><text:span text:style-name="T55">includes/required.php</text:span><text:span text:style-name="T56"><text:s/>and are as follows:</text:span></text:p>
      <text:list text:style-name="L41">
        <text:list-item>
          <text:p text:style-name="P41"><text:span text:style-name="T56">INGEST_RECORD – This allows users to ingest records into a project or edit existing records in the project.<text:s text:c="2"/>It does not cover deleting records or turning them into presets.</text:span></text:p>
        </text:list-item>
        <text:list-item>
          <text:p text:style-name="P41"><text:span text:style-name="T56">DELETE_RECORD – This allows users to delete records.</text:span></text:p>
        </text:list-item>
        <text:list-item>
          <text:p text:style-name="P41"><text:span text:style-name="T56">EDIT_LAYOUT – This covers most alterations to a scheme's layout, such as adding, deleting, editing, or reordering controls.<text:s text:c="2"/>It also includes turning records into presets and managing a project's presets.</text:span></text:p>
        </text:list-item>
        <text:list-item>
          <text:p text:style-name="P41"><text:span text:style-name="T56">CREATE_SCHEME – This allows a user to create a new scheme</text:span></text:p>
        </text:list-item>
        <text:list-item>
          <text:p text:style-name="P41"><text:span text:style-name="T56">DELETE_SCHEME – This allows a user to delete an existing scheme</text:span></text:p>
        </text:list-item>
        <text:list-item>
          <text:p text:style-name="P41"><text:span text:style-name="T56">EXPORT_SCHEME – This allows a user to export a scheme into an external format or import a scheme from an external format.<text:s text:c="2"/>As of KORA 1.0.0, this functionality is not yet implemented, but it is in planning stages.</text:span></text:p>
        </text:list-item>
        <text:list-item>
          <text:p text:style-name="P41"><text:span text:style-name="T56">PROJECT_ADMIN – Project Administrators are assumed to have all the above rights for their project; as well they have other rights related to the administration of their projects such as the ability to create, modify, and delete permission groups and set the members of those groups.</text:span></text:p>
        </text:list-item>
        <text:list-item>
          <text:p text:style-name="P41"><text:span text:style-name="T56">System Administrator (“KORA Admin”) – System Administrator is a KORA-wide title, and is in some ways analogous to the UNIX “root” user.<text:s text:c="2"/>SysAdmins have PROJECT_ADMIN rights to all projects, as well as access to system-level functions such as managing Dublin Core tables and user accounts.</text:span></text:p>
        </text:list-item>
      </text:list>
      <text:p text:style-name="P42"><text:span text:style-name="T57">Checking For/Requiring Permissions</text:span></text:p>
      <text:p text:style-name="P43"><text:span text:style-name="T58">The<text:s/></text:span><text:span text:style-name="T59">includes/utilities.php</text:span><text:span text:style-name="T60"><text:s/>file contains a number of useful functions for checking the permissions of the current user.<text:s text:c="2"/>The most basic is<text:s/></text:span><text:span text:style-name="T61">getUserPermissions</text:span><text:span text:style-name="T62">, which<text:s text:c="2"/>will return an integer corresponding to the bit vector of the current user's permissions.<text:s text:c="2"/>This value can then be bit-wise ANDed (&amp;) against the permission constants to see if the current user has a certain permission.<text:s text:c="2"/></text:span><text:span text:style-name="T63">When performing any permissions checks, do not forget to also check for Project Admin and/or System Admin rights.</text:span></text:p>
      <text:p text:style-name="P43"><text:span text:style-name="T64">A simpler, more commonly used function is the<text:s/></text:span><text:span text:style-name="T65">hasPermissions</text:span><text:span text:style-name="T66"><text:s/>function, which accepts both a permissions value (this can be a summation or bitwise OR of multiple permissions if such a thing is called for, in which case the function will return true if the user has any of the specified permissions) and a project ID, and returns a boolean indicating whether the user has the specified permissions in the specified project.</text:span></text:p>
      <text:p text:style-name="P43"><text:span text:style-name="T66">A set of helper functions,<text:s/></text:span><text:span text:style-name="T67">isLoggedIn</text:span><text:span text:style-name="T68">,<text:s/></text:span><text:span text:style-name="T69">isProjectAdmin</text:span><text:span text:style-name="T70">, and<text:s/></text:span><text:span text:style-name="T71">isSystemAdmin</text:span><text:span text:style-name="T72">, will check for their respective levels of access and return booleans with the answer.</text:span></text:p>
      <text:p text:style-name="P43"><text:span text:style-name="T72">The most useful way to enforce access, however, are the various require... functions.<text:s text:c="2"/>These functions check for a certain level of access and, if access is not found, use a header redirect to either a programmer-specified page or a default page (often project/scheme selection or login, depending on the level of access checked for), followed by a die() statement which ensures that users without the proper level of authentication will never get to any code after such a command.<text:s text:c="2"/>It is important to note, however, that since the functions use a header redirect, any require... commands should be placed before any output is sent and before<text:s/></text:span><text:span text:style-name="T73">includes/header.php</text:span><text:span text:style-name="T74"><text:s/>is included.</text:span></text:p>
      <text:p text:style-name="P43"><text:span text:style-name="T74">The require... functions are (specified with their default redirect pages):</text:span></text:p>
      <text:list text:style-name="L44">
        <text:list-item>
          <text:p text:style-name="P44"><text:span text:style-name="T74">requireLogin($location='index.php') – Checks if a user is currently logged into the system.</text:span></text:p>
        </text:list-item>
        <text:list-item>
          <text:p text:style-name="P44"><text:span text:style-name="T74">requirePermissions($permissions, $location) – Checks for the specified permissions in the same manner as the hasPermissions function (that is, if a sum of permissions is passed, it will allow a user through who has any of the specified permissions).<text:s text:c="2"/>This function has no default location, as it could be used in a number of places.</text:span></text:p>
        </text:list-item>
        <text:list-item>
          <text:p text:style-name="P44"><text:span text:style-name="T74">requireProject($location='selectProject.php') – Checks if a user has currently selected a project.</text:span></text:p>
        </text:list-item>
        <text:list-item>
          <text:p text:style-name="P44"><text:span text:style-name="T74">requireProjectAdmin($location='projectIndex.php') – Checks if a user is an administrator of the current project.</text:span></text:p>
        </text:list-item>
        <text:list-item>
          <text:p text:style-name="P44"><text:span text:style-name="T74">requireScheme($location='selectScheme.php') – Checks if a user has currently selected a scheme</text:span></text:p>
        </text:list-item>
        <text:list-item>
          <text:p text:style-name="P44"><text:span text:style-name="T74">requireSystemAdmin($location='index.php') – Checks if the user is a System/KORA Administrator.</text:span></text:p>
        </text:list-item>
      </text:list>
      <text:p text:style-name="P45"><text:span text:style-name="T75">Accessing Information about the Current Project/Scheme/User</text:span></text:p>
      <text:p text:style-name="P46"><text:span text:style-name="T76">The current user's User ID number is stored in $_SESSION['uid'].<text:s text:c="2"/>Be sure to check with<text:s/></text:span><text:span text:style-name="T77">isLoggedIn</text:span><text:span text:style-name="T78"><text:s/>before referencing this variable.<text:s text:c="2"/>The ID of the currently selected project and scheme are stored in $_SESSION['currentProject'] and $_SESSION['currentScheme'], but it's usually best to use<text:s/></text:span><text:span text:style-name="T79">requireProject</text:span><text:span text:style-name="T80"><text:s/>or<text:s/></text:span><text:span text:style-name="T81">requireScheme</text:span><text:span text:style-name="T82"><text:s/>if you're intending to reference these variables.</text:span></text:p>
      <text:p text:style-name="P47"><text:span text:style-name="T83">Controls</text:span></text:p>
      <text:p text:style-name="P47"><text:span text:style-name="T84">Timestamp</text:span></text:p>
      <text:p text:style-name="P48"><text:span text:style-name="T85">The timestamp control is a special text control named 'systimestamp' which is added to each scheme as it is created.<text:s text:c="2"/>It is a member of collection 0, which means that it is not displayed in the scheme layout edit page or the ingestion form.<text:s text:c="2"/>When the ingestion form is submitted, it stores the current time.<text:s text:c="2"/>It can be viewed normally as a result from KORA_Search or through 'List Scheme Records'.</text:span></text:p>
      <text:p text:style-name="P49"><text:span text:style-name="T86">The Ingestion Process</text:span></text:p>
      <text:p text:style-name="P50"><text:span text:style-name="T87">While KORA Controls are involved in a variety of functions, their core use is ingestion.<text:s text:c="2"/>In order to understand the flow of data through a control, one must first have at least some understanding of the ingestion process.</text:span></text:p>
      <text:p text:style-name="P50"><text:span text:style-name="T87">The main ingestion process takes place in the ingestionForm class, which is found in<text:s/></text:span><text:span text:style-name="T88">includes/ingestionClass.php</text:span><text:span text:style-name="T89">.<text:s text:c="2"/>This class is instantiated each time a user goes to ingest a new record or to edit an existing record.<text:s text:c="2"/>Ingestion and Editing are, as far as the ingestion process goes, nearly identical.<text:s text:c="2"/>The only difference is whether a KID is supplied to the ingestion form (and thus the controls) prior to its initial display; when ingesting a new record, no initial KID is provided, while when editing an existing record its KID is provided.</text:span></text:p>
      <text:p text:style-name="P50"><text:span text:style-name="T89">The ingestion process is largely divided into two steps.<text:s text:c="2"/>When a user first goes to the ingest or edit record page (hereafter referred to as the ingestion page), an instance of the ingestionForm class is created.<text:s text:c="2"/>Upon its creation, the ingestion from verifies that the project and scheme IDs which have been passed to it are legitimate, as well as validating any record or preset IDs provided.<text:s text:c="2"/>The display() method of the class is then called.<text:s text:c="2"/>The form then instantiates each control in the scheme in order, passing to the control the project and control identifiers as well as any relevant record or preset identifiers and calls the display() method for each control.<text:s text:c="2"/>This method allows the control to display a form which the user enters data into.<text:s text:c="2"/>When the user is finished<text:s text:c="2"/>entering data into the fields, he/she presses a button which submits the form back to the same page via POST.</text:span></text:p>
      <text:p text:style-name="P50"><text:span text:style-name="T89">This leads to the second step of ingestion.<text:s text:c="2"/>If the ingestion page detects the POST variables indicating that an ingestion form has been submitted, it will again instantiate the ingestionForm class.<text:s text:c="2"/>If the page detects that no record id exists for the object – that is, that this is an ingestion rather than an edit action – it will at this time get the next valid record ID and use it to instantiate the controls.<text:s text:c="2"/>This time instead of calling the display() function, however, the ingest() function is called.<text:s text:c="2"/>This function first instantiates each control and calls its validateIngestion() function.<text:s text:c="2"/>This function allows a control to check the input it has provided and ensure that it is valid; this is also where a control checks to ensure that it has data provided if the control is marked as required.<text:s text:c="2"/>If the control's input is valid, the control will return an empty string, while if there are problems an error message will be returned which the ingestion form will display.<text:s text:c="2"/>If ALL controls indicate that they have received valid input, the form calls the ingest() function on each control, which stores the new (or updated) data in the database; otherwise it displays the errors to the user.</text:span></text:p>
      <text:p text:style-name="P51"><text:span text:style-name="T90">Things to Consider When Writing a New Control</text:span></text:p>
      <text:p text:style-name="P52"><text:span text:style-name="T91">There are several important factors which must be taken into consideration when writing a control.<text:s text:c="2"/>The first and most critical is to remember that a scheme may have more than one instance of a given control; thus, any input fields must have unique names/ids.<text:s text:c="2"/>A good way to guarantee this is to implement the control's ID into any field which the control uses.</text:span></text:p>
      <text:p text:style-name="P52"><text:span text:style-name="T91">Another concept is that the user input sections must reside on one page – that is, using HTML forms to submit and process information is impossible.<text:s text:c="2"/>As such, any dynamic content (such as building a list) must be done with Javascript.<text:s text:c="2"/>Remember that Javascript functions will require unique names as well.</text:span></text:p>
      <text:p text:style-name="P52"><text:span text:style-name="T91">It is important to note that if a control shares a good deal of functionality (and potentially code) with another control, it is perfectly acceptable – encouraged, even – to derive one control from another's class and overload only the code which changes.<text:s text:c="2"/>For an example of this, please refer to<text:s/></text:span><text:span text:style-name="T92">controls/textControl.php</text:span><text:span text:style-name="T93"><text:s/>and<text:s/></text:span><text:span text:style-name="T94">controls/multiTextControl.php</text:span><text:span text:style-name="T95">.</text:span></text:p>
      <text:p text:style-name="P52"><text:span text:style-name="T95">Whenever doing database queries, always remember to sanitize any user input.<text:s text:c="2"/>This includes even things like the passed project/scheme ID.<text:s text:c="2"/>Obviously, the project ID will need to be used unescaped in formulating the name of the Project Tables; to prove that is is legitamite, consider casting it as an integer and querying the scheme table with an escaped version of the project and scheme IDs to see if they correspond to a legitimate scheme.</text:span></text:p>
      <text:p text:style-name="P52"><text:span text:style-name="T95">When handling user data (that is, in the validateIngestion function), be sure to remember to allow for empty datasets and to check for the required flag.<text:s text:c="2"/>If the control is not required, an empty dataset is perfectly acceptable; in this case, it is best to not store a row in the database for the control at all.<text:s text:c="2"/>Conversely, if the user is updating the value of the control from having data to a blank value, the row should be deleted.<text:s text:c="2"/>The required flag must always be considered, however.</text:span></text:p>
      <text:p text:style-name="P53"><text:span text:style-name="T96">Writing a New Control</text:span></text:p>
      <text:p text:style-name="P54"><text:span text:style-name="T97">When writing a new control, it must extend/derive from the Control class; as such, it must include the<text:s/></text:span><text:span text:style-name="T98">controls/control.php</text:span><text:span text:style-name="T99"><text:s/>file.<text:s text:c="2"/>It must contain versions of all functions defined in that class.<text:s text:c="2"/>It may contain as many other functions as the author of the control deems necessary, but it must contain the core set.<text:s text:c="2"/>For a detailed explanation of the functions and how they work, consult the comments in<text:s/></text:span><text:span text:style-name="T100">controls/control.php</text:span><text:span text:style-name="T101">, but here is a brief overview of the essential functions:</text:span></text:p>
      <text:list text:style-name="L55">
        <text:list-item>
          <text:p text:style-name="P55"><text:span text:style-name="T102">Constructor.</text:span><text:span text:style-name="T103"><text:s text:c="2"/>This must accept four arguments – a project id, a control id, a record id, and a record id.<text:s text:c="2"/>The contructor is responsible for initially loading the control's value (if any) and options.</text:span></text:p>
        </text:list-item>
        <text:list-item>
          <text:p text:style-name="P55"><text:span text:style-name="T104">delete()</text:span><text:span text:style-name="T105">.<text:s text:c="2"/>This function is responsible for deleting the value(s) corresponding to a particular control.<text:s text:c="2"/>If a record id was provided to the contstructor, this should delete only the value corresponding to that record.<text:s text:c="2"/>If no record id was provided, however, the data for all objects corresponding to that control (in the provided scheme) should be removed.<text:s text:c="2"/>This function is responsible only for removing data.<text:s text:c="2"/>Removing data corresponding to the control itself in the database is handled by other functions.</text:span></text:p>
        </text:list-item>
        <text:list-item>
          <text:p text:style-name="P55"><text:span text:style-name="T106">display()</text:span><text:span text:style-name="T107">.<text:s text:c="2"/>This function displays the user-input form for the control.<text:s text:c="2"/>Remember to take into account the considerations mentioned previously, such as the necessity for unique HTML input field names.</text:span></text:p>
        </text:list-item>
        <text:list-item>
          <text:p text:style-name="P55"><text:span text:style-name="T108">displayXML().<text:s text:c="2"/></text:span><text:span text:style-name="T109">This function is responsible for returning an XML string corresponding to the control's value.<text:s text:c="2"/>This function has no meaning if a record id is not provided, and as such can return a blank string in such an instance.</text:span></text:p>
        </text:list-item>
        <text:list-item>
          <text:p text:style-name="P55"><text:span text:style-name="T110">getName()</text:span><text:span text:style-name="T111">.<text:s text:c="2"/>This function returns the name displayed inside KORA to describe a control. The Text Control displays “Text”, for instance.<text:s text:c="2"/>Please avoid using the redundant word “Control” in the return value of this field.</text:span></text:p>
        </text:list-item>
        <text:list-item>
          <text:p text:style-name="P55"><text:span text:style-name="T112">getType().</text:span><text:span text:style-name="T113"><text:s text:c="2"/>This function returns a slightly longer name for the control used internally. The Text Control returns “Text Control” for this field, for instance.</text:span></text:p>
        </text:list-item>
        <text:list-item>
          <text:p text:style-name="P55"><text:span text:style-name="T114">ingest()</text:span><text:span text:style-name="T115">.<text:s text:c="2"/>This function processes the submitted information from $_REQUEST variables as returned in from the form created in the display() function.<text:s text:c="2"/>This function handles both new ingestion and editing, and should be able to differentiate between the two.</text:span></text:p>
        </text:list-item>
        <text:list-item>
          <text:p text:style-name="P55"><text:span text:style-name="T116">isEmpty()</text:span><text:span text:style-name="T117">.<text:s text:c="2"/>This function returns a boolean corresponding to whether or not data was ingested into this control.<text:s text:c="2"/>This is used in the ingestion class to determine if at least one control received data.</text:span></text:p>
        </text:list-item>
        <text:list-item>
          <text:p text:style-name="P55"><text:span text:style-name="T118">isXMLPacked()</text:span><text:span text:style-name="T119">.<text:s text:c="2"/>This static function returns a boolean corresponding to whether this control stores information in the<text:s/></text:span><text:span text:style-name="T120">value</text:span><text:span text:style-name="T121"><text:s/>column in the database in an XML format [true] or in a plain-text format [false].</text:span></text:p>
        </text:list-item>
        <text:list-item>
          <text:p text:style-name="P55"><text:span text:style-name="T122">validateIngestion()</text:span><text:span text:style-name="T123">.<text:s text:c="2"/>This function is used to ensure that the provided input to a control is valid – that is, that any data provided meets any restrictions or criteria and that if the control is required, that a non-empty value was provided.</text:span></text:p>
        </text:list-item>
        <text:list-item>
          <text:p text:style-name="P55"><text:span text:style-name="T124">initialOptions().</text:span><text:span text:style-name="T125"><text:s text:c="2"/>This function returns a string corresponding to the initial XML value with which the<text:s/></text:span><text:span text:style-name="T126">options</text:span><text:span text:style-name="T127"><text:s/>column in the database corresponding to the control should be populated.<text:s text:c="2"/>This function is only called upon control creation.</text:span></text:p>
        </text:list-item>
        <text:list-item>
          <text:p text:style-name="P55"><text:span text:style-name="T128">storedValueToDisplay($xml, $projectid, $controlid).</text:span><text:span text:style-name="T129"><text:s text:c="2"/>This function accepts the stored value corresponding to a control from the database (although the variable name is $xml, this argument accepts whatever would be stored in the<text:s/></text:span><text:span text:style-name="T130">value</text:span><text:span text:style-name="T131"><text:s/>column in the database, be it XML or plain text).<text:s text:c="2"/>The projectid and controlid arguments are provided in case the control needs to access its options to determine aspects of the display.<text:s text:c="2"/>The function returns a string corresponding to a graphical table or other format suitable for displaying in internal search results for the control.</text:span></text:p>
        </text:list-item>
        <text:list-item>
          <text:p text:style-name="P55"><text:span text:style-name="T132">storedValueToSearchResult($xml).</text:span><text:span text:style-name="T133"><text:s text:c="2"/>This function accepts the stored value corresponding to a control from the database (although the variable name is $xml, this argument accepts whatever would be stored in the<text:s/></text:span><text:span text:style-name="T134">value</text:span><text:span text:style-name="T135"><text:s/>column in the database, be it XML or plain text).<text:s text:c="2"/>From this, it returns a string value or an array of string values corresponding to the object's value suitable for returning in the search results through external libraries such as KORA_Search.<text:s text:c="2"/>The primary aim of this function is to translate any information stored internally in XML into a format more suitable for external use.</text:span></text:p>
        </text:list-item>
      </text:list>
      <text:p text:style-name="P56"><text:span text:style-name="T136">Database Layout</text:span></text:p>
      <text:p text:style-name="P56"><text:span text:style-name="T137">Naming Scheme and Proper Practices</text:span></text:p>
      <text:p text:style-name="P57"><text:span text:style-name="T138">A few general things to consider when creating new tables or columns in the database:</text:span></text:p>
      <text:list text:style-name="L58">
        <text:list-item>
          <text:p text:style-name="P58"><text:span text:style-name="T138">Table and Column names should be in camel case.<text:s text:c="2"/>One exception is any use of the term “id” as an identifier, such as “schemeid” “gid” or “pid”.<text:s text:c="2"/>In these instances, the first letter of “id” does not need to be capitalized.</text:span></text:p>
        </text:list-item>
        <text:list-item>
          <text:p text:style-name="P58"><text:span text:style-name="T138">Avoid redundancy in table names.<text:s text:c="2"/>“project” is preferrable to “projectCatalog”.<text:s text:c="2"/>In general, stick to singular nouns in table names (“project” as opposed to “projects”).</text:span></text:p>
        </text:list-item>
        <text:list-item>
          <text:p text:style-name="P58"><text:span text:style-name="T138">Whenever possible, each table should have a primary key.</text:span></text:p>
        </text:list-item>
        <text:list-item>
          <text:p text:style-name="P58"><text:span text:style-name="T138">Use the TINYINT(1) type for boolean flags</text:span></text:p>
        </text:list-item>
        <text:list-item>
          <text:p text:style-name="P58"><text:span text:style-name="T138">Unless there is a good reason not to, use the VARCHAR type (with a reasonable provided size) for text fields</text:span></text:p>
        </text:list-item>
        <text:list-item>
          <text:p text:style-name="P58"><text:span text:style-name="T138">Try to provide specific identifiers, such as “pid” for a project identifier, rather than simply using the generic term “id”</text:span></text:p>
        </text:list-item>
        <text:list-item>
          <text:p text:style-name="P58"><text:span text:style-name="T138">If storing an ordering of data items in the database via a column, please name the column “sequence” and have the first object in the order have a<text:s/></text:span><text:span text:style-name="T139">sequence</text:span><text:span text:style-name="T140"><text:s/>value of 1.</text:span></text:p>
        </text:list-item>
      </text:list>
      <text:p text:style-name="P59"><text:span text:style-name="T141">Table Descriptions and Assumptions</text:span></text:p>
      <text:p text:style-name="P59"><text:span text:style-name="T142">collection</text:span></text:p>
      <text:p text:style-name="P60"><text:span text:style-name="T143">This table contains a list of the various control collections found in schemes across the KORA install.<text:s text:c="2"/>Its columns –<text:s/></text:span><text:span text:style-name="T144">collid</text:span><text:span text:style-name="T145"><text:s/>(collection id),<text:s/></text:span><text:span text:style-name="T146">schemeid</text:span><text:span text:style-name="T147">,<text:s/></text:span><text:span text:style-name="T148">name</text:span><text:span text:style-name="T149">, and<text:s/></text:span><text:span text:style-name="T150">description</text:span><text:span text:style-name="T151"><text:s/>– are all fairly obvious in their purpose.<text:s text:c="2"/>The<text:s/></text:span><text:span text:style-name="T152">sequence</text:span><text:span text:style-name="T153"><text:s/>column corresponds to a collection's sequence within its scheme (the list starts at 1).</text:span></text:p>
      <text:p text:style-name="P61"><text:span text:style-name="T154">controlPreset</text:span></text:p>
      <text:p text:style-name="P62"><text:span text:style-name="T155">This table contains a list of the various control presets (preset sets of control options) throughout KORA.<text:s text:c="2"/>The<text:s/></text:span><text:span text:style-name="T156">presetid</text:span><text:span text:style-name="T157"><text:s/>and<text:s/></text:span><text:span text:style-name="T158">name</text:span><text:span text:style-name="T159"><text:s/>columns are what they sound like; the<text:s/></text:span><text:span text:style-name="T160">class</text:span><text:span text:style-name="T161"><text:s/>column corresponds to the<text:s/></text:span><text:span text:style-name="T162">class</text:span><text:span text:style-name="T163"><text:s/>column of the control table.<text:s text:c="2"/>The<text:s/></text:span><text:span text:style-name="T164">project</text:span><text:span text:style-name="T165"><text:s/>column refers to the pid of the project that owns the preset,<text:s/></text:span><text:span text:style-name="T166">except in the case of a stock preset, where the<text:s/></text:span><text:span text:style-name="T167">project</text:span><text:span text:style-name="T168"><text:s/>is set to 0</text:span><text:span text:style-name="T169">.<text:s text:c="2"/>The<text:s/></text:span><text:span text:style-name="T170">global</text:span><text:span text:style-name="T171"><text:s/>flag refers to whether a preset is global (visible to all projects) or local (visible only to the project which owns it).<text:s text:c="2"/>The<text:s/></text:span><text:span text:style-name="T172">value</text:span><text:span text:style-name="T173"><text:s/>column contains the value corresponding to the preset; its format depends on the control.</text:span></text:p>
      <text:p text:style-name="P63"><text:span text:style-name="T174">control</text:span></text:p>
      <text:p text:style-name="P64"><text:span text:style-name="T175">This table contains a set of metadata referring to the controls currently installed in the KORA system.<text:s text:c="2"/>It is populated by the “Update Control List” function on the System Management page.<text:s text:c="2"/>It has three columns:<text:s/></text:span><text:span text:style-name="T176">name</text:span><text:span text:style-name="T177">, corresponding to the name that should be shown internally for the control,<text:s/></text:span><text:span text:style-name="T178">file</text:span><text:span text:style-name="T179">, corresponding to the file in the<text:s/></text:span><text:span text:style-name="T180">controls/</text:span><text:span text:style-name="T181"><text:s/>directory where the control is stored,<text:s/></text:span><text:span text:style-name="T182">class</text:span><text:span text:style-name="T183">, corresponding to the name of the control class, and<text:s/></text:span><text:span text:style-name="T184">xmlPacked</text:span><text:span text:style-name="T185">, corresponding to whether or not the function stores its data in an XML format in the database as opposed to plaintext. </text:span></text:p>
      <text:p text:style-name="P65"><text:span text:style-name="T186">dublinCore</text:span></text:p>
      <text:p text:style-name="P66"><text:span text:style-name="T187">This section will need to be written by Matt Geimer</text:span></text:p>
      <text:p text:style-name="P67"><text:span text:style-name="T188">fixity</text:span></text:p>
      <text:p text:style-name="P68"><text:span text:style-name="T189">This table is used to store information about files stored in KORA and marked for archival.<text:s text:c="2"/>It has seven columns in three groups.<text:s text:c="2"/>The first three columns refer to the file and its source:<text:s/></text:span><text:span text:style-name="T190">kid</text:span><text:span text:style-name="T191">, which refers to the object the file is part of,<text:s/></text:span><text:span text:style-name="T192">cid</text:span><text:span text:style-name="T193">, corresponding to the id of the control to which the file was ingested, and<text:s/></text:span><text:span text:style-name="T194">path</text:span><text:span text:style-name="T195"><text:s/>which corresponds to the absolute path to the file on the filesystem.<text:s text:c="2"/>Then there are the<text:s/></text:span><text:span text:style-name="T196">initialHash</text:span><text:span text:style-name="T197"><text:s/>and<text:s/></text:span><text:span text:style-name="T198">initialTime</text:span><text:span text:style-name="T199"><text:s/>columns, corresponding to the hash of the file upon initial ingestion and the time of that initial hash computation.<text:s text:c="2"/>The hash method is customizable, although SHA512 is the stock default.<text:s text:c="2"/>c</text:span><text:span text:style-name="T200">omputedHash</text:span><text:span text:style-name="T201"><text:s/>and<text:s/></text:span><text:span text:style-name="T202">computerTime</text:span><text:span text:style-name="T203"><text:s/>contain the most recent hash computed and the time at which that computation was performed.</text:span></text:p>
      <text:p text:style-name="P69"><text:span text:style-name="T204">member</text:span></text:p>
      <text:p text:style-name="P70"><text:span text:style-name="T205">This table is used to store a list of memberships in permissions groups, and indirectly to determine what users have access to a project and what projects a user has access to.<text:s text:c="2"/>The<text:s/></text:span><text:span text:style-name="T206">uid</text:span><text:span text:style-name="T207"><text:s/>and<text:s/></text:span><text:span text:style-name="T208">pid</text:span><text:span text:style-name="T209"><text:s/>columns correspond to user id and project id, respectively.<text:s text:c="2"/>The<text:s/></text:span><text:span text:style-name="T210">gid</text:span><text:span text:style-name="T211"><text:s/>column corresponds to a group id from the permGroup table,<text:s/></text:span><text:span text:style-name="T212">except for search tokens, where the<text:s/></text:span><text:span text:style-name="T213">gid</text:span><text:span text:style-name="T214"><text:s/>will be set to 0</text:span><text:span text:style-name="T215">.</text:span></text:p>
      <text:p text:style-name="P71"><text:span text:style-name="T216">permGroup</text:span></text:p>
      <text:p text:style-name="P72"><text:span text:style-name="T217">This table stores a list of the permissions groups in the KORA system.<text:s text:c="2"/>The<text:s/></text:span><text:span text:style-name="T218">gid</text:span><text:span text:style-name="T219"><text:s/>column is the group's identifier.<text:s text:c="2"/>The<text:s/></text:span><text:span text:style-name="T220">pid</text:span><text:span text:style-name="T221"><text:s/>column corresponds to the id of the project the group belongs to.<text:s text:c="2"/>The<text:s/></text:span><text:span text:style-name="T222">name</text:span><text:span text:style-name="T223"><text:s/>column is intuitive. The<text:s/></text:span><text:span text:style-name="T224">permissions</text:span><text:span text:style-name="T225"><text:s/>column contains a bit vector corresponding to the group's permissions.<text:s text:c="2"/>For a more detailed explanation, consult the KORA Permissions Model section of this document.</text:span></text:p>
      <text:p text:style-name="P73"><text:span text:style-name="T226">project</text:span></text:p>
      <text:p text:style-name="P74"><text:span text:style-name="T227">This table stores a list of all the projects in the KORA system.<text:s text:c="2"/>The<text:s/></text:span><text:span text:style-name="T228">pid</text:span><text:span text:style-name="T229">,<text:s/></text:span><text:span text:style-name="T230">name</text:span><text:span text:style-name="T231">, and<text:s/></text:span><text:span text:style-name="T232">description</text:span><text:span text:style-name="T233"><text:s/>fields are what they sound like; the<text:s/></text:span><text:span text:style-name="T234">styleid</text:span><text:span text:style-name="T235"><text:s/>column will eventually correspond to an identifier for a per-project stylesheet functionality; this feature has not been implemented as of KORA 1.0.0.<text:s text:c="2"/>The<text:s/></text:span><text:span text:style-name="T236">admingid</text:span><text:span text:style-name="T237"><text:s/>and<text:s/></text:span><text:span text:style-name="T238">defaultgid</text:span><text:span text:style-name="T239"><text:s/>columns refer to the id of the project's administrators group and the group which users are by default joined to when they are first added to the project.<text:s text:c="2"/>The<text:s/></text:span><text:span text:style-name="T240">active</text:span><text:span text:style-name="T241"><text:s/>flag tells whether a project is active or inactive. Inactive projects are “disabled” - they provide a way to prevent access to a project without actually deleting its data and layout.</text:span></text:p>
      <text:p text:style-name="P75"><text:span text:style-name="T242">recordPreset</text:span></text:p>
      <text:p text:style-name="P76"><text:span text:style-name="T243">This table contains a list of which records in KORA are presets.<text:s text:c="2"/>The<text:s/></text:span><text:span text:style-name="T244">recpresetid</text:span><text:span text:style-name="T245"><text:s/>column is a primary key, used to have a unique integer associated with each preset (which can simplify the passing of variables in some instances).<text:s text:c="2"/>The<text:s/></text:span><text:span text:style-name="T246">schemeid</text:span><text:span text:style-name="T247"><text:s/>and<text:s/></text:span><text:span text:style-name="T248">kid</text:span><text:span text:style-name="T249"><text:s/>columns correspond to the record which is a preset and the scheme to which it belongs.<text:s text:c="2"/>The<text:s/></text:span><text:span text:style-name="T250">name</text:span><text:span text:style-name="T251"><text:s/>column is intuitive.</text:span></text:p>
      <text:p text:style-name="P77"><text:span text:style-name="T252">scheme</text:span></text:p>
      <text:p text:style-name="P78"><text:span text:style-name="T253">This table stores a list of all the schemes in the KORA system.<text:s text:c="2"/>The<text:s/></text:span><text:span text:style-name="T254">schemeid</text:span><text:span text:style-name="T255">,<text:s/></text:span><text:span text:style-name="T256">schemeName</text:span><text:span text:style-name="T257">,<text:s/></text:span><text:span text:style-name="T258">description</text:span><text:span text:style-name="T259">, and<text:s/></text:span><text:span text:style-name="T260">sequence</text:span><text:span text:style-name="T261"><text:s/>fields should be intuitive. The<text:s/></text:span><text:span text:style-name="T262">pid</text:span><text:span text:style-name="T263"><text:s/>column corresponds to the id of the project to which the scheme belongs.<text:s text:c="2"/>The<text:s/></text:span><text:span text:style-name="T264">dublinCoreFields</text:span><text:span text:style-name="T265"><text:s/>column contains an XML string corresponding to a set of associations of controls in the scheme to Dublin Core fields, while</text:span><text:span text:style-name="T266"><text:s/>dublinCoreOutOfDate</text:span><text:span text:style-name="T267"><text:s/>is a flag indicating whether the dublin core fields have changed since the last time the Dublin Core data for the scheme was rebuilt.<text:s text:c="2"/></text:span><text:span text:style-name="T268">nextid</text:span><text:span text:style-name="T269"><text:s/>corresponds to the next integer available to base a unique KORA Identifier from.<text:s text:c="2"/>The<text:s/></text:span><text:span text:style-name="T270">crossProjectAllowed</text:span><text:span text:style-name="T271"><text:s/>column contains an xml-packed list of what schemes have permission to associate objects to and from this scheme.<text:s text:c="2"/>Each entry in the &lt;to&gt; block corresponds to a project/scheme which is allowed to associate to the scheme, while each entry in the &lt;from&gt; block corresponds to a project/scheme from which the scheme is allowed to associate.</text:span></text:p>
      <text:p text:style-name="P79"><text:span text:style-name="T272">style</text:span></text:p>
      <text:p text:style-name="P80"><text:span text:style-name="T273">This table is in place for a feature, not implemented as of KORA 1.0.0, to allow per-project selection of different stylesheets.<text:s text:c="2"/>The<text:s/></text:span><text:span text:style-name="T274">filepath</text:span><text:span text:style-name="T275"><text:s/>column will contain the name of the stylesheet file, while<text:s/></text:span><text:span text:style-name="T276">description</text:span><text:span text:style-name="T277"><text:s/>will contain, as suggested, a brief description of the stylesheet.</text:span></text:p>
      <text:p text:style-name="P81"><text:span text:style-name="T278">user</text:span></text:p>
      <text:p text:style-name="P82"><text:span text:style-name="T279">This table stores information about the users in the KORA system.<text:s text:c="2"/>The<text:s/></text:span><text:span text:style-name="T280">username</text:span><text:span text:style-name="T281">,<text:s/></text:span><text:span text:style-name="T282">password</text:span><text:span text:style-name="T283">, and<text:s/></text:span><text:span text:style-name="T284">salt</text:span><text:span text:style-name="T285"><text:s/>columns are used in the authentication process.<text:s text:c="2"/>The<text:s/></text:span><text:span text:style-name="T286">password</text:span><text:span text:style-name="T287"><text:s/>column consists of a stored password, salted with the contents of the<text:s/></text:span><text:span text:style-name="T288">salt</text:span><text:span text:style-name="T289"><text:s/>column (a timestamp), and encrypted with the SHA256 algorithm.<text:s text:c="2"/></text:span><text:span text:style-name="T290">The exception is for search tokens, where<text:s/></text:span><text:span text:style-name="T291">salt</text:span><text:span text:style-name="T292"><text:s/>will be set to 0, and the username and password will be a 24-character hexadecimal string.</text:span><text:span text:style-name="T293"><text:s text:c="2"/>Since the password hashes are considerably longer than 24 characters, this prevents search tokens from being used as login accounts.<text:s text:c="2"/>The<text:s/></text:span><text:span text:style-name="T294">email</text:span><text:span text:style-name="T295">,<text:s/></text:span><text:span text:style-name="T296">realName</text:span><text:span text:style-name="T297">, and<text:s/></text:span><text:span text:style-name="T298">organization</text:span><text:span text:style-name="T299"><text:s/>columns contain metadata about the user.<text:s text:c="2"/>The<text:s/></text:span><text:span text:style-name="T300">admin</text:span><text:span text:style-name="T301"><text:s/>column is a flag for whether the user is a KORA Administrator.<text:s text:c="2"/>The<text:s/></text:span><text:span text:style-name="T302">confirmed</text:span><text:span text:style-name="T303"><text:s/>column stores whether the user has confirmed their e-mail address or not. The<text:s/></text:span><text:span text:style-name="T304">searchAccount</text:span><text:span text:style-name="T305"><text:s/>flag is set if the account is a search token.<text:s text:c="2"/>The<text:s/></text:span><text:span text:style-name="T306">allowPasswordReset</text:span><text:span text:style-name="T307"><text:s/>and<text:s/></text:span><text:span text:style-name="T308">resetToken</text:span><text:span text:style-name="T309"><text:s/>columns are used if the user requests their password to be reset.<text:s text:c="2"/>Upon requesting the page be sent to them, a 16-character random string from the set [a-zA-z0-9] is filled into the<text:s/></text:span><text:span text:style-name="T310">resetToken</text:span><text:span text:style-name="T311"><text:s/>column and the<text:s/></text:span><text:span text:style-name="T312">allowPasswordReset</text:span><text:span text:style-name="T313"><text:s/>flag is set.<text:s text:c="2"/>If the user resets their password, the<text:s/></text:span><text:span text:style-name="T314">allowPasswordReset</text:span><text:span text:style-name="T315"><text:s/>flag is set to 0, preventing the token from being reused.</text:span></text:p>
      <text:p text:style-name="P83"><text:span text:style-name="T316">Project Control Tables (p*Control)</text:span></text:p>
      <text:p text:style-name="P84"><text:span text:style-name="T317">The control tables are created for each project and correspond to the controls for the various schemes in the project.<text:s text:c="2"/>The<text:s/></text:span><text:span text:style-name="T318">cid</text:span><text:span text:style-name="T319"><text:s/>column is the table's primary key.<text:s text:c="2"/>The value 0 is reserved as an implied control for storing the list of reverse associations i.e. what records associate to a record.<text:s text:c="2"/>The<text:s/></text:span><text:span text:style-name="T320">schemeid</text:span><text:span text:style-name="T321"><text:s/>and<text:s/></text:span><text:span text:style-name="T322">collid</text:span><text:span text:style-name="T323"><text:s/>columns refer respectively to the<text:s text:c="2"/>scheme, and collection the control belongs to.<text:s text:c="2"/>The<text:s/></text:span><text:span text:style-name="T324">type</text:span><text:span text:style-name="T325"><text:s/>column corresponds to the<text:s/></text:span><text:span text:style-name="T326">class</text:span><text:span text:style-name="T327"><text:s/>column in the control table.<text:s text:c="2"/>The<text:s/></text:span><text:span text:style-name="T328">name</text:span><text:span text:style-name="T329"><text:s/>and<text:s/></text:span><text:span text:style-name="T330">description</text:span><text:span text:style-name="T331"><text:s/>columns store the control's metadata.<text:s text:c="2"/></text:span><text:span text:style-name="T332">sequence</text:span><text:span text:style-name="T333"><text:s/>controls the control's ordering in its collection, while<text:s/></text:span><text:span text:style-name="T334">options</text:span><text:span text:style-name="T335"><text:s/>contains an XML string with various configuration options for the control.<text:s text:c="2"/>The<text:s/></text:span><text:span text:style-name="T336">required</text:span><text:span text:style-name="T337"><text:s/>flag states whether input into the control is required;<text:s/></text:span><text:span text:style-name="T338">searchable</text:span><text:span text:style-name="T339"><text:s/>controls whether the control's data is looked at during internal searches.<text:s text:c="2"/>The<text:s/></text:span><text:span text:style-name="T340">showInResults</text:span><text:span text:style-name="T341"><text:s/>flag controls whether the control is shown in search results lists internally.<text:s text:c="2"/>The<text:s/></text:span><text:span text:style-name="T342">showInPublicResults</text:span><text:span text:style-name="T343"><text:s/>and<text:s/></text:span><text:span text:style-name="T344">publicEntry</text:span><text:span text:style-name="T345"><text:s/>flags relate to public ingestion, a feature that has not been implemented as of KORA 1.0.0.</text:span></text:p>
      <text:p text:style-name="P85"><text:span text:style-name="T346">Project Data Tables (p*Data)</text:span></text:p>
      <text:p text:style-name="P86"><text:span text:style-name="T347">The per-project data tables contain only four columns:<text:s/></text:span><text:span text:style-name="T348">id</text:span><text:span text:style-name="T349"><text:s/>for the KORA record identifier,<text:s/></text:span><text:span text:style-name="T350">cid</text:span><text:span text:style-name="T351"><text:s/>and<text:s/></text:span><text:span text:style-name="T352">schemeid</text:span><text:span text:style-name="T353"><text:s/>for the control the data row is for and the scheme the record belongs to, and<text:s/></text:span><text:span text:style-name="T354">value</text:span><text:span text:style-name="T355">, for the control to store the necessary data.</text:span></text:p>
      <text:p text:style-name="P86"><text:span text:style-name="T355">This data model was chosen after a long debate and careful analysis of the needs of the system. A more traditional data model, with a table for each scheme and a column for each control, had been tried in the past.<text:s text:c="2"/>While more conducive to searching, this led to a considerable amount of wasted data with empty columns in rows and to considerable stress on the database due to an overuse of ALTER TABLE commands when controls were added, deleted, or changed.<text:s text:c="2"/>As well, it reduced the flexibility to change control names and other settings.<text:s text:c="2"/>To avoid these flaws and improve performance, this model was devised to eliminated wasted space while still maintaining a reasonable level of search performance.</text:span></text:p>
      <text:p text:style-name="P87"><text:span text:style-name="T356">Import/Export</text:span></text:p>
      <text:p text:style-name="P88"><text:span text:style-name="T357">The general format of XML files used for import/export operations:</text:span></text:p>
      <text:p text:style-name="P88"><text:span text:style-name="T357">&lt;Scheme&gt;</text:span></text:p>
      <text:p text:style-name="P88"><text:span text:style-name="T357">&lt;SchemeDesc&gt;</text:span></text:p>
      <text:p text:style-name="P88"><text:span text:style-name="T357">&lt;Name&gt;&lt;/Name&gt;</text:span></text:p>
      <text:p text:style-name="P88"><text:span text:style-name="T357">&lt;Description&gt;&lt;/Description&gt;</text:span></text:p>
      <text:p text:style-name="P88"><text:span text:style-name="T357">&lt;NextId&gt;&lt;/NextId&gt; //This is not currently used</text:span></text:p>
      <text:p text:style-name="P88"><text:span text:style-name="T357">&lt;/SchemeDesc&gt;</text:span></text:p>
      <text:p text:style-name="P88"><text:span text:style-name="T357">&lt;Collections&gt;</text:span></text:p>
      <text:p text:style-name="P88"><text:span text:style-name="T357">&lt;Collection&gt; //One of these for each collection in the scheme</text:span></text:p>
      <text:p text:style-name="P88"><text:span text:style-name="T357">&lt;id&gt;&lt;/id&gt;</text:span></text:p>
      <text:p text:style-name="P88"><text:span text:style-name="T357">&lt;Name&gt;&lt;/Name&gt;</text:span></text:p>
      <text:p text:style-name="P88"><text:span text:style-name="T357">&lt;Description&gt;&lt;/Description&gt;</text:span></text:p>
      <text:p text:style-name="P88"><text:span text:style-name="T357">&lt;Sequence&gt;&lt;/Sequence&gt;</text:span></text:p>
      <text:p text:style-name="P88"><text:span text:style-name="T357">&lt;/Collection&gt;</text:span></text:p>
      <text:p text:style-name="P88"><text:span text:style-name="T357">... </text:span></text:p>
      <text:p text:style-name="P88"><text:span text:style-name="T357">&lt;/Collections&gt;</text:span></text:p>
      <text:p text:style-name="P88"><text:span text:style-name="T357">&lt;Controls&gt;</text:span></text:p>
      <text:p text:style-name="P88"><text:span text:style-name="T357">&lt;control_name&gt; //The actual name of the control ... one of these for each control</text:span></text:p>
      <text:p text:style-name="P88"><text:span text:style-name="T357">&lt;CollId&gt;&lt;/CollId&gt;</text:span></text:p>
      <text:p text:style-name="P88"><text:span text:style-name="T357">&lt;Type&gt;&lt;/Type&gt;</text:span></text:p>
      <text:p text:style-name="P88"><text:span text:style-name="T357">&lt;Description&gt;&lt;/Description&gt;</text:span></text:p>
      <text:p text:style-name="P88"><text:span text:style-name="T357">&lt;Required&gt;&lt;/Required&gt;</text:span></text:p>
      <text:p text:style-name="P88"><text:span text:style-name="T357">&lt;Searchable&gt;&lt;/Searchable&gt;</text:span></text:p>
      <text:p text:style-name="P88"><text:span text:style-name="T357">&lt;advSearchable&gt;&lt;/advSearchable&gt;</text:span></text:p>
      <text:p text:style-name="P88"><text:span text:style-name="T357">&lt;showInResults&gt;&lt;/showInResults&gt;</text:span></text:p>
      <text:p text:style-name="P88"><text:span text:style-name="T357">&lt;showInPublicResults&gt;&lt;/showInPublicResults&gt;</text:span></text:p>
      <text:p text:style-name="P88"><text:span text:style-name="T357">&lt;publicEntry&gt;&lt;/publicEntry&gt;</text:span></text:p>
      <text:p text:style-name="P88"><text:span text:style-name="T357">&lt;options&gt;&lt;/options&gt;</text:span></text:p>
      <text:p text:style-name="P88"><text:span text:style-name="T357">&lt;sequence&gt;&lt;/sequence&gt;</text:span></text:p>
      <text:p text:style-name="P88"><text:span text:style-name="T357">&lt;/control_name&gt;</text:span></text:p>
      <text:p text:style-name="P88"><text:span text:style-name="T357">...</text:span></text:p>
      <text:p text:style-name="P88"><text:span text:style-name="T357">&lt;/Controls&gt;</text:span></text:p>
      <text:p text:style-name="P88"><text:span text:style-name="T357">&lt;Data&gt;</text:span></text:p>
      <text:p text:style-name="P88"><text:span text:style-name="T357">&lt;Record&gt;</text:span></text:p>
      <text:p text:style-name="P88"><text:span text:style-name="T357">... //a &lt;control_name&gt; tag for each control with data in this record</text:span></text:p>
      <text:p text:style-name="P88"><text:span text:style-name="T357">&lt;/Record&gt;</text:span></text:p>
      <text:p text:style-name="P88"><text:span text:style-name="T357">...</text:span></text:p>
      <text:p text:style-name="P88"><text:span text:style-name="T357">&lt;/Data&gt;</text:span></text:p>
      <text:p text:style-name="P88"><text:span text:style-name="T357">&lt;/Scheme&gt;</text:span></text:p>
      <text:p text:style-name="P88"><text:span text:style-name="T358"/></text:p>
      <text:p text:style-name="P88"><text:span text:style-name="T359">For multi-list or multi-text controls, the tag name should be repeated (I.e. If you have a control named “Colors” that should hold red and blue, the xml would be &lt;Colors&gt;red&lt;/Colors&gt;&lt;Colors&gt;blue&lt;/Colors&gt;.<text:s text:c="2"/>Date controls should be formated as MM/DD/YYYY for proper ingestion.<text:s text:c="2"/>File and image controls should be formatted as just a path string.</text:span></text:p>
      <text:p text:style-name="P89"><text:span text:style-name="T360">Data Export</text:span></text:p>
      <text:p text:style-name="P90"><text:span text:style-name="T361">This option is available to project and system administrators.<text:s text:c="2"/>The XML file created contains the scheme structure and all records within the scheme.<text:s text:c="2"/>There is a page in KORA specifically for exporting records and schemes, and the option to export records is also available on search results pages. This allows the user to export only the records returned by a search. Note that currently, record associators are not handled cleanly by this process – or rather, by the re-importing of records exported with this process.<text:s text:c="2"/></text:span></text:p>
      <text:p text:style-name="P91"><text:span text:style-name="T362">Data Import</text:span></text:p>
      <text:p text:style-name="P92"><text:span text:style-name="T363">This menu option allows you to upload an xml file and a zipped folder of files.<text:s text:c="2"/>The file is parsed and presents users with some options on mapping data to existing controls in the current scheme.<text:s text:c="2"/>Once “continue” is clicked, the import will be run.</text:span></text:p>
      <text:p text:style-name="P93"><text:span text:style-name="T364">Scheme Import</text:span></text:p>
      <text:p text:style-name="P94"><text:span text:style-name="T365">This function uses the same xml files as a data import.<text:s text:c="2"/>A scheme is created, then the collections and controls it contains.</text:span></text:p>
      <text:p text:style-name="P94"><text:span text:style-name="T366"/></text:p>
      <text:p text:style-name="P95"><text:span text:style-name="T367">Internationalization in KORA</text:span></text:p>
      <text:p text:style-name="P96"><text:span text:style-name="T368">Internationalization is implemented in KORA with external files containing translations.<text:s text:c="2"/>One file exists for each language containing translations from English to that language.<text:s text:c="2"/>When a string is about to be displayed on the screen, the string is matched up with it's identical string in the translation file and the translation is displayed on the screen.<text:s text:c="2"/>If no translation is found, the original string is displayed.<text:s text:c="2"/>Before login, if possible, the browser language setting is used to set the language; Also, the user can choose a language in the menu bar before logging in.<text:s text:c="2"/>The user chooses his/her preferred language when he/she registers his/her account and may change that language at the 'Update User Info' page.</text:span></text:p>
      <text:p text:style-name="P97"><text:span text:style-name="T369">The KORA Search Library</text:span></text:p>
      <text:p text:style-name="P97"><text:span text:style-name="T370">Search Tokens</text:span></text:p>
      <text:p text:style-name="P98"><text:span text:style-name="T371">In keeping with the KORA Permissions model and the practice of restricting access to data to only those with authorization, external queries to the search database require a search token – a 24-character random hexadecimal string which can have access to search one or more projects in a KORA system.<text:s text:c="2"/>For a more detailed description of search tokens and how they are created inside KORA, refer to the user documentation.</text:span></text:p>
      <text:p text:style-name="P99"><text:span text:style-name="T372">KORA_Search</text:span></text:p>
      <text:p text:style-name="P100"><text:span text:style-name="T373">KORA_Search</text:span><text:span text:style-name="T374"><text:s/>is a search library defined in<text:s/></text:span><text:span text:style-name="T375">includes/koraSearch.php</text:span><text:span text:style-name="T376">.<text:s text:c="2"/>It is designed as an all-purpose querying syntax which allows PHP applications to extract data out of a KORA system.<text:s text:c="2"/>An application wishing to use information from a KORA system will include baseKORAPath/includes/koraSearch.php.<text:s text:c="2"/>This file will automatically include the files necessary to establish a connection to the database, as well as including the clientUtilities.php file and its set of functions useful in parsing some of the data returned.<text:s text:c="2"/>The KORA_Search function is designed to search a single scheme from a single project with specific criteria for fields in that scheme.<text:s text:c="2"/>If multiple schemes are to be searched, multiple calls to KORA_Search will be needed.</text:span></text:p>
      <text:p text:style-name="P100"><text:span text:style-name="T376">The KORA_Search function takes 6 arguments: A search token, the ID of the project and scheme being searched, a KORA_Clause object representing the search query, a list of the fields to return, and an optional list of result sorting instructions.<text:s text:c="2"/>The exact syntax is as follows:</text:span></text:p>
      <text:p text:style-name="P100"><text:span text:style-name="T376"><text:tab/>$results = KORA_Search($token, $project_id, $scheme_id, $queryObject,</text:span></text:p>
      <text:p text:style-name="P100"><text:span text:style-name="T376"><text:tab/><text:tab/>array('fieldToReturn1', 'fieldToReturn2'),</text:span></text:p>
      <text:p text:style-name="P100"><text:span text:style-name="T376"><text:tab/><text:tab/>array(<text:tab/>array('field' =&gt; 'field1', 'direction' =&gt; SORT_ASC),</text:span></text:p>
      <text:p text:style-name="P100"><text:span text:style-name="T376"><text:tab/><text:tab/><text:tab/>array('field' =&gt; 'field2', 'direction' =&gt; SORT_DESC)),</text:span></text:p>
      <text:p text:style-name="P100"><text:span text:style-name="T376"><text:tab/><text:tab/>$limitStart, $limitNum</text:span></text:p>
      <text:p text:style-name="P100"><text:span text:style-name="T376"><text:tab/><text:tab/>);</text:span></text:p>
      <text:p text:style-name="P100"><text:span text:style-name="T376">The token and project/scheme ids are all simple strings (integers are also acceptable for the project/scheme ids).<text:s text:c="2"/>The queryObject is a KORA_Clause object, which will be described below.<text:s text:c="2"/></text:span></text:p>
      <text:p text:style-name="P100"><text:span text:style-name="T376">The fifth argument (fields to return) is an array of the names of the controls you want to return.<text:s text:c="2"/>If a record meets the search criteria but does not have a value for a control that is requested, a blank value will be returned.<text:s text:c="2"/>Alternatively, you can supply the keyword 'ALL' to request all fields for a scheme, but PLEASE refrain from using this unless absolutely necessary – it is inefficient, bad practice, and it is essentially always better to individually specify each control you would like returned.</text:span></text:p>
      <text:p text:style-name="P100"><text:span text:style-name="T376">The sixth argument is an array of associative arrays indicating the sorting instructions.<text:s text:c="2"/>The associative arrays are evaluated in order – that is, in this example, the results would be sorted by field1 ascending, and in the case of a tie the results with the same value for field1 would be sorted by field2 descending.<text:s text:c="2"/>The 'field' element refers to a field name in KORA – this field must be one of the fields requested to be returned in the fifth argument.<text:s text:c="2"/>The 'direction' argument should be a PHP sorting constant – either SORT_ASC or SORT_DESC.<text:s text:c="2"/>Use of any other sorting constants is unsupported and may result in unexpected behavior.</text:span></text:p>
      <text:p text:style-name="P100"><text:span text:style-name="T376">The seventh and eighth arguments provide functionality similar functionality to MySQL's LIMIT keyword – that is, they allow only a subset of the matching records to be returned.<text:s text:c="2"/>The seventh argument corresponds to the first record which should be returned, with 0 referring to the first record.<text:s text:c="2"/>The eighth argument corresponds to the maximum number of records to be returned (if there are not enough records to fill this limit, all remaining records will be returned).<text:s text:c="2"/>Specifying 0 for the eighth argument will also return all records at or after the starting point.<text:s text:c="2"/>These arguments default to 0 (that is, to returning all records which match a query), and are optional.</text:span></text:p>
      <text:p text:style-name="P100"><text:span text:style-name="T376">Any KORA_Search query result will return an array of associative arrays.<text:s text:c="2"/>Each associative array represents a single record.<text:s text:c="2"/>The associative arrays will each have a key corresponding to each field requested to be returned (as previously stated, records that had no value for a field will have a blank value for that key), as well as a set of keys common to all results: 'kid', corresponding to the record's Kora Identifier [KID] - a system-wide unique identifier given to each record) – 'pid' corresponding to the ID of the project the result came from, 'schemeID' corresponding to the ID of the scheme the result came from, and 'linkers', which gives an array of the KIDs of any objects which associate to the record.</text:span></text:p>
      <text:p text:style-name="P100"><text:span text:style-name="T376">The format of the value for returned fields depends on the type of control which that field corresponds to.<text:s text:c="2"/>Some controls, such as the text or list controls, will return a simple string corresponding to the value, while others will return an array of values or an associative array corresponding to specific metadata about the field.<text:s text:c="2"/>When in doubt, do a sample query and analyze the results or check the storedValueToSearchResult function of the control type to which the field corresponds.<text:s text:c="2"/></text:span></text:p>
      <text:p text:style-name="P101"><text:span text:style-name="T377">KORA_Clause</text:span></text:p>
      <text:p text:style-name="P102"><text:span text:style-name="T378">While KORA_Search is the function which actually extracts data from KORA, KORA_Clause is the mechanism which allows a programmer to specify which data should be extracted.<text:s text:c="2"/>It allows for the use of boolean keywords to join multiple conditions together.<text:s text:c="2"/>There are three basic ways to create a KORA_Clause object;</text:span></text:p>
      <text:list text:style-name="L103">
        <text:list-item>
          <text:p text:style-name="P103"><text:span text:style-name="T378">$clause1 = new KORA_Clause($fieldName, $operator, $value)<text:s/></text:span><text:span text:style-name="T379">[Logical]</text:span></text:p>
        </text:list-item>
        <text:list-item>
          <text:p text:style-name="P103"><text:span text:style-name="T380">$clause2 = new KORA_Clause($fieldName, 'IN', array($value1, $value2)<text:s/></text:span><text:span text:style-name="T381">[Logical]</text:span></text:p>
        </text:list-item>
        <text:list-item>
          <text:p text:style-name="P103"><text:span text:style-name="T382">$clause3 = new KORA_Clause($clause1, $boolean, $clause2)<text:s/></text:span><text:span text:style-name="T383">[Boolean]</text:span></text:p>
        </text:list-item>
      </text:list>
      <text:p text:style-name="P104"><text:span text:style-name="T384">In the logical syntax, $fieldName corresponds to the name of a KORA Control.<text:s text:c="2"/>It can also correspond to the word 'ANY' (in all caps), which will search for a value in all fields in a scheme.<text:s text:c="2"/>Please note that you cannot use the 'ANY' keyword with the 'IN' operator and that in general, it is best to use the 'ANY' keyword only with the 'LIKE' operator.<text:s text:c="2"/>Other operators will not result in errors, but due to the format in which some data is stored internally, the = and != operators may not work entirely as expected.</text:span></text:p>
      <text:p text:style-name="P104"><text:span text:style-name="T384">The logical 'IN' syntax works just as 'IN' would work in a MySQL query; simply give a list of the values considered acceptable as an array for the third parameter.</text:span></text:p>
      <text:p text:style-name="P104"><text:span text:style-name="T384">The boolean syntax accepts either 'AND' or 'OR' (both case-sensitive) as the operator and is used to join multiple clauses together.<text:s text:c="2"/>Thus, complex queries can be built as follows:</text:span></text:p>
      <text:p text:style-name="P104"><text:span text:style-name="T384">$clause1 = new KORA_Clause('field1', 'LIKE', '%foo%');</text:span></text:p>
      <text:p text:style-name="P104"><text:span text:style-name="T384">$clause2 = new KORA_Clause('field2', 'LIKE', '%bar%');</text:span></text:p>
      <text:p text:style-name="P104"><text:span text:style-name="T384">$clause3 = new KORA_Clause($clause1, 'AND', $clause2);</text:span></text:p>
      <text:p text:style-name="P104"><text:span text:style-name="T384">$clause4 = new KORA_Clause('field3', '=', '2000');</text:span></text:p>
      <text:p text:style-name="P104"><text:span text:style-name="T384">$clause5 = new KORA_Clause($clause3, 'OR', $clause4);</text:span></text:p>
      <text:p text:style-name="P104"><text:span text:style-name="T384">Thus, a search using clause5 would return results where field3 was equal to 2000 or where both field1 contained 'foo' and field2 contained 'bar'.</text:span></text:p>
      <text:p text:style-name="P104"><text:span text:style-name="T384">Please note that while field names and values are escaped and sanitized when queries are built, operators are of necessity not.<text:s text:c="2"/>Thus, it is critical that<text:s/></text:span><text:span text:style-name="T385">under no circumstances should user input be passed to the operator argument of a KORA_Clause object</text:span><text:span text:style-name="T386">.<text:s text:c="2"/>If allowing the user to pick either AND or OR, check their input and use your own hand-specified versions when writing the query.<text:s text:c="2"/>In most other cases there should be no need for a user-specified operator.<text:s text:c="2"/>In any situation, do not directly pass user input to the operator argument.</text:span></text:p>
      <text:p text:style-name="P104"><text:span text:style-name="T387">NOTE:</text:span><text:span text:style-name="T388"><text:s/>Values selected from a list or multi-list control are stored in an html-escaped way, so you must search these fields using html-escaped strings or search will fail for<text:s text:c="2"/>strings with special characters, e.g. &lt;,&gt;,&amp;.</text:span></text:p>
      <text:p text:style-name="P105"><text:span text:style-name="T389">KORA_Scheme_Layout</text:span></text:p>
      <text:p text:style-name="P106"><text:span text:style-name="T390">KORA_Scheme_Layout is a function defined in includes/koraSearch.php meant to help with formatting a website that uses KORA.<text:s text:c="2"/>It takes as arguments a search token, a project id, and a search id.<text:s text:c="2"/>It returns a 2 dimensional array of collection names and control names within the collections.</text:span></text:p>
      <text:p text:style-name="P107"><text:span text:style-name="T391">KORA_Get_Options</text:span></text:p>
      <text:p text:style-name="P108"><text:span text:style-name="T392">KORA_Get_Options is defined in includes/koraSearch.php.<text:s text:c="2"/>It takes a search token, a project id, a scheme id, and a control name.<text:s text:c="2"/>If the control name corresponds with a List or MultiList control in the scheme, this returns an array of the options for that control that you would have if you were ingesting a record; otherwise it returns false.</text:span></text:p>
      <text:p text:style-name="P109"><text:span text:style-name="T393">Reserved Keywords</text:span></text:p>
      <text:p text:style-name="P110"><text:span text:style-name="T394">Any keywords reserved for use in search queries or results, such as 'any', 'all', 'linkers', etc. are prohibited as control names.<text:s text:c="2"/>This list of restricted keywords is kept in<text:s/></text:span><text:span text:style-name="T395">includes/required.php</text:span><text:span text:style-name="T396">.<text:s text:c="2"/>If you make any modifications to these search libraries, ensure that any additional keywords you create are added to this list.</text:span></text:p>
      <text:p text:style-name="P111"><text:span text:style-name="T397">PBSearch</text:span></text:p>
      <text:p text:style-name="P112"><text:span text:style-name="T398">The PBSearch function, found in includes/pbSearch.php, is provided with the hope of potentially easing the transition between frontends written for the previous generation of KORA and the new database layout.<text:s text:c="2"/>It accepts a format similar to the old PBSearch format with the addition of a third parameter for a search token.<text:s text:c="2"/>It has not been extensively tested, but it should return results in an overall similar way.<text:s text:c="2"/>Detailed descriptions of its arguments are not provided here, since<text:s/></text:span><text:span text:style-name="T399">under no circumstances should it be used for new development.</text:span></text:p>
      <text:p text:style-name="P113"><text:span text:style-name="T400"/></text:p>
      <text:p text:style-name="P114"><text:span text:style-name="T401">Example: Using KORA to make a simple gallery</text:span></text:p>
      <text:p text:style-name="P115"><text:span text:style-name="T402">&lt;?php</text:span></text:p>
      <text:p text:style-name="P115"><text:span text:style-name="T403">// include koraSearch.php from your kora install. </text:span></text:p>
      <text:p text:style-name="P115"><text:span text:style-name="T404">require_once</text:span><text:span text:style-name="T405">(</text:span><text:span text:style-name="T406">'/path/to/koraSearch.php'</text:span><text:span text:style-name="T407">);</text:span></text:p>
      <text:p text:style-name="P115"><text:span text:style-name="T408"/></text:p>
      <text:p text:style-name="P115"><text:span text:style-name="T409">// In KORA, go to 'Manage Search Tokens' and assign a search token to your project</text:span></text:p>
      <text:p text:style-name="P115"><text:span text:style-name="T410">$token<text:s/></text:span><text:span text:style-name="T411">=<text:s/></text:span><text:span text:style-name="T412">'09f583dbb37f03dc56a807eb'</text:span><text:span text:style-name="T413">;<text:s/></text:span><text:span text:style-name="T414">// It will look similar to this</text:span></text:p>
      <text:p text:style-name="P115"><text:span text:style-name="T415">$pid<text:s/></text:span><text:span text:style-name="T416">= 1;<text:tab/></text:span><text:span text:style-name="T417">// project id</text:span></text:p>
      <text:p text:style-name="P115"><text:span text:style-name="T418">$sid<text:s/></text:span><text:span text:style-name="T419">= 1;<text:tab/></text:span><text:span text:style-name="T420">// scheme id</text:span></text:p>
      <text:p text:style-name="P115"><text:span text:style-name="T421"/></text:p>
      <text:p text:style-name="P115"><text:span text:style-name="T422">// the controls whose values you want your KORA_Search to return</text:span></text:p>
      <text:p text:style-name="P115"><text:span text:style-name="T423">$fields<text:s/></text:span><text:span text:style-name="T424">=<text:s/></text:span><text:span text:style-name="T425">array</text:span><text:span text:style-name="T426">(</text:span><text:span text:style-name="T427">'photo'</text:span><text:span text:style-name="T428">,</text:span><text:span text:style-name="T429">'caption'</text:span><text:span text:style-name="T430">);</text:span></text:p>
      <text:p text:style-name="P115"><text:span text:style-name="T431"/></text:p>
      <text:p text:style-name="P115"><text:span text:style-name="T432">// Build a clause to return whichever images you want to display</text:span></text:p>
      <text:p text:style-name="P115"><text:span text:style-name="T432">// In this case, I want all records.</text:span></text:p>
      <text:p text:style-name="P115"><text:span text:style-name="T433">$clause<text:s/></text:span><text:span text:style-name="T434">=<text:s/></text:span><text:span text:style-name="T435">new<text:s/></text:span><text:span text:style-name="T436">KORA_Clause(</text:span><text:span text:style-name="T437">'KID'</text:span><text:span text:style-name="T438">,<text:s/></text:span><text:span text:style-name="T439">'!='</text:span><text:span text:style-name="T440">,<text:s/></text:span><text:span text:style-name="T441">''</text:span><text:span text:style-name="T442">);</text:span></text:p>
      <text:p text:style-name="P115"><text:span text:style-name="T443"/></text:p>
      <text:p text:style-name="P115"><text:span text:style-name="T444">$results<text:s/></text:span><text:span text:style-name="T445">= KORA_Search(</text:span><text:span text:style-name="T446">$token</text:span><text:span text:style-name="T447">,<text:s/></text:span><text:span text:style-name="T448">$pid</text:span><text:span text:style-name="T449">,<text:s/></text:span><text:span text:style-name="T450">$sid</text:span><text:span text:style-name="T451">,<text:s/></text:span><text:span text:style-name="T452">$clause</text:span><text:span text:style-name="T453">,<text:s/></text:span><text:span text:style-name="T454">$fields</text:span><text:span text:style-name="T455">,<text:s/></text:span><text:span text:style-name="T456">array</text:span><text:span text:style-name="T457">());</text:span></text:p>
      <text:p text:style-name="P115"><text:span text:style-name="T458">$tablewidth<text:s/></text:span><text:span text:style-name="T459">= 4;<text:tab/></text:span><text:span text:style-name="T460">// number of images per row</text:span></text:p>
      <text:p text:style-name="P115"><text:span text:style-name="T461"><text:s/></text:span></text:p>
      <text:p text:style-name="P115"><text:span text:style-name="T462">?&gt;</text:span></text:p>
      <text:p text:style-name="P115"><text:span text:style-name="T463">&lt;</text:span><text:span text:style-name="T464">table</text:span><text:span text:style-name="T465"><text:s/></text:span><text:span text:style-name="T466">width</text:span><text:span text:style-name="T467">=</text:span><text:span text:style-name="T468">100%</text:span><text:span text:style-name="T469"><text:s/></text:span><text:span text:style-name="T470">align</text:span><text:span text:style-name="T471">=</text:span><text:span text:style-name="T472">"center"</text:span><text:span text:style-name="T473"><text:s/></text:span><text:span text:style-name="T474">border</text:span><text:span text:style-name="T475">=</text:span><text:span text:style-name="T476">0</text:span><text:span text:style-name="T477"><text:s/></text:span><text:span text:style-name="T478">cellspacing</text:span><text:span text:style-name="T479">=</text:span><text:span text:style-name="T480">8</text:span><text:span text:style-name="T481"><text:s/></text:span><text:span text:style-name="T482">cellpadding</text:span><text:span text:style-name="T483">=</text:span><text:span text:style-name="T484">8</text:span><text:span text:style-name="T485">&gt;</text:span></text:p>
      <text:p text:style-name="P115"><text:span text:style-name="T486">&lt;?php</text:span></text:p>
      <text:p text:style-name="P115"><text:span text:style-name="T487">// Populate a table with thumbnails that link to the full size images.</text:span></text:p>
      <text:p text:style-name="P115"><text:span text:style-name="T487">// The functions used below can be found in includes/utilities.php and includes/clientUtilities.php</text:span></text:p>
      <text:p text:style-name="P115"><text:span text:style-name="T488">$i<text:s/></text:span><text:span text:style-name="T489">= 0;</text:span></text:p>
      <text:p text:style-name="P115"><text:span text:style-name="T490">foreach</text:span><text:span text:style-name="T491">(</text:span><text:span text:style-name="T492">$results<text:s/></text:span><text:span text:style-name="T493">as<text:s/></text:span><text:span text:style-name="T494">$result</text:span><text:span text:style-name="T495">){</text:span></text:p>
      <text:p text:style-name="P115"><text:span text:style-name="T495"><text:tab/></text:span><text:span text:style-name="T496">if</text:span><text:span text:style-name="T497">(</text:span><text:span text:style-name="T498">$i</text:span><text:span text:style-name="T499">++ %<text:s/></text:span><text:span text:style-name="T500">$tablewidth</text:span><text:span text:style-name="T501">==0){</text:span></text:p>
      <text:p text:style-name="P115"><text:span text:style-name="T501"><text:tab/><text:tab/></text:span><text:span text:style-name="T502">if</text:span><text:span text:style-name="T503">(</text:span><text:span text:style-name="T504">$i</text:span><text:span text:style-name="T505">!=1)<text:s/></text:span><text:span text:style-name="T506">echo<text:s/></text:span><text:span text:style-name="T507">"&lt;/tr&gt;"</text:span><text:span text:style-name="T508">;<text:tab/></text:span></text:p>
      <text:p text:style-name="P115"><text:span text:style-name="T508"><text:tab/><text:tab/></text:span><text:span text:style-name="T509">echo<text:s/></text:span><text:span text:style-name="T510">"&lt;tr&gt;"</text:span><text:span text:style-name="T511">;</text:span></text:p>
      <text:p text:style-name="P115"><text:span text:style-name="T511"><text:tab/>}</text:span></text:p>
      <text:p text:style-name="P115"><text:span text:style-name="T511"><text:tab/></text:span></text:p>
      <text:p text:style-name="P115"><text:span text:style-name="T511"><text:tab/></text:span><text:span text:style-name="T512">$localName<text:s/></text:span><text:span text:style-name="T513">=<text:s/></text:span><text:span text:style-name="T514">$result</text:span><text:span text:style-name="T515">[</text:span><text:span text:style-name="T516">'photo'</text:span><text:span text:style-name="T517">][</text:span><text:span text:style-name="T518">'localName'</text:span><text:span text:style-name="T519">];</text:span></text:p>
      <text:p text:style-name="P115"><text:span text:style-name="T519"><text:tab/>createThumbnail(getFullPathFromFileName(</text:span><text:span text:style-name="T520">$localName</text:span><text:span text:style-name="T521">), </text:span></text:p>
      <text:p text:style-name="P115"><text:span text:style-name="T521"><text:tab/><text:tab/>getThumbPathFromFileName(</text:span><text:span text:style-name="T522">$localName</text:span><text:span text:style-name="T523">), 200, 200);</text:span></text:p>
      <text:p text:style-name="P115"><text:span text:style-name="T523"><text:tab/></text:span><text:span text:style-name="T524">?&gt;</text:span><text:span text:style-name="T525"><text:s text:c="11"/></text:span></text:p>
      <text:p text:style-name="P115"><text:span text:style-name="T525"><text:tab/></text:span><text:span text:style-name="T526">&lt;</text:span><text:span text:style-name="T527">td</text:span><text:span text:style-name="T528"><text:s/></text:span><text:span text:style-name="T529">align</text:span><text:span text:style-name="T530">=</text:span><text:span text:style-name="T531">center</text:span><text:span text:style-name="T532">&gt;</text:span></text:p>
      <text:p text:style-name="P115"><text:span text:style-name="T533"><text:tab/></text:span><text:span text:style-name="T534">&lt;</text:span><text:span text:style-name="T535">a</text:span><text:span text:style-name="T536"><text:s/></text:span><text:span text:style-name="T537">href</text:span><text:span text:style-name="T538">=</text:span><text:span text:style-name="T539">"</text:span><text:span text:style-name="T540">&lt;?php</text:span><text:span text:style-name="T541"><text:s/></text:span><text:span text:style-name="T542">echo<text:s/></text:span><text:span text:style-name="T543">getFullURLFromFileName(</text:span><text:span text:style-name="T544">$localName</text:span><text:span text:style-name="T545">);</text:span><text:span text:style-name="T546">?&gt;</text:span><text:span text:style-name="T547">"</text:span><text:span text:style-name="T548">&gt;</text:span></text:p>
      <text:p text:style-name="P115"><text:span text:style-name="T549"><text:tab/><text:tab/></text:span><text:span text:style-name="T550">&lt;</text:span><text:span text:style-name="T551">img</text:span><text:span text:style-name="T552"><text:s/></text:span><text:span text:style-name="T553">align</text:span><text:span text:style-name="T554">=</text:span><text:span text:style-name="T555">center</text:span><text:span text:style-name="T556"><text:s/></text:span><text:span text:style-name="T557">src</text:span><text:span text:style-name="T558">=</text:span><text:span text:style-name="T559">"</text:span></text:p>
      <text:p text:style-name="P115"><text:span text:style-name="T560"><text:tab/><text:tab/><text:tab/>&lt;?php</text:span><text:span text:style-name="T561"><text:s/></text:span><text:span text:style-name="T562">echo<text:s/></text:span><text:span text:style-name="T563">getThumbURLFromFileName(</text:span><text:span text:style-name="T564">$localName</text:span><text:span text:style-name="T565">);</text:span><text:span text:style-name="T566">?&gt;</text:span><text:span text:style-name="T567">"</text:span><text:span text:style-name="T568">/&gt;&lt;/</text:span><text:span text:style-name="T569">a</text:span><text:span text:style-name="T570">&gt;</text:span></text:p>
      <text:p text:style-name="P115"><text:span text:style-name="T571"><text:tab/><text:tab/></text:span><text:span text:style-name="T572">&lt;</text:span><text:span text:style-name="T573">br</text:span><text:span text:style-name="T574">&gt;&lt;</text:span><text:span text:style-name="T575">font</text:span><text:span text:style-name="T576"><text:s/></text:span><text:span text:style-name="T577">size</text:span><text:span text:style-name="T578">=</text:span><text:span text:style-name="T579">"2"</text:span><text:span text:style-name="T580"><text:s/></text:span><text:span text:style-name="T581">face</text:span><text:span text:style-name="T582">=</text:span><text:span text:style-name="T583">"Verdana, Arial, Helvetica, sans-serif"</text:span><text:span text:style-name="T584">&gt;</text:span></text:p>
      <text:p text:style-name="P115"><text:span text:style-name="T584"><text:tab/><text:tab/></text:span><text:span text:style-name="T585">&lt;?php</text:span><text:span text:style-name="T586"><text:s/></text:span><text:span text:style-name="T587">echo<text:s/></text:span><text:span text:style-name="T588">$result</text:span><text:span text:style-name="T589">[</text:span><text:span text:style-name="T590">'caption'</text:span><text:span text:style-name="T591">];</text:span><text:span text:style-name="T592">?&gt;</text:span><text:span text:style-name="T593">&lt;/</text:span><text:span text:style-name="T594">font</text:span><text:span text:style-name="T595">&gt;</text:span></text:p>
      <text:p text:style-name="P115"><text:span text:style-name="T596"><text:tab/></text:span><text:span text:style-name="T597">&lt;/</text:span><text:span text:style-name="T598">td</text:span><text:span text:style-name="T599">&gt;</text:span><text:span text:style-name="T600">&lt;?</text:span></text:p>
      <text:p text:style-name="P115"><text:span text:style-name="T601">}</text:span><text:span text:style-name="T602">?&gt;</text:span></text:p>
      <text:p text:style-name="P115"><text:span text:style-name="T603">&lt;/</text:span><text:span text:style-name="T604">table</text:span><text:span text:style-name="T605">&gt;</text:span></text:p>
      <text:p text:style-name="P115"><text:span text:style-name="T606"/></text:p>
      <text:p text:style-name="P116"><text:span text:style-name="T607">Revision History</text:span></text:p>
      <text:p text:style-name="P117"><text:span text:style-name="T608">This section will detail the list of authors of and revisions to this document.<text:s text:c="2"/>If you make a change, please add a summary of additions/changes, your name, and a date to the end of the list.</text:span></text:p>
      <text:p text:style-name="P117"><text:span text:style-name="T609"/></text:p>
      <text:p text:style-name="P117"><text:span text:style-name="T610">Initial Version:</text:span><text:span text:style-name="T611"><text:s/>Brian Beck, 12/200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